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1mm"/>
    </style:style>
    <style:style style:name="co2" style:family="table-column">
      <style:table-column-properties fo:break-before="auto" style:column-width="23.04mm"/>
    </style:style>
    <style:style style:name="co3" style:family="table-column">
      <style:table-column-properties fo:break-before="auto" style:column-width="77.72mm"/>
    </style:style>
    <style:style style:name="co4" style:family="table-column">
      <style:table-column-properties fo:break-before="auto" style:column-width="86.36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116.88mm"/>
    </style:style>
    <style:style style:name="co7" style:family="table-column">
      <style:table-column-properties fo:break-before="auto" style:column-width="173.3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05.8mm"/>
    </style:style>
    <style:style style:name="co10" style:family="table-column">
      <style:table-column-properties fo:break-before="auto" style:column-width="62.11mm"/>
    </style:style>
    <style:style style:name="co11" style:family="table-column">
      <style:table-column-properties fo:break-before="auto" style:column-width="88.9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-bottom="0.35mm" fo:padding-left="0.35mm" fo:padding-right="1.5mm" fo:padding-top="0.35mm"/>
    </style:style>
    <style:style style:name="ce5" style:family="table-cell" style:parent-style-name="Default">
      <style:text-properties style:font-name="Calibri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– inclu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ed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0 connection_type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2]; SEARCH(&quot; &quot;;[.A2])+1; LEN([.A2]))" office:value-type="string" office:string-value="connection_type" calcext:value-type="string">
            <text:p>connection_typ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]));[.F2]&amp;&quot; = ndb.&quot;&amp;[.G2]&amp;&quot;()&quot;;&quot;&quot;)">
            <text:p/>
          </table:table-cell>
          <table:table-cell table:formula="of:=IF(NOT(ISBLANK([.B2]));[.F2]&amp;&quot;=&quot;&amp;IF([.G2]=&quot;IntegerProperty&quot;;&quot;int(&quot;&amp;[.F2]&amp;&quot;)&quot;;[.F2])&amp;&quot;,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5" table:formula="of:=IF(NOT(ISBLANK([.B2]));[.F2];&quot;_&quot;)&amp;&quot;,&quot;" office:value-type="string" office:string-value="_," calcext:value-type="string">
            <text:p>_,</text:p>
          </table:table-cell>
          <table:table-cell table:formula="of:=IF(NOT(ISBLANK([.B2]));&quot;&quot;&quot;&quot;&amp;[.F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ession_id</text:p>
          </table:table-cell>
          <table:table-cell table:number-columns-repeated="3"/>
          <table:table-cell table:style-name="ce2" office:value-type="string" calcext:value-type="string">
            <text:p>18-e1e2459e-fb074e5c-3f18cc7a-51ddaa01</text:p>
          </table:table-cell>
          <table:table-cell table:formula="of:=MID([.A3]; SEARCH(&quot; &quot;;[.A3])+1; LEN([.A3]))" office:value-type="string" office:string-value="session_id" calcext:value-type="string">
            <text:p>session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]));[.F3]&amp;&quot; = ndb.&quot;&amp;[.G3]&amp;&quot;()&quot;;&quot;&quot;)">
            <text:p/>
          </table:table-cell>
          <table:table-cell table:formula="of:=IF(NOT(ISBLANK([.B3]));[.F3]&amp;&quot;=&quot;&amp;IF([.G3]=&quot;IntegerProperty&quot;;&quot;int(&quot;&amp;[.F3]&amp;&quot;)&quot;;[.F3])&amp;&quot;,&quot;;&quot;&quot;)">
            <text:p/>
          </table:table-cell>
          <table:table-cell office:value-type="float" office:value="1" calcext:value-type="float">
            <text:p>1</text:p>
          </table:table-cell>
          <table:table-cell table:style-name="ce5" table:formula="of:=IF(NOT(ISBLANK([.B3]));[.F3];&quot;_&quot;)&amp;&quot;,&quot;" office:value-type="string" office:string-value="_," calcext:value-type="string">
            <text:p>_,</text:p>
          </table:table-cell>
          <table:table-cell table:formula="of:=IF(NOT(ISBLANK([.B3]));&quot;&quot;&quot;&quot;&amp;[.F3]&amp;&quot;&quot;&quot;,&quot;;&quot;&quot;)"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release_caus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formula="of:=MID([.A4]; SEARCH(&quot; &quot;;[.A4])+1; LEN([.A4]))" office:value-type="string" office:string-value="release_cause" calcext:value-type="string">
            <text:p>release_caus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]));[.F4]&amp;&quot; = ndb.&quot;&amp;[.G4]&amp;&quot;()&quot;;&quot;&quot;)" office:value-type="string" office:string-value="release_cause = ndb.IntegerProperty()" calcext:value-type="string">
            <text:p>release_cause = ndb.IntegerProperty()</text:p>
          </table:table-cell>
          <table:table-cell table:formula="of:=IF(NOT(ISBLANK([.B4]));[.F4]&amp;&quot;=&quot;&amp;IF([.G4]=&quot;IntegerProperty&quot;;&quot;int(&quot;&amp;[.F4]&amp;&quot;)&quot;;[.F4])&amp;&quot;,&quot;;&quot;&quot;)" office:value-type="string" office:string-value="release_cause=int(release_cause)," calcext:value-type="string">
            <text:p>release_cause=int(release_cause),</text:p>
          </table:table-cell>
          <table:table-cell office:value-type="float" office:value="2" calcext:value-type="float">
            <text:p>2</text:p>
          </table:table-cell>
          <table:table-cell table:style-name="ce5" table:formula="of:=IF(NOT(ISBLANK([.B4]));[.F4];&quot;_&quot;)&amp;&quot;,&quot;" office:value-type="string" office:string-value="release_cause," calcext:value-type="string">
            <text:p>release_cause,</text:p>
          </table:table-cell>
          <table:table-cell table:formula="of:=IF(NOT(ISBLANK([.B4]));&quot;&quot;&quot;&quot;&amp;[.F4]&amp;&quot;&quot;&quot;,&quot;;&quot;&quot;)" office:value-type="string" office:string-value="&quot;release_cause&quot;," calcext:value-type="string">
            <text:p>"release_caus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start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.45471314039679E+015" calcext:value-type="float">
            <text:p>1.45471314039679E+015</text:p>
          </table:table-cell>
          <table:table-cell table:formula="of:=MID([.A5]; SEARCH(&quot; &quot;;[.A5])+1; LEN([.A5]))" office:value-type="string" office:string-value="start_time_of_date" calcext:value-type="string">
            <text:p>start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]));[.F5]&amp;&quot; = ndb.&quot;&amp;[.G5]&amp;&quot;()&quot;;&quot;&quot;)" office:value-type="string" office:string-value="start_time_of_date = ndb.IntegerProperty()" calcext:value-type="string">
            <text:p>start_time_of_date = ndb.IntegerProperty()</text:p>
          </table:table-cell>
          <table:table-cell table:formula="of:=IF(NOT(ISBLANK([.B5]));[.F5]&amp;&quot;=&quot;&amp;IF([.G5]=&quot;IntegerProperty&quot;;&quot;int(&quot;&amp;[.F5]&amp;&quot;)&quot;;[.F5])&amp;&quot;,&quot;;&quot;&quot;)" office:value-type="string" office:string-value="start_time_of_date=int(start_time_of_date)," calcext:value-type="string">
            <text:p>start_time_of_date=int(start_time_of_date),</text:p>
          </table:table-cell>
          <table:table-cell office:value-type="float" office:value="3" calcext:value-type="float">
            <text:p>3</text:p>
          </table:table-cell>
          <table:table-cell table:style-name="ce5" table:formula="of:=IF(NOT(ISBLANK([.B5]));[.F5];&quot;_&quot;)&amp;&quot;,&quot;" office:value-type="string" office:string-value="start_time_of_date," calcext:value-type="string">
            <text:p>start_time_of_date,</text:p>
          </table:table-cell>
          <table:table-cell table:formula="of:=IF(NOT(ISBLANK([.B5]));&quot;&quot;&quot;&quot;&amp;[.F5]&amp;&quot;&quot;&quot;,&quot;;&quot;&quot;)" office:value-type="string" office:string-value="&quot;start_time_of_date&quot;," calcext:value-type="string">
            <text:p>"start_time_of_dat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 answer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6]; SEARCH(&quot; &quot;;[.A6])+1; LEN([.A6]))" office:value-type="string" office:string-value="answer_time_of_date" calcext:value-type="string">
            <text:p>answer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]));[.F6]&amp;&quot; = ndb.&quot;&amp;[.G6]&amp;&quot;()&quot;;&quot;&quot;)" office:value-type="string" office:string-value="answer_time_of_date = ndb.IntegerProperty()" calcext:value-type="string">
            <text:p>answer_time_of_date = ndb.IntegerProperty()</text:p>
          </table:table-cell>
          <table:table-cell table:formula="of:=IF(NOT(ISBLANK([.B6]));[.F6]&amp;&quot;=&quot;&amp;IF([.G6]=&quot;IntegerProperty&quot;;&quot;int(&quot;&amp;[.F6]&amp;&quot;)&quot;;[.F6])&amp;&quot;,&quot;;&quot;&quot;)" office:value-type="string" office:string-value="answer_time_of_date=int(answer_time_of_date)," calcext:value-type="string">
            <text:p>answer_time_of_date=int(answer_time_of_date),</text:p>
          </table:table-cell>
          <table:table-cell office:value-type="float" office:value="4" calcext:value-type="float">
            <text:p>4</text:p>
          </table:table-cell>
          <table:table-cell table:style-name="ce5" table:formula="of:=IF(NOT(ISBLANK([.B6]));[.F6];&quot;_&quot;)&amp;&quot;,&quot;" office:value-type="string" office:string-value="answer_time_of_date," calcext:value-type="string">
            <text:p>answer_time_of_date,</text:p>
          </table:table-cell>
          <table:table-cell table:formula="of:=IF(NOT(ISBLANK([.B6]));&quot;&quot;&quot;&quot;&amp;[.F6]&amp;&quot;&quot;&quot;,&quot;;&quot;&quot;)" office:value-type="string" office:string-value="&quot;answer_time_of_date&quot;," calcext:value-type="string">
            <text:p>"answer_time_of_dat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 release_tod</text:p>
          </table:table-cell>
          <table:table-cell table:number-columns-repeated="3"/>
          <table:table-cell table:style-name="ce2" office:value-type="float" office:value="1.45471320016485E+015" calcext:value-type="float">
            <text:p>1.45471320016485E+015</text:p>
          </table:table-cell>
          <table:table-cell table:formula="of:=MID([.A7]; SEARCH(&quot; &quot;;[.A7])+1; LEN([.A7]))" office:value-type="string" office:string-value="release_tod" calcext:value-type="string">
            <text:p>release_t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]));[.F7]&amp;&quot; = ndb.&quot;&amp;[.G7]&amp;&quot;()&quot;;&quot;&quot;)">
            <text:p/>
          </table:table-cell>
          <table:table-cell table:formula="of:=IF(NOT(ISBLANK([.B7]));[.F7]&amp;&quot;=&quot;&amp;IF([.G7]=&quot;IntegerProperty&quot;;&quot;int(&quot;&amp;[.F7]&amp;&quot;)&quot;;[.F7])&amp;&quot;,&quot;;&quot;&quot;)">
            <text:p/>
          </table:table-cell>
          <table:table-cell office:value-type="float" office:value="5" calcext:value-type="float">
            <text:p>5</text:p>
          </table:table-cell>
          <table:table-cell table:style-name="ce5" table:formula="of:=IF(NOT(ISBLANK([.B7]));[.F7];&quot;_&quot;)&amp;&quot;,&quot;" office:value-type="string" office:string-value="_," calcext:value-type="string">
            <text:p>_,</text:p>
          </table:table-cell>
          <table:table-cell table:formula="of:=IF(NOT(ISBLANK([.B7]));&quot;&quot;&quot;&quot;&amp;[.F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 minutes_west_of_greenwich_mean_time</text:p>
          </table:table-cell>
          <table:table-cell table:number-columns-repeated="3"/>
          <table:table-cell table:style-name="ce2" office:value-type="float" office:value="480" calcext:value-type="float">
            <text:p>480</text:p>
          </table:table-cell>
          <table:table-cell table:formula="of:=MID([.A8]; SEARCH(&quot; &quot;;[.A8])+1; LEN([.A8]))" office:value-type="string" office:string-value="minutes_west_of_greenwich_mean_time" calcext:value-type="string">
            <text:p>minutes_west_of_greenwich_mean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]));[.F8]&amp;&quot; = ndb.&quot;&amp;[.G8]&amp;&quot;()&quot;;&quot;&quot;)">
            <text:p/>
          </table:table-cell>
          <table:table-cell table:formula="of:=IF(NOT(ISBLANK([.B8]));[.F8]&amp;&quot;=&quot;&amp;IF([.G8]=&quot;IntegerProperty&quot;;&quot;int(&quot;&amp;[.F8]&amp;&quot;)&quot;;[.F8])&amp;&quot;,&quot;;&quot;&quot;)">
            <text:p/>
          </table:table-cell>
          <table:table-cell office:value-type="float" office:value="6" calcext:value-type="float">
            <text:p>6</text:p>
          </table:table-cell>
          <table:table-cell table:style-name="ce5" table:formula="of:=IF(NOT(ISBLANK([.B8]));[.F8];&quot;_&quot;)&amp;&quot;,&quot;" office:value-type="string" office:string-value="_," calcext:value-type="string">
            <text:p>_,</text:p>
          </table:table-cell>
          <table:table-cell table:formula="of:=IF(NOT(ISBLANK([.B8]));&quot;&quot;&quot;&quot;&amp;[.F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 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503:Service Unavailable</text:p>
          </table:table-cell>
          <table:table-cell table:formula="of:=MID([.A9]; SEARCH(&quot; &quot;;[.A9])+1; LEN([.A9]))" office:value-type="string" office:string-value="release_cause_from_protocol_stack" calcext:value-type="string">
            <text:p>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]));[.F9]&amp;&quot; = ndb.&quot;&amp;[.G9]&amp;&quot;()&quot;;&quot;&quot;)" office:value-type="string" office:string-value="release_cause_from_protocol_stack = ndb.StringProperty()" calcext:value-type="string">
            <text:p>release_cause_from_protocol_stack = ndb.StringProperty()</text:p>
          </table:table-cell>
          <table:table-cell table:formula="of:=IF(NOT(ISBLANK([.B9]));[.F9]&amp;&quot;=&quot;&amp;IF([.G9]=&quot;IntegerProperty&quot;;&quot;int(&quot;&amp;[.F9]&amp;&quot;)&quot;;[.F9])&amp;&quot;,&quot;;&quot;&quot;)" office:value-type="string" office:string-value="release_cause_from_protocol_stack=release_cause_from_protocol_stack," calcext:value-type="string">
            <text:p>release_cause_from_protocol_stack=release_cause_from_protocol_stack,</text:p>
          </table:table-cell>
          <table:table-cell office:value-type="float" office:value="7" calcext:value-type="float">
            <text:p>7</text:p>
          </table:table-cell>
          <table:table-cell table:style-name="ce5" table:formula="of:=IF(NOT(ISBLANK([.B9]));[.F9];&quot;_&quot;)&amp;&quot;,&quot;" office:value-type="string" office:string-value="release_cause_from_protocol_stack," calcext:value-type="string">
            <text:p>release_cause_from_protocol_stack,</text:p>
          </table:table-cell>
          <table:table-cell table:formula="of:=IF(NOT(ISBLANK([.B9]));&quot;&quot;&quot;&quot;&amp;[.F9]&amp;&quot;&quot;&quot;,&quot;;&quot;&quot;)" office:value-type="string" office:string-value="&quot;release_cause_from_protocol_stack&quot;," calcext:value-type="string">
            <text:p>"release_cause_from_protocol_stack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 binary_value_of_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487:Request Terminated</text:p>
          </table:table-cell>
          <table:table-cell table:formula="of:=MID([.A10]; SEARCH(&quot; &quot;;[.A10])+1; LEN([.A10]))" office:value-type="string" office:string-value="binary_value_of_release_cause_from_protocol_stack" calcext:value-type="string">
            <text:p>binary_value_of_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]));[.F10]&amp;&quot; = ndb.&quot;&amp;[.G10]&amp;&quot;()&quot;;&quot;&quot;)" office:value-type="string" office:string-value="binary_value_of_release_cause_from_protocol_stack = ndb.StringProperty()" calcext:value-type="string">
            <text:p>binary_value_of_release_cause_from_protocol_stack = ndb.StringProperty()</text:p>
          </table:table-cell>
          <table:table-cell table:formula="of:=IF(NOT(ISBLANK([.B10]));[.F10]&amp;&quot;=&quot;&amp;IF([.G10]=&quot;IntegerProperty&quot;;&quot;int(&quot;&amp;[.F10]&amp;&quot;)&quot;;[.F10])&amp;&quot;,&quot;;&quot;&quot;)" office:value-type="string" office:string-value="binary_value_of_release_cause_from_protocol_stack=binary_value_of_release_cause_from_protocol_stack," calcext:value-type="string">
            <text:p>binary_value_of_release_cause_from_protocol_stack=binary_value_of_release_cause_from_protocol_stack,</text:p>
          </table:table-cell>
          <table:table-cell office:value-type="float" office:value="8" calcext:value-type="float">
            <text:p>8</text:p>
          </table:table-cell>
          <table:table-cell table:style-name="ce5" table:formula="of:=IF(NOT(ISBLANK([.B10]));[.F10];&quot;_&quot;)&amp;&quot;,&quot;" office:value-type="string" office:string-value="binary_value_of_release_cause_from_protocol_stack," calcext:value-type="string">
            <text:p>binary_value_of_release_cause_from_protocol_stack,</text:p>
          </table:table-cell>
          <table:table-cell table:formula="of:=IF(NOT(ISBLANK([.B10]));&quot;&quot;&quot;&quot;&amp;[.F10]&amp;&quot;&quot;&quot;,&quot;;&quot;&quot;)" office:value-type="string" office:string-value="&quot;binary_value_of_release_cause_from_protocol_stack&quot;," calcext:value-type="string">
            <text:p>"binary_value_of_release_cause_from_protocol_stack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 first_release_dialogue</text:p>
          </table:table-cell>
          <table:table-cell table:number-columns-repeated="3"/>
          <table:table-cell table:style-name="ce2" office:value-type="string" calcext:value-type="string">
            <text:p>T</text:p>
          </table:table-cell>
          <table:table-cell table:formula="of:=MID([.A11]; SEARCH(&quot; &quot;;[.A11])+1; LEN([.A11]))" office:value-type="string" office:string-value="first_release_dialogue" calcext:value-type="string">
            <text:p>first_release_dialogu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1]));[.F11]&amp;&quot; = ndb.&quot;&amp;[.G11]&amp;&quot;()&quot;;&quot;&quot;)">
            <text:p/>
          </table:table-cell>
          <table:table-cell table:formula="of:=IF(NOT(ISBLANK([.B11]));[.F11]&amp;&quot;=&quot;&amp;IF([.G11]=&quot;IntegerProperty&quot;;&quot;int(&quot;&amp;[.F11]&amp;&quot;)&quot;;[.F11])&amp;&quot;,&quot;;&quot;&quot;)">
            <text:p/>
          </table:table-cell>
          <table:table-cell office:value-type="float" office:value="9" calcext:value-type="float">
            <text:p>9</text:p>
          </table:table-cell>
          <table:table-cell table:style-name="ce5" table:formula="of:=IF(NOT(ISBLANK([.B11]));[.F11];&quot;_&quot;)&amp;&quot;,&quot;" office:value-type="string" office:string-value="_," calcext:value-type="string">
            <text:p>_,</text:p>
          </table:table-cell>
          <table:table-cell table:formula="of:=IF(NOT(ISBLANK([.B11]));&quot;&quot;&quot;&quot;&amp;[.F1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 trunk_id_orig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 Proxy3</text:p>
          </table:table-cell>
          <table:table-cell table:formula="of:=MID([.A12]; SEARCH(&quot; &quot;;[.A12])+1; LEN([.A12]))" office:value-type="string" office:string-value="trunk_id_origination" calcext:value-type="string">
            <text:p>trunk_id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]));[.F12]&amp;&quot; = ndb.&quot;&amp;[.G12]&amp;&quot;()&quot;;&quot;&quot;)" office:value-type="string" office:string-value="trunk_id_origination = ndb.StringProperty()" calcext:value-type="string">
            <text:p>trunk_id_origination = ndb.StringProperty()</text:p>
          </table:table-cell>
          <table:table-cell table:formula="of:=IF(NOT(ISBLANK([.B12]));[.F12]&amp;&quot;=&quot;&amp;IF([.G12]=&quot;IntegerProperty&quot;;&quot;int(&quot;&amp;[.F12]&amp;&quot;)&quot;;[.F12])&amp;&quot;,&quot;;&quot;&quot;)" office:value-type="string" office:string-value="trunk_id_origination=trunk_id_origination," calcext:value-type="string">
            <text:p>trunk_id_origination=trunk_id_origination,</text:p>
          </table:table-cell>
          <table:table-cell office:value-type="float" office:value="10" calcext:value-type="float">
            <text:p>10</text:p>
          </table:table-cell>
          <table:table-cell table:style-name="ce5" table:formula="of:=IF(NOT(ISBLANK([.B12]));[.F12];&quot;_&quot;)&amp;&quot;,&quot;" office:value-type="string" office:string-value="trunk_id_origination," calcext:value-type="string">
            <text:p>trunk_id_origination,</text:p>
          </table:table-cell>
          <table:table-cell table:formula="of:=IF(NOT(ISBLANK([.B12]));&quot;&quot;&quot;&quot;&amp;[.F12]&amp;&quot;&quot;&quot;,&quot;;&quot;&quot;)" office:value-type="string" office:string-value="&quot;trunk_id_origination&quot;," calcext:value-type="string">
            <text:p>"trunk_id_origination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 voip_protocol_origination</text:p>
          </table:table-cell>
          <table:table-cell table:number-columns-repeated="3"/>
          <table:table-cell table:style-name="ce2" office:value-type="string" calcext:value-type="string">
            <text:p>SIP</text:p>
          </table:table-cell>
          <table:table-cell table:formula="of:=MID([.A13]; SEARCH(&quot; &quot;;[.A13])+1; LEN([.A13]))" office:value-type="string" office:string-value="voip_protocol_origination" calcext:value-type="string">
            <text:p>voip_protocol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]));[.F13]&amp;&quot; = ndb.&quot;&amp;[.G13]&amp;&quot;()&quot;;&quot;&quot;)">
            <text:p/>
          </table:table-cell>
          <table:table-cell table:formula="of:=IF(NOT(ISBLANK([.B13]));[.F13]&amp;&quot;=&quot;&amp;IF([.G13]=&quot;IntegerProperty&quot;;&quot;int(&quot;&amp;[.F13]&amp;&quot;)&quot;;[.F13])&amp;&quot;,&quot;;&quot;&quot;)">
            <text:p/>
          </table:table-cell>
          <table:table-cell office:value-type="float" office:value="11" calcext:value-type="float">
            <text:p>11</text:p>
          </table:table-cell>
          <table:table-cell table:style-name="ce5" table:formula="of:=IF(NOT(ISBLANK([.B13]));[.F13];&quot;_&quot;)&amp;&quot;,&quot;" office:value-type="string" office:string-value="_," calcext:value-type="string">
            <text:p>_,</text:p>
          </table:table-cell>
          <table:table-cell table:formula="of:=IF(NOT(ISBLANK([.B13]));&quot;&quot;&quot;&quot;&amp;[.F1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 orig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6263334444" calcext:value-type="float">
            <text:p>6263334444</text:p>
          </table:table-cell>
          <table:table-cell table:formula="of:=MID([.A14]; SEARCH(&quot; &quot;;[.A14])+1; LEN([.A14]))" office:value-type="string" office:string-value="origination_source_number" calcext:value-type="string">
            <text:p>orig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4]));[.F14]&amp;&quot; = ndb.&quot;&amp;[.G14]&amp;&quot;()&quot;;&quot;&quot;)" office:value-type="string" office:string-value="origination_source_number = ndb.IntegerProperty()" calcext:value-type="string">
            <text:p>origination_source_number = ndb.IntegerProperty()</text:p>
          </table:table-cell>
          <table:table-cell table:formula="of:=IF(NOT(ISBLANK([.B14]));[.F14]&amp;&quot;=&quot;&amp;IF([.G14]=&quot;IntegerProperty&quot;;&quot;int(&quot;&amp;[.F14]&amp;&quot;)&quot;;[.F14])&amp;&quot;,&quot;;&quot;&quot;)" office:value-type="string" office:string-value="origination_source_number=int(origination_source_number)," calcext:value-type="string">
            <text:p>origination_source_number=int(origination_source_number),</text:p>
          </table:table-cell>
          <table:table-cell office:value-type="float" office:value="12" calcext:value-type="float">
            <text:p>12</text:p>
          </table:table-cell>
          <table:table-cell table:style-name="ce5" table:formula="of:=IF(NOT(ISBLANK([.B14]));[.F14];&quot;_&quot;)&amp;&quot;,&quot;" office:value-type="string" office:string-value="origination_source_number," calcext:value-type="string">
            <text:p>origination_source_number,</text:p>
          </table:table-cell>
          <table:table-cell table:formula="of:=IF(NOT(ISBLANK([.B14]));&quot;&quot;&quot;&quot;&amp;[.F14]&amp;&quot;&quot;&quot;,&quot;;&quot;&quot;)" office:value-type="string" office:string-value="&quot;origination_source_number&quot;," calcext:value-type="string">
            <text:p>"origination_source_number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 orig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08.166.175.145</text:p>
          </table:table-cell>
          <table:table-cell table:formula="of:=MID([.A15]; SEARCH(&quot; &quot;;[.A15])+1; LEN([.A15]))" office:value-type="string" office:string-value="origination_source_host_name" calcext:value-type="string">
            <text:p>orig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5]));[.F15]&amp;&quot; = ndb.&quot;&amp;[.G15]&amp;&quot;()&quot;;&quot;&quot;)" office:value-type="string" office:string-value="origination_source_host_name = ndb.StringProperty()" calcext:value-type="string">
            <text:p>origination_source_host_name = ndb.StringProperty()</text:p>
          </table:table-cell>
          <table:table-cell table:formula="of:=IF(NOT(ISBLANK([.B15]));[.F15]&amp;&quot;=&quot;&amp;IF([.G15]=&quot;IntegerProperty&quot;;&quot;int(&quot;&amp;[.F15]&amp;&quot;)&quot;;[.F15])&amp;&quot;,&quot;;&quot;&quot;)" office:value-type="string" office:string-value="origination_source_host_name=origination_source_host_name," calcext:value-type="string">
            <text:p>origination_source_host_name=origination_source_host_name,</text:p>
          </table:table-cell>
          <table:table-cell office:value-type="float" office:value="13" calcext:value-type="float">
            <text:p>13</text:p>
          </table:table-cell>
          <table:table-cell table:style-name="ce5" table:formula="of:=IF(NOT(ISBLANK([.B15]));[.F15];&quot;_&quot;)&amp;&quot;,&quot;" office:value-type="string" office:string-value="origination_source_host_name," calcext:value-type="string">
            <text:p>origination_source_host_name,</text:p>
          </table:table-cell>
          <table:table-cell table:formula="of:=IF(NOT(ISBLANK([.B15]));&quot;&quot;&quot;&quot;&amp;[.F15]&amp;&quot;&quot;&quot;,&quot;;&quot;&quot;)" office:value-type="string" office:string-value="&quot;origination_source_host_name&quot;," calcext:value-type="string">
            <text:p>"origination_source_host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 orig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6267933411" calcext:value-type="float">
            <text:p>16267933411</text:p>
          </table:table-cell>
          <table:table-cell table:formula="of:=MID([.A16]; SEARCH(&quot; &quot;;[.A16])+1; LEN([.A16]))" office:value-type="string" office:string-value="origination_destination_number" calcext:value-type="string">
            <text:p>orig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6]));[.F16]&amp;&quot; = ndb.&quot;&amp;[.G16]&amp;&quot;()&quot;;&quot;&quot;)" office:value-type="string" office:string-value="origination_destination_number = ndb.IntegerProperty()" calcext:value-type="string">
            <text:p>origination_destination_number = ndb.IntegerProperty()</text:p>
          </table:table-cell>
          <table:table-cell table:formula="of:=IF(NOT(ISBLANK([.B16]));[.F16]&amp;&quot;=&quot;&amp;IF([.G16]=&quot;IntegerProperty&quot;;&quot;int(&quot;&amp;[.F16]&amp;&quot;)&quot;;[.F16])&amp;&quot;,&quot;;&quot;&quot;)" office:value-type="string" office:string-value="origination_destination_number=int(origination_destination_number)," calcext:value-type="string">
            <text:p>origination_destination_number=int(origination_destination_number),</text:p>
          </table:table-cell>
          <table:table-cell office:value-type="float" office:value="14" calcext:value-type="float">
            <text:p>14</text:p>
          </table:table-cell>
          <table:table-cell table:style-name="ce5" table:formula="of:=IF(NOT(ISBLANK([.B16]));[.F16];&quot;_&quot;)&amp;&quot;,&quot;" office:value-type="string" office:string-value="origination_destination_number," calcext:value-type="string">
            <text:p>origination_destination_number,</text:p>
          </table:table-cell>
          <table:table-cell table:formula="of:=IF(NOT(ISBLANK([.B16]));&quot;&quot;&quot;&quot;&amp;[.F16]&amp;&quot;&quot;&quot;,&quot;;&quot;&quot;)" office:value-type="string" office:string-value="&quot;origination_destination_number&quot;," calcext:value-type="string">
            <text:p>"origination_destination_number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 orig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58.69.226.225</text:p>
          </table:table-cell>
          <table:table-cell table:formula="of:=MID([.A17]; SEARCH(&quot; &quot;;[.A17])+1; LEN([.A17]))" office:value-type="string" office:string-value="origination_destination_host_name" calcext:value-type="string">
            <text:p>orig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7]));[.F17]&amp;&quot; = ndb.&quot;&amp;[.G17]&amp;&quot;()&quot;;&quot;&quot;)" office:value-type="string" office:string-value="origination_destination_host_name = ndb.StringProperty()" calcext:value-type="string">
            <text:p>origination_destination_host_name = ndb.StringProperty()</text:p>
          </table:table-cell>
          <table:table-cell table:formula="of:=IF(NOT(ISBLANK([.B17]));[.F17]&amp;&quot;=&quot;&amp;IF([.G17]=&quot;IntegerProperty&quot;;&quot;int(&quot;&amp;[.F17]&amp;&quot;)&quot;;[.F17])&amp;&quot;,&quot;;&quot;&quot;)" office:value-type="string" office:string-value="origination_destination_host_name=origination_destination_host_name," calcext:value-type="string">
            <text:p>origination_destination_host_name=origination_destination_host_name,</text:p>
          </table:table-cell>
          <table:table-cell office:value-type="float" office:value="15" calcext:value-type="float">
            <text:p>15</text:p>
          </table:table-cell>
          <table:table-cell table:style-name="ce5" table:formula="of:=IF(NOT(ISBLANK([.B17]));[.F17];&quot;_&quot;)&amp;&quot;,&quot;" office:value-type="string" office:string-value="origination_destination_host_name," calcext:value-type="string">
            <text:p>origination_destination_host_name,</text:p>
          </table:table-cell>
          <table:table-cell table:formula="of:=IF(NOT(ISBLANK([.B17]));&quot;&quot;&quot;&quot;&amp;[.F17]&amp;&quot;&quot;&quot;,&quot;;&quot;&quot;)" office:value-type="string" office:string-value="&quot;origination_destination_host_name&quot;," calcext:value-type="string">
            <text:p>"origination_destination_host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 orig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0bd1efe55b4f94964aac93a76c1ae063@108.166.175.145</text:p>
          </table:table-cell>
          <table:table-cell table:formula="of:=MID([.A18]; SEARCH(&quot; &quot;;[.A18])+1; LEN([.A18]))" office:value-type="string" office:string-value="origination_call_id" calcext:value-type="string">
            <text:p>orig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8]));[.F18]&amp;&quot; = ndb.&quot;&amp;[.G18]&amp;&quot;()&quot;;&quot;&quot;)" office:value-type="string" office:string-value="origination_call_id = ndb.StringProperty()" calcext:value-type="string">
            <text:p>origination_call_id = ndb.StringProperty()</text:p>
          </table:table-cell>
          <table:table-cell table:formula="of:=IF(NOT(ISBLANK([.B18]));[.F18]&amp;&quot;=&quot;&amp;IF([.G18]=&quot;IntegerProperty&quot;;&quot;int(&quot;&amp;[.F18]&amp;&quot;)&quot;;[.F18])&amp;&quot;,&quot;;&quot;&quot;)" office:value-type="string" office:string-value="origination_call_id=origination_call_id," calcext:value-type="string">
            <text:p>origination_call_id=origination_call_id,</text:p>
          </table:table-cell>
          <table:table-cell office:value-type="float" office:value="16" calcext:value-type="float">
            <text:p>16</text:p>
          </table:table-cell>
          <table:table-cell table:style-name="ce5" table:formula="of:=IF(NOT(ISBLANK([.B18]));[.F18];&quot;_&quot;)&amp;&quot;,&quot;" office:value-type="string" office:string-value="origination_call_id," calcext:value-type="string">
            <text:p>origination_call_id,</text:p>
          </table:table-cell>
          <table:table-cell table:formula="of:=IF(NOT(ISBLANK([.B18]));&quot;&quot;&quot;&quot;&amp;[.F18]&amp;&quot;&quot;&quot;,&quot;;&quot;&quot;)" office:value-type="string" office:string-value="&quot;origination_call_id&quot;," calcext:value-type="string">
            <text:p>"origination_call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 origination_remote_payload_ip_address</text:p>
          </table:table-cell>
          <table:table-cell table:number-columns-repeated="3"/>
          <table:table-cell table:style-name="ce2" office:value-type="string" calcext:value-type="string">
            <text:p>108.166.175.145</text:p>
          </table:table-cell>
          <table:table-cell table:formula="of:=MID([.A19]; SEARCH(&quot; &quot;;[.A19])+1; LEN([.A19]))" office:value-type="string" office:string-value="origination_remote_payload_ip_address" calcext:value-type="string">
            <text:p>orig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9]));[.F19]&amp;&quot; = ndb.&quot;&amp;[.G19]&amp;&quot;()&quot;;&quot;&quot;)">
            <text:p/>
          </table:table-cell>
          <table:table-cell table:formula="of:=IF(NOT(ISBLANK([.B19]));[.F19]&amp;&quot;=&quot;&amp;IF([.G19]=&quot;IntegerProperty&quot;;&quot;int(&quot;&amp;[.F19]&amp;&quot;)&quot;;[.F19])&amp;&quot;,&quot;;&quot;&quot;)">
            <text:p/>
          </table:table-cell>
          <table:table-cell office:value-type="float" office:value="17" calcext:value-type="float">
            <text:p>17</text:p>
          </table:table-cell>
          <table:table-cell table:style-name="ce5" table:formula="of:=IF(NOT(ISBLANK([.B19]));[.F19];&quot;_&quot;)&amp;&quot;,&quot;" office:value-type="string" office:string-value="_," calcext:value-type="string">
            <text:p>_,</text:p>
          </table:table-cell>
          <table:table-cell table:formula="of:=IF(NOT(ISBLANK([.B19]));&quot;&quot;&quot;&quot;&amp;[.F1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 origination_remote_payload_udp_address</text:p>
          </table:table-cell>
          <table:table-cell table:number-columns-repeated="3"/>
          <table:table-cell table:style-name="ce2" office:value-type="float" office:value="22534" calcext:value-type="float">
            <text:p>22534</text:p>
          </table:table-cell>
          <table:table-cell table:formula="of:=MID([.A20]; SEARCH(&quot; &quot;;[.A20])+1; LEN([.A20]))" office:value-type="string" office:string-value="origination_remote_payload_udp_address" calcext:value-type="string">
            <text:p>orig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0]));[.F20]&amp;&quot; = ndb.&quot;&amp;[.G20]&amp;&quot;()&quot;;&quot;&quot;)">
            <text:p/>
          </table:table-cell>
          <table:table-cell table:formula="of:=IF(NOT(ISBLANK([.B20]));[.F20]&amp;&quot;=&quot;&amp;IF([.G20]=&quot;IntegerProperty&quot;;&quot;int(&quot;&amp;[.F20]&amp;&quot;)&quot;;[.F20])&amp;&quot;,&quot;;&quot;&quot;)">
            <text:p/>
          </table:table-cell>
          <table:table-cell office:value-type="float" office:value="18" calcext:value-type="float">
            <text:p>18</text:p>
          </table:table-cell>
          <table:table-cell table:style-name="ce5" table:formula="of:=IF(NOT(ISBLANK([.B20]));[.F20];&quot;_&quot;)&amp;&quot;,&quot;" office:value-type="string" office:string-value="_," calcext:value-type="string">
            <text:p>_,</text:p>
          </table:table-cell>
          <table:table-cell table:formula="of:=IF(NOT(ISBLANK([.B20]));&quot;&quot;&quot;&quot;&amp;[.F2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 origination_local_payload_ip_address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21]; SEARCH(&quot; &quot;;[.A21])+1; LEN([.A21]))" office:value-type="string" office:string-value="origination_local_payload_ip_address" calcext:value-type="string">
            <text:p>orig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1]));[.F21]&amp;&quot; = ndb.&quot;&amp;[.G21]&amp;&quot;()&quot;;&quot;&quot;)">
            <text:p/>
          </table:table-cell>
          <table:table-cell table:formula="of:=IF(NOT(ISBLANK([.B21]));[.F21]&amp;&quot;=&quot;&amp;IF([.G21]=&quot;IntegerProperty&quot;;&quot;int(&quot;&amp;[.F21]&amp;&quot;)&quot;;[.F21])&amp;&quot;,&quot;;&quot;&quot;)">
            <text:p/>
          </table:table-cell>
          <table:table-cell office:value-type="float" office:value="19" calcext:value-type="float">
            <text:p>19</text:p>
          </table:table-cell>
          <table:table-cell table:style-name="ce5" table:formula="of:=IF(NOT(ISBLANK([.B21]));[.F21];&quot;_&quot;)&amp;&quot;,&quot;" office:value-type="string" office:string-value="_," calcext:value-type="string">
            <text:p>_,</text:p>
          </table:table-cell>
          <table:table-cell table:formula="of:=IF(NOT(ISBLANK([.B21]));&quot;&quot;&quot;&quot;&amp;[.F2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 origination_local_payload_udp_addres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2]; SEARCH(&quot; &quot;;[.A22])+1; LEN([.A22]))" office:value-type="string" office:string-value="origination_local_payload_udp_address" calcext:value-type="string">
            <text:p>orig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2]));[.F22]&amp;&quot; = ndb.&quot;&amp;[.G22]&amp;&quot;()&quot;;&quot;&quot;)">
            <text:p/>
          </table:table-cell>
          <table:table-cell table:formula="of:=IF(NOT(ISBLANK([.B22]));[.F22]&amp;&quot;=&quot;&amp;IF([.G22]=&quot;IntegerProperty&quot;;&quot;int(&quot;&amp;[.F22]&amp;&quot;)&quot;;[.F22])&amp;&quot;,&quot;;&quot;&quot;)">
            <text:p/>
          </table:table-cell>
          <table:table-cell office:value-type="float" office:value="20" calcext:value-type="float">
            <text:p>20</text:p>
          </table:table-cell>
          <table:table-cell table:style-name="ce5" table:formula="of:=IF(NOT(ISBLANK([.B22]));[.F22];&quot;_&quot;)&amp;&quot;,&quot;" office:value-type="string" office:string-value="_," calcext:value-type="string">
            <text:p>_,</text:p>
          </table:table-cell>
          <table:table-cell table:formula="of:=IF(NOT(ISBLANK([.B22]));&quot;&quot;&quot;&quot;&amp;[.F2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1 origination_codec_list</text:p>
          </table:table-cell>
          <table:table-cell table:number-columns-repeated="3"/>
          <table:table-cell table:style-name="ce2" office:value-type="string" calcext:value-type="string">
            <text:p>PCMU</text:p>
          </table:table-cell>
          <table:table-cell table:formula="of:=MID([.A23]; SEARCH(&quot; &quot;;[.A23])+1; LEN([.A23]))" office:value-type="string" office:string-value="origination_codec_list" calcext:value-type="string">
            <text:p>orig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3]));[.F23]&amp;&quot; = ndb.&quot;&amp;[.G23]&amp;&quot;()&quot;;&quot;&quot;)">
            <text:p/>
          </table:table-cell>
          <table:table-cell table:formula="of:=IF(NOT(ISBLANK([.B23]));[.F23]&amp;&quot;=&quot;&amp;IF([.G23]=&quot;IntegerProperty&quot;;&quot;int(&quot;&amp;[.F23]&amp;&quot;)&quot;;[.F23])&amp;&quot;,&quot;;&quot;&quot;)">
            <text:p/>
          </table:table-cell>
          <table:table-cell office:value-type="float" office:value="21" calcext:value-type="float">
            <text:p>21</text:p>
          </table:table-cell>
          <table:table-cell table:style-name="ce5" table:formula="of:=IF(NOT(ISBLANK([.B23]));[.F23];&quot;_&quot;)&amp;&quot;,&quot;" office:value-type="string" office:string-value="_," calcext:value-type="string">
            <text:p>_,</text:p>
          </table:table-cell>
          <table:table-cell table:formula="of:=IF(NOT(ISBLANK([.B23]));&quot;&quot;&quot;&quot;&amp;[.F2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 origination_ingress_pack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4]; SEARCH(&quot; &quot;;[.A24])+1; LEN([.A24]))" office:value-type="string" office:string-value="origination_ingress_packets" calcext:value-type="string">
            <text:p>orig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4]));[.F24]&amp;&quot; = ndb.&quot;&amp;[.G24]&amp;&quot;()&quot;;&quot;&quot;)">
            <text:p/>
          </table:table-cell>
          <table:table-cell table:formula="of:=IF(NOT(ISBLANK([.B24]));[.F24]&amp;&quot;=&quot;&amp;IF([.G24]=&quot;IntegerProperty&quot;;&quot;int(&quot;&amp;[.F24]&amp;&quot;)&quot;;[.F24])&amp;&quot;,&quot;;&quot;&quot;)">
            <text:p/>
          </table:table-cell>
          <table:table-cell office:value-type="float" office:value="22" calcext:value-type="float">
            <text:p>22</text:p>
          </table:table-cell>
          <table:table-cell table:style-name="ce5" table:formula="of:=IF(NOT(ISBLANK([.B24]));[.F24];&quot;_&quot;)&amp;&quot;,&quot;" office:value-type="string" office:string-value="_," calcext:value-type="string">
            <text:p>_,</text:p>
          </table:table-cell>
          <table:table-cell table:formula="of:=IF(NOT(ISBLANK([.B24]));&quot;&quot;&quot;&quot;&amp;[.F24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 origination_egress_pack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5]; SEARCH(&quot; &quot;;[.A25])+1; LEN([.A25]))" office:value-type="string" office:string-value="origination_egress_packets" calcext:value-type="string">
            <text:p>orig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5]));[.F25]&amp;&quot; = ndb.&quot;&amp;[.G25]&amp;&quot;()&quot;;&quot;&quot;)">
            <text:p/>
          </table:table-cell>
          <table:table-cell table:formula="of:=IF(NOT(ISBLANK([.B25]));[.F25]&amp;&quot;=&quot;&amp;IF([.G25]=&quot;IntegerProperty&quot;;&quot;int(&quot;&amp;[.F25]&amp;&quot;)&quot;;[.F25])&amp;&quot;,&quot;;&quot;&quot;)">
            <text:p/>
          </table:table-cell>
          <table:table-cell office:value-type="float" office:value="23" calcext:value-type="float">
            <text:p>23</text:p>
          </table:table-cell>
          <table:table-cell table:style-name="ce5" table:formula="of:=IF(NOT(ISBLANK([.B25]));[.F25];&quot;_&quot;)&amp;&quot;,&quot;" office:value-type="string" office:string-value="_," calcext:value-type="string">
            <text:p>_,</text:p>
          </table:table-cell>
          <table:table-cell table:formula="of:=IF(NOT(ISBLANK([.B25]));&quot;&quot;&quot;&quot;&amp;[.F2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 origination_ingress_oct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6]; SEARCH(&quot; &quot;;[.A26])+1; LEN([.A26]))" office:value-type="string" office:string-value="origination_ingress_octets" calcext:value-type="string">
            <text:p>orig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6]));[.F26]&amp;&quot; = ndb.&quot;&amp;[.G26]&amp;&quot;()&quot;;&quot;&quot;)">
            <text:p/>
          </table:table-cell>
          <table:table-cell table:formula="of:=IF(NOT(ISBLANK([.B26]));[.F26]&amp;&quot;=&quot;&amp;IF([.G26]=&quot;IntegerProperty&quot;;&quot;int(&quot;&amp;[.F26]&amp;&quot;)&quot;;[.F26])&amp;&quot;,&quot;;&quot;&quot;)">
            <text:p/>
          </table:table-cell>
          <table:table-cell office:value-type="float" office:value="24" calcext:value-type="float">
            <text:p>24</text:p>
          </table:table-cell>
          <table:table-cell table:style-name="ce5" table:formula="of:=IF(NOT(ISBLANK([.B26]));[.F26];&quot;_&quot;)&amp;&quot;,&quot;" office:value-type="string" office:string-value="_," calcext:value-type="string">
            <text:p>_,</text:p>
          </table:table-cell>
          <table:table-cell table:formula="of:=IF(NOT(ISBLANK([.B26]));&quot;&quot;&quot;&quot;&amp;[.F2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 origination_egress_oct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7]; SEARCH(&quot; &quot;;[.A27])+1; LEN([.A27]))" office:value-type="string" office:string-value="origination_egress_octets" calcext:value-type="string">
            <text:p>orig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7]));[.F27]&amp;&quot; = ndb.&quot;&amp;[.G27]&amp;&quot;()&quot;;&quot;&quot;)">
            <text:p/>
          </table:table-cell>
          <table:table-cell table:formula="of:=IF(NOT(ISBLANK([.B27]));[.F27]&amp;&quot;=&quot;&amp;IF([.G27]=&quot;IntegerProperty&quot;;&quot;int(&quot;&amp;[.F27]&amp;&quot;)&quot;;[.F27])&amp;&quot;,&quot;;&quot;&quot;)">
            <text:p/>
          </table:table-cell>
          <table:table-cell office:value-type="float" office:value="25" calcext:value-type="float">
            <text:p>25</text:p>
          </table:table-cell>
          <table:table-cell table:style-name="ce5" table:formula="of:=IF(NOT(ISBLANK([.B27]));[.F27];&quot;_&quot;)&amp;&quot;,&quot;" office:value-type="string" office:string-value="_," calcext:value-type="string">
            <text:p>_,</text:p>
          </table:table-cell>
          <table:table-cell table:formula="of:=IF(NOT(ISBLANK([.B27]));&quot;&quot;&quot;&quot;&amp;[.F2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6 origination_ingress_packet_los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8]; SEARCH(&quot; &quot;;[.A28])+1; LEN([.A28]))" office:value-type="string" office:string-value="origination_ingress_packet_loss" calcext:value-type="string">
            <text:p>orig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8]));[.F28]&amp;&quot; = ndb.&quot;&amp;[.G28]&amp;&quot;()&quot;;&quot;&quot;)">
            <text:p/>
          </table:table-cell>
          <table:table-cell table:formula="of:=IF(NOT(ISBLANK([.B28]));[.F28]&amp;&quot;=&quot;&amp;IF([.G28]=&quot;IntegerProperty&quot;;&quot;int(&quot;&amp;[.F28]&amp;&quot;)&quot;;[.F28])&amp;&quot;,&quot;;&quot;&quot;)">
            <text:p/>
          </table:table-cell>
          <table:table-cell office:value-type="float" office:value="26" calcext:value-type="float">
            <text:p>26</text:p>
          </table:table-cell>
          <table:table-cell table:style-name="ce5" table:formula="of:=IF(NOT(ISBLANK([.B28]));[.F28];&quot;_&quot;)&amp;&quot;,&quot;" office:value-type="string" office:string-value="_," calcext:value-type="string">
            <text:p>_,</text:p>
          </table:table-cell>
          <table:table-cell table:formula="of:=IF(NOT(ISBLANK([.B28]));&quot;&quot;&quot;&quot;&amp;[.F2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 origination_ingress_delay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29]; SEARCH(&quot; &quot;;[.A29])+1; LEN([.A29]))" office:value-type="string" office:string-value="origination_ingress_delay" calcext:value-type="string">
            <text:p>orig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9]));[.F29]&amp;&quot; = ndb.&quot;&amp;[.G29]&amp;&quot;()&quot;;&quot;&quot;)">
            <text:p/>
          </table:table-cell>
          <table:table-cell table:formula="of:=IF(NOT(ISBLANK([.B29]));[.F29]&amp;&quot;=&quot;&amp;IF([.G29]=&quot;IntegerProperty&quot;;&quot;int(&quot;&amp;[.F29]&amp;&quot;)&quot;;[.F29])&amp;&quot;,&quot;;&quot;&quot;)">
            <text:p/>
          </table:table-cell>
          <table:table-cell office:value-type="float" office:value="27" calcext:value-type="float">
            <text:p>27</text:p>
          </table:table-cell>
          <table:table-cell table:style-name="ce5" table:formula="of:=IF(NOT(ISBLANK([.B29]));[.F29];&quot;_&quot;)&amp;&quot;,&quot;" office:value-type="string" office:string-value="_," calcext:value-type="string">
            <text:p>_,</text:p>
          </table:table-cell>
          <table:table-cell table:formula="of:=IF(NOT(ISBLANK([.B29]));&quot;&quot;&quot;&quot;&amp;[.F2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 origination_ingress_packet_jitter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30]; SEARCH(&quot; &quot;;[.A30])+1; LEN([.A30]))" office:value-type="string" office:string-value="origination_ingress_packet_jitter" calcext:value-type="string">
            <text:p>orig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0]));[.F30]&amp;&quot; = ndb.&quot;&amp;[.G30]&amp;&quot;()&quot;;&quot;&quot;)">
            <text:p/>
          </table:table-cell>
          <table:table-cell table:formula="of:=IF(NOT(ISBLANK([.B30]));[.F30]&amp;&quot;=&quot;&amp;IF([.G30]=&quot;IntegerProperty&quot;;&quot;int(&quot;&amp;[.F30]&amp;&quot;)&quot;;[.F30])&amp;&quot;,&quot;;&quot;&quot;)">
            <text:p/>
          </table:table-cell>
          <table:table-cell office:value-type="float" office:value="28" calcext:value-type="float">
            <text:p>28</text:p>
          </table:table-cell>
          <table:table-cell table:style-name="ce5" table:formula="of:=IF(NOT(ISBLANK([.B30]));[.F30];&quot;_&quot;)&amp;&quot;,&quot;" office:value-type="string" office:string-value="_," calcext:value-type="string">
            <text:p>_,</text:p>
          </table:table-cell>
          <table:table-cell table:formula="of:=IF(NOT(ISBLANK([.B30]));&quot;&quot;&quot;&quot;&amp;[.F3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 trunk_id_term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 Airespring</text:p>
          </table:table-cell>
          <table:table-cell table:formula="of:=MID([.A31]; SEARCH(&quot; &quot;;[.A31])+1; LEN([.A31]))" office:value-type="string" office:string-value="trunk_id_termination" calcext:value-type="string">
            <text:p>trunk_id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1]));[.F31]&amp;&quot; = ndb.&quot;&amp;[.G31]&amp;&quot;()&quot;;&quot;&quot;)" office:value-type="string" office:string-value="trunk_id_termination = ndb.StringProperty()" calcext:value-type="string">
            <text:p>trunk_id_termination = ndb.StringProperty()</text:p>
          </table:table-cell>
          <table:table-cell table:formula="of:=IF(NOT(ISBLANK([.B31]));[.F31]&amp;&quot;=&quot;&amp;IF([.G31]=&quot;IntegerProperty&quot;;&quot;int(&quot;&amp;[.F31]&amp;&quot;)&quot;;[.F31])&amp;&quot;,&quot;;&quot;&quot;)" office:value-type="string" office:string-value="trunk_id_termination=trunk_id_termination," calcext:value-type="string">
            <text:p>trunk_id_termination=trunk_id_termination,</text:p>
          </table:table-cell>
          <table:table-cell office:value-type="float" office:value="29" calcext:value-type="float">
            <text:p>29</text:p>
          </table:table-cell>
          <table:table-cell table:style-name="ce5" table:formula="of:=IF(NOT(ISBLANK([.B31]));[.F31];&quot;_&quot;)&amp;&quot;,&quot;" office:value-type="string" office:string-value="trunk_id_termination," calcext:value-type="string">
            <text:p>trunk_id_termination,</text:p>
          </table:table-cell>
          <table:table-cell table:formula="of:=IF(NOT(ISBLANK([.B31]));&quot;&quot;&quot;&quot;&amp;[.F31]&amp;&quot;&quot;&quot;,&quot;;&quot;&quot;)" office:value-type="string" office:string-value="&quot;trunk_id_termination&quot;," calcext:value-type="string">
            <text:p>"trunk_id_termination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 voip_protocol_termination</text:p>
          </table:table-cell>
          <table:table-cell table:number-columns-repeated="3"/>
          <table:table-cell table:style-name="ce2" office:value-type="string" calcext:value-type="string">
            <text:p>SIP</text:p>
          </table:table-cell>
          <table:table-cell table:formula="of:=MID([.A32]; SEARCH(&quot; &quot;;[.A32])+1; LEN([.A32]))" office:value-type="string" office:string-value="voip_protocol_termination" calcext:value-type="string">
            <text:p>voip_protocol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2]));[.F32]&amp;&quot; = ndb.&quot;&amp;[.G32]&amp;&quot;()&quot;;&quot;&quot;)">
            <text:p/>
          </table:table-cell>
          <table:table-cell table:formula="of:=IF(NOT(ISBLANK([.B32]));[.F32]&amp;&quot;=&quot;&amp;IF([.G32]=&quot;IntegerProperty&quot;;&quot;int(&quot;&amp;[.F32]&amp;&quot;)&quot;;[.F32])&amp;&quot;,&quot;;&quot;&quot;)">
            <text:p/>
          </table:table-cell>
          <table:table-cell office:value-type="float" office:value="30" calcext:value-type="float">
            <text:p>30</text:p>
          </table:table-cell>
          <table:table-cell table:style-name="ce5" table:formula="of:=IF(NOT(ISBLANK([.B32]));[.F32];&quot;_&quot;)&amp;&quot;,&quot;" office:value-type="string" office:string-value="_," calcext:value-type="string">
            <text:p>_,</text:p>
          </table:table-cell>
          <table:table-cell table:formula="of:=IF(NOT(ISBLANK([.B32]));&quot;&quot;&quot;&quot;&amp;[.F3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1 term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6263334444" calcext:value-type="float">
            <text:p>6263334444</text:p>
          </table:table-cell>
          <table:table-cell table:formula="of:=MID([.A33]; SEARCH(&quot; &quot;;[.A33])+1; LEN([.A33]))" office:value-type="string" office:string-value="termination_source_number" calcext:value-type="string">
            <text:p>term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3]));[.F33]&amp;&quot; = ndb.&quot;&amp;[.G33]&amp;&quot;()&quot;;&quot;&quot;)" office:value-type="string" office:string-value="termination_source_number = ndb.IntegerProperty()" calcext:value-type="string">
            <text:p>termination_source_number = ndb.IntegerProperty()</text:p>
          </table:table-cell>
          <table:table-cell table:formula="of:=IF(NOT(ISBLANK([.B33]));[.F33]&amp;&quot;=&quot;&amp;IF([.G33]=&quot;IntegerProperty&quot;;&quot;int(&quot;&amp;[.F33]&amp;&quot;)&quot;;[.F33])&amp;&quot;,&quot;;&quot;&quot;)" office:value-type="string" office:string-value="termination_source_number=int(termination_source_number)," calcext:value-type="string">
            <text:p>termination_source_number=int(termination_source_number),</text:p>
          </table:table-cell>
          <table:table-cell office:value-type="float" office:value="31" calcext:value-type="float">
            <text:p>31</text:p>
          </table:table-cell>
          <table:table-cell table:style-name="ce5" table:formula="of:=IF(NOT(ISBLANK([.B33]));[.F33];&quot;_&quot;)&amp;&quot;,&quot;" office:value-type="string" office:string-value="termination_source_number," calcext:value-type="string">
            <text:p>termination_source_number,</text:p>
          </table:table-cell>
          <table:table-cell table:formula="of:=IF(NOT(ISBLANK([.B33]));&quot;&quot;&quot;&quot;&amp;[.F33]&amp;&quot;&quot;&quot;,&quot;;&quot;&quot;)" office:value-type="string" office:string-value="&quot;termination_source_number&quot;," calcext:value-type="string">
            <text:p>"termination_source_number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2 term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58.69.226.225</text:p>
          </table:table-cell>
          <table:table-cell table:formula="of:=MID([.A34]; SEARCH(&quot; &quot;;[.A34])+1; LEN([.A34]))" office:value-type="string" office:string-value="termination_source_host_name" calcext:value-type="string">
            <text:p>term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4]));[.F34]&amp;&quot; = ndb.&quot;&amp;[.G34]&amp;&quot;()&quot;;&quot;&quot;)" office:value-type="string" office:string-value="termination_source_host_name = ndb.StringProperty()" calcext:value-type="string">
            <text:p>termination_source_host_name = ndb.StringProperty()</text:p>
          </table:table-cell>
          <table:table-cell table:formula="of:=IF(NOT(ISBLANK([.B34]));[.F34]&amp;&quot;=&quot;&amp;IF([.G34]=&quot;IntegerProperty&quot;;&quot;int(&quot;&amp;[.F34]&amp;&quot;)&quot;;[.F34])&amp;&quot;,&quot;;&quot;&quot;)" office:value-type="string" office:string-value="termination_source_host_name=termination_source_host_name," calcext:value-type="string">
            <text:p>termination_source_host_name=termination_source_host_name,</text:p>
          </table:table-cell>
          <table:table-cell office:value-type="float" office:value="32" calcext:value-type="float">
            <text:p>32</text:p>
          </table:table-cell>
          <table:table-cell table:style-name="ce5" table:formula="of:=IF(NOT(ISBLANK([.B34]));[.F34];&quot;_&quot;)&amp;&quot;,&quot;" office:value-type="string" office:string-value="termination_source_host_name," calcext:value-type="string">
            <text:p>termination_source_host_name,</text:p>
          </table:table-cell>
          <table:table-cell table:formula="of:=IF(NOT(ISBLANK([.B34]));&quot;&quot;&quot;&quot;&amp;[.F34]&amp;&quot;&quot;&quot;,&quot;;&quot;&quot;)" office:value-type="string" office:string-value="&quot;termination_source_host_name&quot;," calcext:value-type="string">
            <text:p>"termination_source_host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 term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6267933411" calcext:value-type="float">
            <text:p>16267933411</text:p>
          </table:table-cell>
          <table:table-cell table:formula="of:=MID([.A35]; SEARCH(&quot; &quot;;[.A35])+1; LEN([.A35]))" office:value-type="string" office:string-value="termination_destination_number" calcext:value-type="string">
            <text:p>term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5]));[.F35]&amp;&quot; = ndb.&quot;&amp;[.G35]&amp;&quot;()&quot;;&quot;&quot;)" office:value-type="string" office:string-value="termination_destination_number = ndb.IntegerProperty()" calcext:value-type="string">
            <text:p>termination_destination_number = ndb.IntegerProperty()</text:p>
          </table:table-cell>
          <table:table-cell table:formula="of:=IF(NOT(ISBLANK([.B35]));[.F35]&amp;&quot;=&quot;&amp;IF([.G35]=&quot;IntegerProperty&quot;;&quot;int(&quot;&amp;[.F35]&amp;&quot;)&quot;;[.F35])&amp;&quot;,&quot;;&quot;&quot;)" office:value-type="string" office:string-value="termination_destination_number=int(termination_destination_number)," calcext:value-type="string">
            <text:p>termination_destination_number=int(termination_destination_number),</text:p>
          </table:table-cell>
          <table:table-cell office:value-type="float" office:value="33" calcext:value-type="float">
            <text:p>33</text:p>
          </table:table-cell>
          <table:table-cell table:style-name="ce5" table:formula="of:=IF(NOT(ISBLANK([.B35]));[.F35];&quot;_&quot;)&amp;&quot;,&quot;" office:value-type="string" office:string-value="termination_destination_number," calcext:value-type="string">
            <text:p>termination_destination_number,</text:p>
          </table:table-cell>
          <table:table-cell table:formula="of:=IF(NOT(ISBLANK([.B35]));&quot;&quot;&quot;&quot;&amp;[.F35]&amp;&quot;&quot;&quot;,&quot;;&quot;&quot;)" office:value-type="string" office:string-value="&quot;termination_destination_number&quot;," calcext:value-type="string">
            <text:p>"termination_destination_number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 term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99.195.183.70</text:p>
          </table:table-cell>
          <table:table-cell table:formula="of:=MID([.A36]; SEARCH(&quot; &quot;;[.A36])+1; LEN([.A36]))" office:value-type="string" office:string-value="termination_destination_host_name" calcext:value-type="string">
            <text:p>term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6]));[.F36]&amp;&quot; = ndb.&quot;&amp;[.G36]&amp;&quot;()&quot;;&quot;&quot;)" office:value-type="string" office:string-value="termination_destination_host_name = ndb.StringProperty()" calcext:value-type="string">
            <text:p>termination_destination_host_name = ndb.StringProperty()</text:p>
          </table:table-cell>
          <table:table-cell table:formula="of:=IF(NOT(ISBLANK([.B36]));[.F36]&amp;&quot;=&quot;&amp;IF([.G36]=&quot;IntegerProperty&quot;;&quot;int(&quot;&amp;[.F36]&amp;&quot;)&quot;;[.F36])&amp;&quot;,&quot;;&quot;&quot;)" office:value-type="string" office:string-value="termination_destination_host_name=termination_destination_host_name," calcext:value-type="string">
            <text:p>termination_destination_host_name=termination_destination_host_name,</text:p>
          </table:table-cell>
          <table:table-cell office:value-type="float" office:value="34" calcext:value-type="float">
            <text:p>34</text:p>
          </table:table-cell>
          <table:table-cell table:style-name="ce5" table:formula="of:=IF(NOT(ISBLANK([.B36]));[.F36];&quot;_&quot;)&amp;&quot;,&quot;" office:value-type="string" office:string-value="termination_destination_host_name," calcext:value-type="string">
            <text:p>termination_destination_host_name,</text:p>
          </table:table-cell>
          <table:table-cell table:formula="of:=IF(NOT(ISBLANK([.B36]));&quot;&quot;&quot;&quot;&amp;[.F36]&amp;&quot;&quot;&quot;,&quot;;&quot;&quot;)" office:value-type="string" office:string-value="&quot;termination_destination_host_name&quot;," calcext:value-type="string">
            <text:p>"termination_destination_host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5 term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8-e1e2459e-fb074e5c-3f18cc7a-51ddaa01</text:p>
          </table:table-cell>
          <table:table-cell table:formula="of:=MID([.A37]; SEARCH(&quot; &quot;;[.A37])+1; LEN([.A37]))" office:value-type="string" office:string-value="termination_call_id" calcext:value-type="string">
            <text:p>term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7]));[.F37]&amp;&quot; = ndb.&quot;&amp;[.G37]&amp;&quot;()&quot;;&quot;&quot;)" office:value-type="string" office:string-value="termination_call_id = ndb.StringProperty()" calcext:value-type="string">
            <text:p>termination_call_id = ndb.StringProperty()</text:p>
          </table:table-cell>
          <table:table-cell table:formula="of:=IF(NOT(ISBLANK([.B37]));[.F37]&amp;&quot;=&quot;&amp;IF([.G37]=&quot;IntegerProperty&quot;;&quot;int(&quot;&amp;[.F37]&amp;&quot;)&quot;;[.F37])&amp;&quot;,&quot;;&quot;&quot;)" office:value-type="string" office:string-value="termination_call_id=termination_call_id," calcext:value-type="string">
            <text:p>termination_call_id=termination_call_id,</text:p>
          </table:table-cell>
          <table:table-cell office:value-type="float" office:value="35" calcext:value-type="float">
            <text:p>35</text:p>
          </table:table-cell>
          <table:table-cell table:style-name="ce5" table:formula="of:=IF(NOT(ISBLANK([.B37]));[.F37];&quot;_&quot;)&amp;&quot;,&quot;" office:value-type="string" office:string-value="termination_call_id," calcext:value-type="string">
            <text:p>termination_call_id,</text:p>
          </table:table-cell>
          <table:table-cell table:formula="of:=IF(NOT(ISBLANK([.B37]));&quot;&quot;&quot;&quot;&amp;[.F37]&amp;&quot;&quot;&quot;,&quot;;&quot;&quot;)" office:value-type="string" office:string-value="&quot;termination_call_id&quot;," calcext:value-type="string">
            <text:p>"termination_call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6 termination_remote_payload_ip_address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38]; SEARCH(&quot; &quot;;[.A38])+1; LEN([.A38]))" office:value-type="string" office:string-value="termination_remote_payload_ip_address" calcext:value-type="string">
            <text:p>term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8]));[.F38]&amp;&quot; = ndb.&quot;&amp;[.G38]&amp;&quot;()&quot;;&quot;&quot;)">
            <text:p/>
          </table:table-cell>
          <table:table-cell table:formula="of:=IF(NOT(ISBLANK([.B38]));[.F38]&amp;&quot;=&quot;&amp;IF([.G38]=&quot;IntegerProperty&quot;;&quot;int(&quot;&amp;[.F38]&amp;&quot;)&quot;;[.F38])&amp;&quot;,&quot;;&quot;&quot;)">
            <text:p/>
          </table:table-cell>
          <table:table-cell office:value-type="float" office:value="36" calcext:value-type="float">
            <text:p>36</text:p>
          </table:table-cell>
          <table:table-cell table:style-name="ce5" table:formula="of:=IF(NOT(ISBLANK([.B38]));[.F38];&quot;_&quot;)&amp;&quot;,&quot;" office:value-type="string" office:string-value="_," calcext:value-type="string">
            <text:p>_,</text:p>
          </table:table-cell>
          <table:table-cell table:formula="of:=IF(NOT(ISBLANK([.B38]));&quot;&quot;&quot;&quot;&amp;[.F3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 termination_remote_payload_udp_addres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39]; SEARCH(&quot; &quot;;[.A39])+1; LEN([.A39]))" office:value-type="string" office:string-value="termination_remote_payload_udp_address" calcext:value-type="string">
            <text:p>term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9]));[.F39]&amp;&quot; = ndb.&quot;&amp;[.G39]&amp;&quot;()&quot;;&quot;&quot;)">
            <text:p/>
          </table:table-cell>
          <table:table-cell table:formula="of:=IF(NOT(ISBLANK([.B39]));[.F39]&amp;&quot;=&quot;&amp;IF([.G39]=&quot;IntegerProperty&quot;;&quot;int(&quot;&amp;[.F39]&amp;&quot;)&quot;;[.F39])&amp;&quot;,&quot;;&quot;&quot;)">
            <text:p/>
          </table:table-cell>
          <table:table-cell office:value-type="float" office:value="37" calcext:value-type="float">
            <text:p>37</text:p>
          </table:table-cell>
          <table:table-cell table:style-name="ce5" table:formula="of:=IF(NOT(ISBLANK([.B39]));[.F39];&quot;_&quot;)&amp;&quot;,&quot;" office:value-type="string" office:string-value="_," calcext:value-type="string">
            <text:p>_,</text:p>
          </table:table-cell>
          <table:table-cell table:formula="of:=IF(NOT(ISBLANK([.B39]));&quot;&quot;&quot;&quot;&amp;[.F3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8 termination_local_payload_ip_address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40]; SEARCH(&quot; &quot;;[.A40])+1; LEN([.A40]))" office:value-type="string" office:string-value="termination_local_payload_ip_address" calcext:value-type="string">
            <text:p>term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0]));[.F40]&amp;&quot; = ndb.&quot;&amp;[.G40]&amp;&quot;()&quot;;&quot;&quot;)">
            <text:p/>
          </table:table-cell>
          <table:table-cell table:formula="of:=IF(NOT(ISBLANK([.B40]));[.F40]&amp;&quot;=&quot;&amp;IF([.G40]=&quot;IntegerProperty&quot;;&quot;int(&quot;&amp;[.F40]&amp;&quot;)&quot;;[.F40])&amp;&quot;,&quot;;&quot;&quot;)">
            <text:p/>
          </table:table-cell>
          <table:table-cell office:value-type="float" office:value="38" calcext:value-type="float">
            <text:p>38</text:p>
          </table:table-cell>
          <table:table-cell table:style-name="ce5" table:formula="of:=IF(NOT(ISBLANK([.B40]));[.F40];&quot;_&quot;)&amp;&quot;,&quot;" office:value-type="string" office:string-value="_," calcext:value-type="string">
            <text:p>_,</text:p>
          </table:table-cell>
          <table:table-cell table:formula="of:=IF(NOT(ISBLANK([.B40]));&quot;&quot;&quot;&quot;&amp;[.F4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9 termination_local_payload_udp_addres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1]; SEARCH(&quot; &quot;;[.A41])+1; LEN([.A41]))" office:value-type="string" office:string-value="termination_local_payload_udp_address" calcext:value-type="string">
            <text:p>term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1]));[.F41]&amp;&quot; = ndb.&quot;&amp;[.G41]&amp;&quot;()&quot;;&quot;&quot;)">
            <text:p/>
          </table:table-cell>
          <table:table-cell table:formula="of:=IF(NOT(ISBLANK([.B41]));[.F41]&amp;&quot;=&quot;&amp;IF([.G41]=&quot;IntegerProperty&quot;;&quot;int(&quot;&amp;[.F41]&amp;&quot;)&quot;;[.F41])&amp;&quot;,&quot;;&quot;&quot;)">
            <text:p/>
          </table:table-cell>
          <table:table-cell office:value-type="float" office:value="39" calcext:value-type="float">
            <text:p>39</text:p>
          </table:table-cell>
          <table:table-cell table:style-name="ce5" table:formula="of:=IF(NOT(ISBLANK([.B41]));[.F41];&quot;_&quot;)&amp;&quot;,&quot;" office:value-type="string" office:string-value="_," calcext:value-type="string">
            <text:p>_,</text:p>
          </table:table-cell>
          <table:table-cell table:formula="of:=IF(NOT(ISBLANK([.B41]));&quot;&quot;&quot;&quot;&amp;[.F4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 termination_codec_list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42]; SEARCH(&quot; &quot;;[.A42])+1; LEN([.A42]))" office:value-type="string" office:string-value="termination_codec_list" calcext:value-type="string">
            <text:p>term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2]));[.F42]&amp;&quot; = ndb.&quot;&amp;[.G42]&amp;&quot;()&quot;;&quot;&quot;)">
            <text:p/>
          </table:table-cell>
          <table:table-cell table:formula="of:=IF(NOT(ISBLANK([.B42]));[.F42]&amp;&quot;=&quot;&amp;IF([.G42]=&quot;IntegerProperty&quot;;&quot;int(&quot;&amp;[.F42]&amp;&quot;)&quot;;[.F42])&amp;&quot;,&quot;;&quot;&quot;)">
            <text:p/>
          </table:table-cell>
          <table:table-cell office:value-type="float" office:value="40" calcext:value-type="float">
            <text:p>40</text:p>
          </table:table-cell>
          <table:table-cell table:style-name="ce5" table:formula="of:=IF(NOT(ISBLANK([.B42]));[.F42];&quot;_&quot;)&amp;&quot;,&quot;" office:value-type="string" office:string-value="_," calcext:value-type="string">
            <text:p>_,</text:p>
          </table:table-cell>
          <table:table-cell table:formula="of:=IF(NOT(ISBLANK([.B42]));&quot;&quot;&quot;&quot;&amp;[.F4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1 termination_ingress_pack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3]; SEARCH(&quot; &quot;;[.A43])+1; LEN([.A43]))" office:value-type="string" office:string-value="termination_ingress_packets" calcext:value-type="string">
            <text:p>term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3]));[.F43]&amp;&quot; = ndb.&quot;&amp;[.G43]&amp;&quot;()&quot;;&quot;&quot;)">
            <text:p/>
          </table:table-cell>
          <table:table-cell table:formula="of:=IF(NOT(ISBLANK([.B43]));[.F43]&amp;&quot;=&quot;&amp;IF([.G43]=&quot;IntegerProperty&quot;;&quot;int(&quot;&amp;[.F43]&amp;&quot;)&quot;;[.F43])&amp;&quot;,&quot;;&quot;&quot;)">
            <text:p/>
          </table:table-cell>
          <table:table-cell office:value-type="float" office:value="41" calcext:value-type="float">
            <text:p>41</text:p>
          </table:table-cell>
          <table:table-cell table:style-name="ce5" table:formula="of:=IF(NOT(ISBLANK([.B43]));[.F43];&quot;_&quot;)&amp;&quot;,&quot;" office:value-type="string" office:string-value="_," calcext:value-type="string">
            <text:p>_,</text:p>
          </table:table-cell>
          <table:table-cell table:formula="of:=IF(NOT(ISBLANK([.B43]));&quot;&quot;&quot;&quot;&amp;[.F4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2 termination_egress_pack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4]; SEARCH(&quot; &quot;;[.A44])+1; LEN([.A44]))" office:value-type="string" office:string-value="termination_egress_packets" calcext:value-type="string">
            <text:p>term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4]));[.F44]&amp;&quot; = ndb.&quot;&amp;[.G44]&amp;&quot;()&quot;;&quot;&quot;)">
            <text:p/>
          </table:table-cell>
          <table:table-cell table:formula="of:=IF(NOT(ISBLANK([.B44]));[.F44]&amp;&quot;=&quot;&amp;IF([.G44]=&quot;IntegerProperty&quot;;&quot;int(&quot;&amp;[.F44]&amp;&quot;)&quot;;[.F44])&amp;&quot;,&quot;;&quot;&quot;)">
            <text:p/>
          </table:table-cell>
          <table:table-cell office:value-type="float" office:value="42" calcext:value-type="float">
            <text:p>42</text:p>
          </table:table-cell>
          <table:table-cell table:style-name="ce5" table:formula="of:=IF(NOT(ISBLANK([.B44]));[.F44];&quot;_&quot;)&amp;&quot;,&quot;" office:value-type="string" office:string-value="_," calcext:value-type="string">
            <text:p>_,</text:p>
          </table:table-cell>
          <table:table-cell table:formula="of:=IF(NOT(ISBLANK([.B44]));&quot;&quot;&quot;&quot;&amp;[.F44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 termination_ingress_oct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5]; SEARCH(&quot; &quot;;[.A45])+1; LEN([.A45]))" office:value-type="string" office:string-value="termination_ingress_octets" calcext:value-type="string">
            <text:p>term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5]));[.F45]&amp;&quot; = ndb.&quot;&amp;[.G45]&amp;&quot;()&quot;;&quot;&quot;)">
            <text:p/>
          </table:table-cell>
          <table:table-cell table:formula="of:=IF(NOT(ISBLANK([.B45]));[.F45]&amp;&quot;=&quot;&amp;IF([.G45]=&quot;IntegerProperty&quot;;&quot;int(&quot;&amp;[.F45]&amp;&quot;)&quot;;[.F45])&amp;&quot;,&quot;;&quot;&quot;)">
            <text:p/>
          </table:table-cell>
          <table:table-cell office:value-type="float" office:value="43" calcext:value-type="float">
            <text:p>43</text:p>
          </table:table-cell>
          <table:table-cell table:style-name="ce5" table:formula="of:=IF(NOT(ISBLANK([.B45]));[.F45];&quot;_&quot;)&amp;&quot;,&quot;" office:value-type="string" office:string-value="_," calcext:value-type="string">
            <text:p>_,</text:p>
          </table:table-cell>
          <table:table-cell table:formula="of:=IF(NOT(ISBLANK([.B45]));&quot;&quot;&quot;&quot;&amp;[.F4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4 termination_egress_octet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6]; SEARCH(&quot; &quot;;[.A46])+1; LEN([.A46]))" office:value-type="string" office:string-value="termination_egress_octets" calcext:value-type="string">
            <text:p>term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6]));[.F46]&amp;&quot; = ndb.&quot;&amp;[.G46]&amp;&quot;()&quot;;&quot;&quot;)">
            <text:p/>
          </table:table-cell>
          <table:table-cell table:formula="of:=IF(NOT(ISBLANK([.B46]));[.F46]&amp;&quot;=&quot;&amp;IF([.G46]=&quot;IntegerProperty&quot;;&quot;int(&quot;&amp;[.F46]&amp;&quot;)&quot;;[.F46])&amp;&quot;,&quot;;&quot;&quot;)">
            <text:p/>
          </table:table-cell>
          <table:table-cell office:value-type="float" office:value="44" calcext:value-type="float">
            <text:p>44</text:p>
          </table:table-cell>
          <table:table-cell table:style-name="ce5" table:formula="of:=IF(NOT(ISBLANK([.B46]));[.F46];&quot;_&quot;)&amp;&quot;,&quot;" office:value-type="string" office:string-value="_," calcext:value-type="string">
            <text:p>_,</text:p>
          </table:table-cell>
          <table:table-cell table:formula="of:=IF(NOT(ISBLANK([.B46]));&quot;&quot;&quot;&quot;&amp;[.F4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5 termination_ingress_packet_los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7]; SEARCH(&quot; &quot;;[.A47])+1; LEN([.A47]))" office:value-type="string" office:string-value="termination_ingress_packet_loss" calcext:value-type="string">
            <text:p>term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7]));[.F47]&amp;&quot; = ndb.&quot;&amp;[.G47]&amp;&quot;()&quot;;&quot;&quot;)">
            <text:p/>
          </table:table-cell>
          <table:table-cell table:formula="of:=IF(NOT(ISBLANK([.B47]));[.F47]&amp;&quot;=&quot;&amp;IF([.G47]=&quot;IntegerProperty&quot;;&quot;int(&quot;&amp;[.F47]&amp;&quot;)&quot;;[.F47])&amp;&quot;,&quot;;&quot;&quot;)">
            <text:p/>
          </table:table-cell>
          <table:table-cell office:value-type="float" office:value="45" calcext:value-type="float">
            <text:p>45</text:p>
          </table:table-cell>
          <table:table-cell table:style-name="ce5" table:formula="of:=IF(NOT(ISBLANK([.B47]));[.F47];&quot;_&quot;)&amp;&quot;,&quot;" office:value-type="string" office:string-value="_," calcext:value-type="string">
            <text:p>_,</text:p>
          </table:table-cell>
          <table:table-cell table:formula="of:=IF(NOT(ISBLANK([.B47]));&quot;&quot;&quot;&quot;&amp;[.F4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6 termination_ingress_delay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8]; SEARCH(&quot; &quot;;[.A48])+1; LEN([.A48]))" office:value-type="string" office:string-value="termination_ingress_delay" calcext:value-type="string">
            <text:p>term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8]));[.F48]&amp;&quot; = ndb.&quot;&amp;[.G48]&amp;&quot;()&quot;;&quot;&quot;)">
            <text:p/>
          </table:table-cell>
          <table:table-cell table:formula="of:=IF(NOT(ISBLANK([.B48]));[.F48]&amp;&quot;=&quot;&amp;IF([.G48]=&quot;IntegerProperty&quot;;&quot;int(&quot;&amp;[.F48]&amp;&quot;)&quot;;[.F48])&amp;&quot;,&quot;;&quot;&quot;)">
            <text:p/>
          </table:table-cell>
          <table:table-cell office:value-type="float" office:value="46" calcext:value-type="float">
            <text:p>46</text:p>
          </table:table-cell>
          <table:table-cell table:style-name="ce5" table:formula="of:=IF(NOT(ISBLANK([.B48]));[.F48];&quot;_&quot;)&amp;&quot;,&quot;" office:value-type="string" office:string-value="_," calcext:value-type="string">
            <text:p>_,</text:p>
          </table:table-cell>
          <table:table-cell table:formula="of:=IF(NOT(ISBLANK([.B48]));&quot;&quot;&quot;&quot;&amp;[.F4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7 termination_ingress_packet_jitter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49]; SEARCH(&quot; &quot;;[.A49])+1; LEN([.A49]))" office:value-type="string" office:string-value="termination_ingress_packet_jitter" calcext:value-type="string">
            <text:p>term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9]));[.F49]&amp;&quot; = ndb.&quot;&amp;[.G49]&amp;&quot;()&quot;;&quot;&quot;)">
            <text:p/>
          </table:table-cell>
          <table:table-cell table:formula="of:=IF(NOT(ISBLANK([.B49]));[.F49]&amp;&quot;=&quot;&amp;IF([.G49]=&quot;IntegerProperty&quot;;&quot;int(&quot;&amp;[.F49]&amp;&quot;)&quot;;[.F49])&amp;&quot;,&quot;;&quot;&quot;)">
            <text:p/>
          </table:table-cell>
          <table:table-cell office:value-type="float" office:value="47" calcext:value-type="float">
            <text:p>47</text:p>
          </table:table-cell>
          <table:table-cell table:style-name="ce5" table:formula="of:=IF(NOT(ISBLANK([.B49]));[.F49];&quot;_&quot;)&amp;&quot;,&quot;" office:value-type="string" office:string-value="_," calcext:value-type="string">
            <text:p>_,</text:p>
          </table:table-cell>
          <table:table-cell table:formula="of:=IF(NOT(ISBLANK([.B49]));&quot;&quot;&quot;&quot;&amp;[.F4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8 final_route_indic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I</text:p>
          </table:table-cell>
          <table:table-cell table:formula="of:=MID([.A50]; SEARCH(&quot; &quot;;[.A50])+1; LEN([.A50]))" office:value-type="string" office:string-value="final_route_indication" calcext:value-type="string">
            <text:p>final_route_indic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50]));[.F50]&amp;&quot; = ndb.&quot;&amp;[.G50]&amp;&quot;()&quot;;&quot;&quot;)" office:value-type="string" office:string-value="final_route_indication = ndb.StringProperty()" calcext:value-type="string">
            <text:p>final_route_indication = ndb.StringProperty()</text:p>
          </table:table-cell>
          <table:table-cell table:formula="of:=IF(NOT(ISBLANK([.B50]));[.F50]&amp;&quot;=&quot;&amp;IF([.G50]=&quot;IntegerProperty&quot;;&quot;int(&quot;&amp;[.F50]&amp;&quot;)&quot;;[.F50])&amp;&quot;,&quot;;&quot;&quot;)" office:value-type="string" office:string-value="final_route_indication=final_route_indication," calcext:value-type="string">
            <text:p>final_route_indication=final_route_indication,</text:p>
          </table:table-cell>
          <table:table-cell office:value-type="float" office:value="48" calcext:value-type="float">
            <text:p>48</text:p>
          </table:table-cell>
          <table:table-cell table:style-name="ce5" table:formula="of:=IF(NOT(ISBLANK([.B50]));[.F50];&quot;_&quot;)&amp;&quot;,&quot;" office:value-type="string" office:string-value="final_route_indication," calcext:value-type="string">
            <text:p>final_route_indication,</text:p>
          </table:table-cell>
          <table:table-cell table:formula="of:=IF(NOT(ISBLANK([.B50]));&quot;&quot;&quot;&quot;&amp;[.F50]&amp;&quot;&quot;&quot;,&quot;;&quot;&quot;)" office:value-type="string" office:string-value="&quot;final_route_indication&quot;," calcext:value-type="string">
            <text:p>"final_route_indication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9 routing_digit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6267933411" calcext:value-type="float">
            <text:p>16267933411</text:p>
          </table:table-cell>
          <table:table-cell table:formula="of:=MID([.A51]; SEARCH(&quot; &quot;;[.A51])+1; LEN([.A51]))" office:value-type="string" office:string-value="routing_digits" calcext:value-type="string">
            <text:p>routing_digi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1]));[.F51]&amp;&quot; = ndb.&quot;&amp;[.G51]&amp;&quot;()&quot;;&quot;&quot;)" office:value-type="string" office:string-value="routing_digits = ndb.IntegerProperty()" calcext:value-type="string">
            <text:p>routing_digits = ndb.IntegerProperty()</text:p>
          </table:table-cell>
          <table:table-cell table:formula="of:=IF(NOT(ISBLANK([.B51]));[.F51]&amp;&quot;=&quot;&amp;IF([.G51]=&quot;IntegerProperty&quot;;&quot;int(&quot;&amp;[.F51]&amp;&quot;)&quot;;[.F51])&amp;&quot;,&quot;;&quot;&quot;)" office:value-type="string" office:string-value="routing_digits=int(routing_digits)," calcext:value-type="string">
            <text:p>routing_digits=int(routing_digits),</text:p>
          </table:table-cell>
          <table:table-cell office:value-type="float" office:value="49" calcext:value-type="float">
            <text:p>49</text:p>
          </table:table-cell>
          <table:table-cell table:style-name="ce5" table:formula="of:=IF(NOT(ISBLANK([.B51]));[.F51];&quot;_&quot;)&amp;&quot;,&quot;" office:value-type="string" office:string-value="routing_digits," calcext:value-type="string">
            <text:p>routing_digits,</text:p>
          </table:table-cell>
          <table:table-cell table:formula="of:=IF(NOT(ISBLANK([.B51]));&quot;&quot;&quot;&quot;&amp;[.F51]&amp;&quot;&quot;&quot;,&quot;;&quot;&quot;)" office:value-type="string" office:string-value="&quot;routing_digits&quot;," calcext:value-type="string">
            <text:p>"routing_digits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0 call_dur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MID([.A52]; SEARCH(&quot; &quot;;[.A52])+1; LEN([.A52]))" office:value-type="string" office:string-value="call_duration" calcext:value-type="string">
            <text:p>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2]));[.F52]&amp;&quot; = ndb.&quot;&amp;[.G52]&amp;&quot;()&quot;;&quot;&quot;)" office:value-type="string" office:string-value="call_duration = ndb.IntegerProperty()" calcext:value-type="string">
            <text:p>call_duration = ndb.IntegerProperty()</text:p>
          </table:table-cell>
          <table:table-cell table:formula="of:=IF(NOT(ISBLANK([.B52]));[.F52]&amp;&quot;=&quot;&amp;IF([.G52]=&quot;IntegerProperty&quot;;&quot;int(&quot;&amp;[.F52]&amp;&quot;)&quot;;[.F52])&amp;&quot;,&quot;;&quot;&quot;)" office:value-type="string" office:string-value="call_duration=int(call_duration)," calcext:value-type="string">
            <text:p>call_duration=int(call_duration),</text:p>
          </table:table-cell>
          <table:table-cell office:value-type="float" office:value="50" calcext:value-type="float">
            <text:p>50</text:p>
          </table:table-cell>
          <table:table-cell table:style-name="ce5" table:formula="of:=IF(NOT(ISBLANK([.B52]));[.F52];&quot;_&quot;)&amp;&quot;,&quot;" office:value-type="string" office:string-value="call_duration," calcext:value-type="string">
            <text:p>call_duration,</text:p>
          </table:table-cell>
          <table:table-cell table:formula="of:=IF(NOT(ISBLANK([.B52]));&quot;&quot;&quot;&quot;&amp;[.F52]&amp;&quot;&quot;&quot;,&quot;;&quot;&quot;)" office:value-type="string" office:string-value="&quot;call_duration&quot;," calcext:value-type="string">
            <text:p>"call_duration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1 pd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38" calcext:value-type="float">
            <text:p>138</text:p>
          </table:table-cell>
          <table:table-cell table:formula="of:=MID([.A53]; SEARCH(&quot; &quot;;[.A53])+1; LEN([.A53]))" office:value-type="string" office:string-value="pdd" calcext:value-type="string">
            <text:p>pd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3]));[.F53]&amp;&quot; = ndb.&quot;&amp;[.G53]&amp;&quot;()&quot;;&quot;&quot;)" office:value-type="string" office:string-value="pdd = ndb.IntegerProperty()" calcext:value-type="string">
            <text:p>pdd = ndb.IntegerProperty()</text:p>
          </table:table-cell>
          <table:table-cell table:formula="of:=IF(NOT(ISBLANK([.B53]));[.F53]&amp;&quot;=&quot;&amp;IF([.G53]=&quot;IntegerProperty&quot;;&quot;int(&quot;&amp;[.F53]&amp;&quot;)&quot;;[.F53])&amp;&quot;,&quot;;&quot;&quot;)" office:value-type="string" office:string-value="pdd=int(pdd)," calcext:value-type="string">
            <text:p>pdd=int(pdd),</text:p>
          </table:table-cell>
          <table:table-cell office:value-type="float" office:value="51" calcext:value-type="float">
            <text:p>51</text:p>
          </table:table-cell>
          <table:table-cell table:style-name="ce5" table:formula="of:=IF(NOT(ISBLANK([.B53]));[.F53];&quot;_&quot;)&amp;&quot;,&quot;" office:value-type="string" office:string-value="pdd," calcext:value-type="string">
            <text:p>pdd,</text:p>
          </table:table-cell>
          <table:table-cell table:formula="of:=IF(NOT(ISBLANK([.B53]));&quot;&quot;&quot;&quot;&amp;[.F53]&amp;&quot;&quot;&quot;,&quot;;&quot;&quot;)" office:value-type="string" office:string-value="&quot;pdd&quot;," calcext:value-type="string">
            <text:p>"pd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2 ring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54]; SEARCH(&quot; &quot;;[.A54])+1; LEN([.A54]))" office:value-type="string" office:string-value="ring_time" calcext:value-type="string">
            <text:p>ring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4]));[.F54]&amp;&quot; = ndb.&quot;&amp;[.G54]&amp;&quot;()&quot;;&quot;&quot;)" office:value-type="string" office:string-value="ring_time = ndb.IntegerProperty()" calcext:value-type="string">
            <text:p>ring_time = ndb.IntegerProperty()</text:p>
          </table:table-cell>
          <table:table-cell table:formula="of:=IF(NOT(ISBLANK([.B54]));[.F54]&amp;&quot;=&quot;&amp;IF([.G54]=&quot;IntegerProperty&quot;;&quot;int(&quot;&amp;[.F54]&amp;&quot;)&quot;;[.F54])&amp;&quot;,&quot;;&quot;&quot;)" office:value-type="string" office:string-value="ring_time=int(ring_time)," calcext:value-type="string">
            <text:p>ring_time=int(ring_time),</text:p>
          </table:table-cell>
          <table:table-cell office:value-type="float" office:value="52" calcext:value-type="float">
            <text:p>52</text:p>
          </table:table-cell>
          <table:table-cell table:style-name="ce5" table:formula="of:=IF(NOT(ISBLANK([.B54]));[.F54];&quot;_&quot;)&amp;&quot;,&quot;" office:value-type="string" office:string-value="ring_time," calcext:value-type="string">
            <text:p>ring_time,</text:p>
          </table:table-cell>
          <table:table-cell table:formula="of:=IF(NOT(ISBLANK([.B54]));&quot;&quot;&quot;&quot;&amp;[.F54]&amp;&quot;&quot;&quot;,&quot;;&quot;&quot;)" office:value-type="string" office:string-value="&quot;ring_time&quot;," calcext:value-type="string">
            <text:p>"ring_ti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 callduration_in_m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55]; SEARCH(&quot; &quot;;[.A55])+1; LEN([.A55]))" office:value-type="string" office:string-value="callduration_in_ms" calcext:value-type="string">
            <text:p>callduration_in_m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5]));[.F55]&amp;&quot; = ndb.&quot;&amp;[.G55]&amp;&quot;()&quot;;&quot;&quot;)" office:value-type="string" office:string-value="callduration_in_ms = ndb.IntegerProperty()" calcext:value-type="string">
            <text:p>callduration_in_ms = ndb.IntegerProperty()</text:p>
          </table:table-cell>
          <table:table-cell table:formula="of:=IF(NOT(ISBLANK([.B55]));[.F55]&amp;&quot;=&quot;&amp;IF([.G55]=&quot;IntegerProperty&quot;;&quot;int(&quot;&amp;[.F55]&amp;&quot;)&quot;;[.F55])&amp;&quot;,&quot;;&quot;&quot;)" office:value-type="string" office:string-value="callduration_in_ms=int(callduration_in_ms)," calcext:value-type="string">
            <text:p>callduration_in_ms=int(callduration_in_ms),</text:p>
          </table:table-cell>
          <table:table-cell office:value-type="float" office:value="53" calcext:value-type="float">
            <text:p>53</text:p>
          </table:table-cell>
          <table:table-cell table:style-name="ce5" table:formula="of:=IF(NOT(ISBLANK([.B55]));[.F55];&quot;_&quot;)&amp;&quot;,&quot;" office:value-type="string" office:string-value="callduration_in_ms," calcext:value-type="string">
            <text:p>callduration_in_ms,</text:p>
          </table:table-cell>
          <table:table-cell table:formula="of:=IF(NOT(ISBLANK([.B55]));&quot;&quot;&quot;&quot;&amp;[.F55]&amp;&quot;&quot;&quot;,&quot;;&quot;&quot;)" office:value-type="string" office:string-value="&quot;callduration_in_ms&quot;," calcext:value-type="string">
            <text:p>"callduration_in_ms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 conf_i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56]; SEARCH(&quot; &quot;;[.A56])+1; LEN([.A56]))" office:value-type="string" office:string-value="conf_id" calcext:value-type="string">
            <text:p>conf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6]));[.F56]&amp;&quot; = ndb.&quot;&amp;[.G56]&amp;&quot;()&quot;;&quot;&quot;)" office:value-type="string" office:string-value="conf_id = ndb.IntegerProperty()" calcext:value-type="string">
            <text:p>conf_id = ndb.IntegerProperty()</text:p>
          </table:table-cell>
          <table:table-cell table:formula="of:=IF(NOT(ISBLANK([.B56]));[.F56]&amp;&quot;=&quot;&amp;IF([.G56]=&quot;IntegerProperty&quot;;&quot;int(&quot;&amp;[.F56]&amp;&quot;)&quot;;[.F56])&amp;&quot;,&quot;;&quot;&quot;)" office:value-type="string" office:string-value="conf_id=int(conf_id)," calcext:value-type="string">
            <text:p>conf_id=int(conf_id),</text:p>
          </table:table-cell>
          <table:table-cell office:value-type="float" office:value="54" calcext:value-type="float">
            <text:p>54</text:p>
          </table:table-cell>
          <table:table-cell table:style-name="ce5" table:formula="of:=IF(NOT(ISBLANK([.B56]));[.F56];&quot;_&quot;)&amp;&quot;,&quot;" office:value-type="string" office:string-value="conf_id," calcext:value-type="string">
            <text:p>conf_id,</text:p>
          </table:table-cell>
          <table:table-cell table:formula="of:=IF(NOT(ISBLANK([.B56]));&quot;&quot;&quot;&quot;&amp;[.F56]&amp;&quot;&quot;&quot;,&quot;;&quot;&quot;)" office:value-type="string" office:string-value="&quot;conf_id&quot;," calcext:value-type="string">
            <text:p>"conf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5 call_typ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57]; SEARCH(&quot; &quot;;[.A57])+1; LEN([.A57]))" office:value-type="string" office:string-value="call_type" calcext:value-type="string">
            <text:p>call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7]));[.F57]&amp;&quot; = ndb.&quot;&amp;[.G57]&amp;&quot;()&quot;;&quot;&quot;)">
            <text:p/>
          </table:table-cell>
          <table:table-cell table:formula="of:=IF(NOT(ISBLANK([.B57]));[.F57]&amp;&quot;=&quot;&amp;IF([.G57]=&quot;IntegerProperty&quot;;&quot;int(&quot;&amp;[.F57]&amp;&quot;)&quot;;[.F57])&amp;&quot;,&quot;;&quot;&quot;)">
            <text:p/>
          </table:table-cell>
          <table:table-cell office:value-type="float" office:value="55" calcext:value-type="float">
            <text:p>55</text:p>
          </table:table-cell>
          <table:table-cell table:style-name="ce5" table:formula="of:=IF(NOT(ISBLANK([.B57]));[.F57];&quot;_&quot;)&amp;&quot;,&quot;" office:value-type="string" office:string-value="_," calcext:value-type="string">
            <text:p>_,</text:p>
          </table:table-cell>
          <table:table-cell table:formula="of:=IF(NOT(ISBLANK([.B57]));&quot;&quot;&quot;&quot;&amp;[.F5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6 ingress_id</text:p>
          </table:table-cell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formula="of:=MID([.A58]; SEARCH(&quot; &quot;;[.A58])+1; LEN([.A58]))" office:value-type="string" office:string-value="ingress_id" calcext:value-type="string">
            <text:p>in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8]));[.F58]&amp;&quot; = ndb.&quot;&amp;[.G58]&amp;&quot;()&quot;;&quot;&quot;)">
            <text:p/>
          </table:table-cell>
          <table:table-cell table:formula="of:=IF(NOT(ISBLANK([.B58]));[.F58]&amp;&quot;=&quot;&amp;IF([.G58]=&quot;IntegerProperty&quot;;&quot;int(&quot;&amp;[.F58]&amp;&quot;)&quot;;[.F58])&amp;&quot;,&quot;;&quot;&quot;)">
            <text:p/>
          </table:table-cell>
          <table:table-cell office:value-type="float" office:value="56" calcext:value-type="float">
            <text:p>56</text:p>
          </table:table-cell>
          <table:table-cell table:style-name="ce5" table:formula="of:=IF(NOT(ISBLANK([.B58]));[.F58];&quot;_&quot;)&amp;&quot;,&quot;" office:value-type="string" office:string-value="_," calcext:value-type="string">
            <text:p>_,</text:p>
          </table:table-cell>
          <table:table-cell table:formula="of:=IF(NOT(ISBLANK([.B58]));&quot;&quot;&quot;&quot;&amp;[.F5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7 in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formula="of:=MID([.A59]; SEARCH(&quot; &quot;;[.A59])+1; LEN([.A59]))" office:value-type="string" office:string-value="ingress_client_id" calcext:value-type="string">
            <text:p>in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9]));[.F59]&amp;&quot; = ndb.&quot;&amp;[.G59]&amp;&quot;()&quot;;&quot;&quot;)" office:value-type="string" office:string-value="ingress_client_id = ndb.IntegerProperty()" calcext:value-type="string">
            <text:p>ingress_client_id = ndb.IntegerProperty()</text:p>
          </table:table-cell>
          <table:table-cell table:formula="of:=IF(NOT(ISBLANK([.B59]));[.F59]&amp;&quot;=&quot;&amp;IF([.G59]=&quot;IntegerProperty&quot;;&quot;int(&quot;&amp;[.F59]&amp;&quot;)&quot;;[.F59])&amp;&quot;,&quot;;&quot;&quot;)" office:value-type="string" office:string-value="ingress_client_id=int(ingress_client_id)," calcext:value-type="string">
            <text:p>ingress_client_id=int(ingress_client_id),</text:p>
          </table:table-cell>
          <table:table-cell office:value-type="float" office:value="57" calcext:value-type="float">
            <text:p>57</text:p>
          </table:table-cell>
          <table:table-cell table:style-name="ce5" table:formula="of:=IF(NOT(ISBLANK([.B59]));[.F59];&quot;_&quot;)&amp;&quot;,&quot;" office:value-type="string" office:string-value="ingress_client_id," calcext:value-type="string">
            <text:p>ingress_client_id,</text:p>
          </table:table-cell>
          <table:table-cell table:formula="of:=IF(NOT(ISBLANK([.B59]));&quot;&quot;&quot;&quot;&amp;[.F59]&amp;&quot;&quot;&quot;,&quot;;&quot;&quot;)" office:value-type="string" office:string-value="&quot;ingress_client_id&quot;," calcext:value-type="string">
            <text:p>"ingress_client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8 ingress_client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formula="of:=MID([.A60]; SEARCH(&quot; &quot;;[.A60])+1; LEN([.A60]))" office:value-type="string" office:string-value="ingress_client_rate_table_id" calcext:value-type="string">
            <text:p>ingress_client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0]));[.F60]&amp;&quot; = ndb.&quot;&amp;[.G60]&amp;&quot;()&quot;;&quot;&quot;)" office:value-type="string" office:string-value="ingress_client_rate_table_id = ndb.IntegerProperty()" calcext:value-type="string">
            <text:p>ingress_client_rate_table_id = ndb.IntegerProperty()</text:p>
          </table:table-cell>
          <table:table-cell table:formula="of:=IF(NOT(ISBLANK([.B60]));[.F60]&amp;&quot;=&quot;&amp;IF([.G60]=&quot;IntegerProperty&quot;;&quot;int(&quot;&amp;[.F60]&amp;&quot;)&quot;;[.F60])&amp;&quot;,&quot;;&quot;&quot;)" office:value-type="string" office:string-value="ingress_client_rate_table_id=int(ingress_client_rate_table_id)," calcext:value-type="string">
            <text:p>ingress_client_rate_table_id=int(ingress_client_rate_table_id),</text:p>
          </table:table-cell>
          <table:table-cell office:value-type="float" office:value="58" calcext:value-type="float">
            <text:p>58</text:p>
          </table:table-cell>
          <table:table-cell table:style-name="ce5" table:formula="of:=IF(NOT(ISBLANK([.B60]));[.F60];&quot;_&quot;)&amp;&quot;,&quot;" office:value-type="string" office:string-value="ingress_client_rate_table_id," calcext:value-type="string">
            <text:p>ingress_client_rate_table_id,</text:p>
          </table:table-cell>
          <table:table-cell table:formula="of:=IF(NOT(ISBLANK([.B60]));&quot;&quot;&quot;&quot;&amp;[.F60]&amp;&quot;&quot;&quot;,&quot;;&quot;&quot;)" office:value-type="string" office:string-value="&quot;ingress_client_rate_table_id&quot;," calcext:value-type="string">
            <text:p>"ingress_client_rate_table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9 ingress_client_currency_id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MID([.A61]; SEARCH(&quot; &quot;;[.A61])+1; LEN([.A61]))" office:value-type="string" office:string-value="ingress_client_currency_id" calcext:value-type="string">
            <text:p>in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1]));[.F61]&amp;&quot; = ndb.&quot;&amp;[.G61]&amp;&quot;()&quot;;&quot;&quot;)">
            <text:p/>
          </table:table-cell>
          <table:table-cell table:formula="of:=IF(NOT(ISBLANK([.B61]));[.F61]&amp;&quot;=&quot;&amp;IF([.G61]=&quot;IntegerProperty&quot;;&quot;int(&quot;&amp;[.F61]&amp;&quot;)&quot;;[.F61])&amp;&quot;,&quot;;&quot;&quot;)">
            <text:p/>
          </table:table-cell>
          <table:table-cell office:value-type="float" office:value="59" calcext:value-type="float">
            <text:p>59</text:p>
          </table:table-cell>
          <table:table-cell table:style-name="ce5" table:formula="of:=IF(NOT(ISBLANK([.B61]));[.F61];&quot;_&quot;)&amp;&quot;,&quot;" office:value-type="string" office:string-value="_," calcext:value-type="string">
            <text:p>_,</text:p>
          </table:table-cell>
          <table:table-cell table:formula="of:=IF(NOT(ISBLANK([.B61]));&quot;&quot;&quot;&quot;&amp;[.F6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0 ingress_client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.008" calcext:value-type="float">
            <text:p>0.008</text:p>
          </table:table-cell>
          <table:table-cell table:formula="of:=MID([.A62]; SEARCH(&quot; &quot;;[.A62])+1; LEN([.A62]))" office:value-type="string" office:string-value="ingress_client_rate" calcext:value-type="string">
            <text:p>ingress_cli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2]));[.F62]&amp;&quot; = ndb.&quot;&amp;[.G62]&amp;&quot;()&quot;;&quot;&quot;)" office:value-type="string" office:string-value="ingress_client_rate = ndb.FloatProperty()" calcext:value-type="string">
            <text:p>ingress_client_rate = ndb.FloatProperty()</text:p>
          </table:table-cell>
          <table:table-cell table:formula="of:=IF(NOT(ISBLANK([.B62]));[.F62]&amp;&quot;=&quot;&amp;IF([.G62]=&quot;IntegerProperty&quot;;&quot;int(&quot;&amp;[.F62]&amp;&quot;)&quot;;[.F62])&amp;&quot;,&quot;;&quot;&quot;)" office:value-type="string" office:string-value="ingress_client_rate=ingress_client_rate," calcext:value-type="string">
            <text:p>ingress_client_rate=ingress_client_rate,</text:p>
          </table:table-cell>
          <table:table-cell office:value-type="float" office:value="60" calcext:value-type="float">
            <text:p>60</text:p>
          </table:table-cell>
          <table:table-cell table:style-name="ce5" table:formula="of:=IF(NOT(ISBLANK([.B62]));[.F62];&quot;_&quot;)&amp;&quot;,&quot;" office:value-type="string" office:string-value="ingress_client_rate," calcext:value-type="string">
            <text:p>ingress_client_rate,</text:p>
          </table:table-cell>
          <table:table-cell table:formula="of:=IF(NOT(ISBLANK([.B62]));&quot;&quot;&quot;&quot;&amp;[.F62]&amp;&quot;&quot;&quot;,&quot;;&quot;&quot;)" office:value-type="string" office:string-value="&quot;ingress_client_rate&quot;," calcext:value-type="string">
            <text:p>"ingress_client_rat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1 ingress_client_currency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63]; SEARCH(&quot; &quot;;[.A63])+1; LEN([.A63]))" office:value-type="string" office:string-value="ingress_client_currency" calcext:value-type="string">
            <text:p>ingress_client_currenc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3]));[.F63]&amp;&quot; = ndb.&quot;&amp;[.G63]&amp;&quot;()&quot;;&quot;&quot;)">
            <text:p/>
          </table:table-cell>
          <table:table-cell table:formula="of:=IF(NOT(ISBLANK([.B63]));[.F63]&amp;&quot;=&quot;&amp;IF([.G63]=&quot;IntegerProperty&quot;;&quot;int(&quot;&amp;[.F63]&amp;&quot;)&quot;;[.F63])&amp;&quot;,&quot;;&quot;&quot;)">
            <text:p/>
          </table:table-cell>
          <table:table-cell office:value-type="float" office:value="61" calcext:value-type="float">
            <text:p>61</text:p>
          </table:table-cell>
          <table:table-cell table:style-name="ce5" table:formula="of:=IF(NOT(ISBLANK([.B63]));[.F63];&quot;_&quot;)&amp;&quot;,&quot;" office:value-type="string" office:string-value="_," calcext:value-type="string">
            <text:p>_,</text:p>
          </table:table-cell>
          <table:table-cell table:formula="of:=IF(NOT(ISBLANK([.B63]));&quot;&quot;&quot;&quot;&amp;[.F6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2 ingress_client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64]; SEARCH(&quot; &quot;;[.A64])+1; LEN([.A64]))" office:value-type="string" office:string-value="ingress_client_bill_time" calcext:value-type="string">
            <text:p>ingress_client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4]));[.F64]&amp;&quot; = ndb.&quot;&amp;[.G64]&amp;&quot;()&quot;;&quot;&quot;)" office:value-type="string" office:string-value="ingress_client_bill_time = ndb.IntegerProperty()" calcext:value-type="string">
            <text:p>ingress_client_bill_time = ndb.IntegerProperty()</text:p>
          </table:table-cell>
          <table:table-cell table:formula="of:=IF(NOT(ISBLANK([.B64]));[.F64]&amp;&quot;=&quot;&amp;IF([.G64]=&quot;IntegerProperty&quot;;&quot;int(&quot;&amp;[.F64]&amp;&quot;)&quot;;[.F64])&amp;&quot;,&quot;;&quot;&quot;)" office:value-type="string" office:string-value="ingress_client_bill_time=int(ingress_client_bill_time)," calcext:value-type="string">
            <text:p>ingress_client_bill_time=int(ingress_client_bill_time),</text:p>
          </table:table-cell>
          <table:table-cell office:value-type="float" office:value="62" calcext:value-type="float">
            <text:p>62</text:p>
          </table:table-cell>
          <table:table-cell table:style-name="ce5" table:formula="of:=IF(NOT(ISBLANK([.B64]));[.F64];&quot;_&quot;)&amp;&quot;,&quot;" office:value-type="string" office:string-value="ingress_client_bill_time," calcext:value-type="string">
            <text:p>ingress_client_bill_time,</text:p>
          </table:table-cell>
          <table:table-cell table:formula="of:=IF(NOT(ISBLANK([.B64]));&quot;&quot;&quot;&quot;&amp;[.F64]&amp;&quot;&quot;&quot;,&quot;;&quot;&quot;)" office:value-type="string" office:string-value="&quot;ingress_client_bill_time&quot;," calcext:value-type="string">
            <text:p>"ingress_client_bill_ti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 ingress_client_bill_result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65]; SEARCH(&quot; &quot;;[.A65])+1; LEN([.A65]))" office:value-type="string" office:string-value="ingress_client_bill_result" calcext:value-type="string">
            <text:p>ingress_client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5]));[.F65]&amp;&quot; = ndb.&quot;&amp;[.G65]&amp;&quot;()&quot;;&quot;&quot;)">
            <text:p/>
          </table:table-cell>
          <table:table-cell table:formula="of:=IF(NOT(ISBLANK([.B65]));[.F65]&amp;&quot;=&quot;&amp;IF([.G65]=&quot;IntegerProperty&quot;;&quot;int(&quot;&amp;[.F65]&amp;&quot;)&quot;;[.F65])&amp;&quot;,&quot;;&quot;&quot;)">
            <text:p/>
          </table:table-cell>
          <table:table-cell office:value-type="float" office:value="63" calcext:value-type="float">
            <text:p>63</text:p>
          </table:table-cell>
          <table:table-cell table:style-name="ce5" table:formula="of:=IF(NOT(ISBLANK([.B65]));[.F65];&quot;_&quot;)&amp;&quot;,&quot;" office:value-type="string" office:string-value="_," calcext:value-type="string">
            <text:p>_,</text:p>
          </table:table-cell>
          <table:table-cell table:formula="of:=IF(NOT(ISBLANK([.B65]));&quot;&quot;&quot;&quot;&amp;[.F6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4 ingress_client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66]; SEARCH(&quot; &quot;;[.A66])+1; LEN([.A66]))" office:value-type="string" office:string-value="ingress_client_cost" calcext:value-type="string">
            <text:p>ingress_cli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6]));[.F66]&amp;&quot; = ndb.&quot;&amp;[.G66]&amp;&quot;()&quot;;&quot;&quot;)" office:value-type="string" office:string-value="ingress_client_cost = ndb.IntegerProperty()" calcext:value-type="string">
            <text:p>ingress_client_cost = ndb.IntegerProperty()</text:p>
          </table:table-cell>
          <table:table-cell table:formula="of:=IF(NOT(ISBLANK([.B66]));[.F66]&amp;&quot;=&quot;&amp;IF([.G66]=&quot;IntegerProperty&quot;;&quot;int(&quot;&amp;[.F66]&amp;&quot;)&quot;;[.F66])&amp;&quot;,&quot;;&quot;&quot;)" office:value-type="string" office:string-value="ingress_client_cost=int(ingress_client_cost)," calcext:value-type="string">
            <text:p>ingress_client_cost=int(ingress_client_cost),</text:p>
          </table:table-cell>
          <table:table-cell office:value-type="float" office:value="64" calcext:value-type="float">
            <text:p>64</text:p>
          </table:table-cell>
          <table:table-cell table:style-name="ce5" table:formula="of:=IF(NOT(ISBLANK([.B66]));[.F66];&quot;_&quot;)&amp;&quot;,&quot;" office:value-type="string" office:string-value="ingress_client_cost," calcext:value-type="string">
            <text:p>ingress_client_cost,</text:p>
          </table:table-cell>
          <table:table-cell table:formula="of:=IF(NOT(ISBLANK([.B66]));&quot;&quot;&quot;&quot;&amp;[.F66]&amp;&quot;&quot;&quot;,&quot;;&quot;&quot;)" office:value-type="string" office:string-value="&quot;ingress_client_cost&quot;," calcext:value-type="string">
            <text:p>"ingress_client_cost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5 egress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MID([.A67]; SEARCH(&quot; &quot;;[.A67])+1; LEN([.A67]))" office:value-type="string" office:string-value="egress_id" calcext:value-type="string">
            <text:p>e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7]));[.F67]&amp;&quot; = ndb.&quot;&amp;[.G67]&amp;&quot;()&quot;;&quot;&quot;)" office:value-type="string" office:string-value="egress_id = ndb.IntegerProperty()" calcext:value-type="string">
            <text:p>egress_id = ndb.IntegerProperty()</text:p>
          </table:table-cell>
          <table:table-cell table:formula="of:=IF(NOT(ISBLANK([.B67]));[.F67]&amp;&quot;=&quot;&amp;IF([.G67]=&quot;IntegerProperty&quot;;&quot;int(&quot;&amp;[.F67]&amp;&quot;)&quot;;[.F67])&amp;&quot;,&quot;;&quot;&quot;)" office:value-type="string" office:string-value="egress_id=int(egress_id)," calcext:value-type="string">
            <text:p>egress_id=int(egress_id),</text:p>
          </table:table-cell>
          <table:table-cell office:value-type="float" office:value="65" calcext:value-type="float">
            <text:p>65</text:p>
          </table:table-cell>
          <table:table-cell table:style-name="ce5" table:formula="of:=IF(NOT(ISBLANK([.B67]));[.F67];&quot;_&quot;)&amp;&quot;,&quot;" office:value-type="string" office:string-value="egress_id," calcext:value-type="string">
            <text:p>egress_id,</text:p>
          </table:table-cell>
          <table:table-cell table:formula="of:=IF(NOT(ISBLANK([.B67]));&quot;&quot;&quot;&quot;&amp;[.F67]&amp;&quot;&quot;&quot;,&quot;;&quot;&quot;)" office:value-type="string" office:string-value="&quot;egress_id&quot;," calcext:value-type="string">
            <text:p>"egress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6 egress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68]; SEARCH(&quot; &quot;;[.A68])+1; LEN([.A68]))" office:value-type="string" office:string-value="egress_rate_table_id" calcext:value-type="string">
            <text:p>egress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8]));[.F68]&amp;&quot; = ndb.&quot;&amp;[.G68]&amp;&quot;()&quot;;&quot;&quot;)" office:value-type="string" office:string-value="egress_rate_table_id = ndb.IntegerProperty()" calcext:value-type="string">
            <text:p>egress_rate_table_id = ndb.IntegerProperty()</text:p>
          </table:table-cell>
          <table:table-cell table:formula="of:=IF(NOT(ISBLANK([.B68]));[.F68]&amp;&quot;=&quot;&amp;IF([.G68]=&quot;IntegerProperty&quot;;&quot;int(&quot;&amp;[.F68]&amp;&quot;)&quot;;[.F68])&amp;&quot;,&quot;;&quot;&quot;)" office:value-type="string" office:string-value="egress_rate_table_id=int(egress_rate_table_id)," calcext:value-type="string">
            <text:p>egress_rate_table_id=int(egress_rate_table_id),</text:p>
          </table:table-cell>
          <table:table-cell office:value-type="float" office:value="66" calcext:value-type="float">
            <text:p>66</text:p>
          </table:table-cell>
          <table:table-cell table:style-name="ce5" table:formula="of:=IF(NOT(ISBLANK([.B68]));[.F68];&quot;_&quot;)&amp;&quot;,&quot;" office:value-type="string" office:string-value="egress_rate_table_id," calcext:value-type="string">
            <text:p>egress_rate_table_id,</text:p>
          </table:table-cell>
          <table:table-cell table:formula="of:=IF(NOT(ISBLANK([.B68]));&quot;&quot;&quot;&quot;&amp;[.F68]&amp;&quot;&quot;&quot;,&quot;;&quot;&quot;)" office:value-type="string" office:string-value="&quot;egress_rate_table_id&quot;," calcext:value-type="string">
            <text:p>"egress_rate_table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7 egress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.0041" calcext:value-type="float">
            <text:p>0.0041</text:p>
          </table:table-cell>
          <table:table-cell table:formula="of:=MID([.A69]; SEARCH(&quot; &quot;;[.A69])+1; LEN([.A69]))" office:value-type="string" office:string-value="egress_rate" calcext:value-type="string">
            <text:p>egress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9]));[.F69]&amp;&quot; = ndb.&quot;&amp;[.G69]&amp;&quot;()&quot;;&quot;&quot;)" office:value-type="string" office:string-value="egress_rate = ndb.FloatProperty()" calcext:value-type="string">
            <text:p>egress_rate = ndb.FloatProperty()</text:p>
          </table:table-cell>
          <table:table-cell table:formula="of:=IF(NOT(ISBLANK([.B69]));[.F69]&amp;&quot;=&quot;&amp;IF([.G69]=&quot;IntegerProperty&quot;;&quot;int(&quot;&amp;[.F69]&amp;&quot;)&quot;;[.F69])&amp;&quot;,&quot;;&quot;&quot;)" office:value-type="string" office:string-value="egress_rate=egress_rate," calcext:value-type="string">
            <text:p>egress_rate=egress_rate,</text:p>
          </table:table-cell>
          <table:table-cell office:value-type="float" office:value="67" calcext:value-type="float">
            <text:p>67</text:p>
          </table:table-cell>
          <table:table-cell table:style-name="ce5" table:formula="of:=IF(NOT(ISBLANK([.B69]));[.F69];&quot;_&quot;)&amp;&quot;,&quot;" office:value-type="string" office:string-value="egress_rate," calcext:value-type="string">
            <text:p>egress_rate,</text:p>
          </table:table-cell>
          <table:table-cell table:formula="of:=IF(NOT(ISBLANK([.B69]));&quot;&quot;&quot;&quot;&amp;[.F69]&amp;&quot;&quot;&quot;,&quot;;&quot;&quot;)" office:value-type="string" office:string-value="&quot;egress_rate&quot;," calcext:value-type="string">
            <text:p>"egress_rat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8 egress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0]; SEARCH(&quot; &quot;;[.A70])+1; LEN([.A70]))" office:value-type="string" office:string-value="egress_cost" calcext:value-type="string">
            <text:p>egress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0]));[.F70]&amp;&quot; = ndb.&quot;&amp;[.G70]&amp;&quot;()&quot;;&quot;&quot;)" office:value-type="string" office:string-value="egress_cost = ndb.IntegerProperty()" calcext:value-type="string">
            <text:p>egress_cost = ndb.IntegerProperty()</text:p>
          </table:table-cell>
          <table:table-cell table:formula="of:=IF(NOT(ISBLANK([.B70]));[.F70]&amp;&quot;=&quot;&amp;IF([.G70]=&quot;IntegerProperty&quot;;&quot;int(&quot;&amp;[.F70]&amp;&quot;)&quot;;[.F70])&amp;&quot;,&quot;;&quot;&quot;)" office:value-type="string" office:string-value="egress_cost=int(egress_cost)," calcext:value-type="string">
            <text:p>egress_cost=int(egress_cost),</text:p>
          </table:table-cell>
          <table:table-cell office:value-type="float" office:value="68" calcext:value-type="float">
            <text:p>68</text:p>
          </table:table-cell>
          <table:table-cell table:style-name="ce5" table:formula="of:=IF(NOT(ISBLANK([.B70]));[.F70];&quot;_&quot;)&amp;&quot;,&quot;" office:value-type="string" office:string-value="egress_cost," calcext:value-type="string">
            <text:p>egress_cost,</text:p>
          </table:table-cell>
          <table:table-cell table:formula="of:=IF(NOT(ISBLANK([.B70]));&quot;&quot;&quot;&quot;&amp;[.F70]&amp;&quot;&quot;&quot;,&quot;;&quot;&quot;)" office:value-type="string" office:string-value="&quot;egress_cost&quot;," calcext:value-type="string">
            <text:p>"egress_cost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9 egress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1]; SEARCH(&quot; &quot;;[.A71])+1; LEN([.A71]))" office:value-type="string" office:string-value="egress_bill_time" calcext:value-type="string">
            <text:p>egress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1]));[.F71]&amp;&quot; = ndb.&quot;&amp;[.G71]&amp;&quot;()&quot;;&quot;&quot;)" office:value-type="string" office:string-value="egress_bill_time = ndb.IntegerProperty()" calcext:value-type="string">
            <text:p>egress_bill_time = ndb.IntegerProperty()</text:p>
          </table:table-cell>
          <table:table-cell table:formula="of:=IF(NOT(ISBLANK([.B71]));[.F71]&amp;&quot;=&quot;&amp;IF([.G71]=&quot;IntegerProperty&quot;;&quot;int(&quot;&amp;[.F71]&amp;&quot;)&quot;;[.F71])&amp;&quot;,&quot;;&quot;&quot;)" office:value-type="string" office:string-value="egress_bill_time=int(egress_bill_time)," calcext:value-type="string">
            <text:p>egress_bill_time=int(egress_bill_time),</text:p>
          </table:table-cell>
          <table:table-cell office:value-type="float" office:value="69" calcext:value-type="float">
            <text:p>69</text:p>
          </table:table-cell>
          <table:table-cell table:style-name="ce5" table:formula="of:=IF(NOT(ISBLANK([.B71]));[.F71];&quot;_&quot;)&amp;&quot;,&quot;" office:value-type="string" office:string-value="egress_bill_time," calcext:value-type="string">
            <text:p>egress_bill_time,</text:p>
          </table:table-cell>
          <table:table-cell table:formula="of:=IF(NOT(ISBLANK([.B71]));&quot;&quot;&quot;&quot;&amp;[.F71]&amp;&quot;&quot;&quot;,&quot;;&quot;&quot;)" office:value-type="string" office:string-value="&quot;egress_bill_time&quot;," calcext:value-type="string">
            <text:p>"egress_bill_ti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0 e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MID([.A72]; SEARCH(&quot; &quot;;[.A72])+1; LEN([.A72]))" office:value-type="string" office:string-value="egress_client_id" calcext:value-type="string">
            <text:p>e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2]));[.F72]&amp;&quot; = ndb.&quot;&amp;[.G72]&amp;&quot;()&quot;;&quot;&quot;)" office:value-type="string" office:string-value="egress_client_id = ndb.IntegerProperty()" calcext:value-type="string">
            <text:p>egress_client_id = ndb.IntegerProperty()</text:p>
          </table:table-cell>
          <table:table-cell table:formula="of:=IF(NOT(ISBLANK([.B72]));[.F72]&amp;&quot;=&quot;&amp;IF([.G72]=&quot;IntegerProperty&quot;;&quot;int(&quot;&amp;[.F72]&amp;&quot;)&quot;;[.F72])&amp;&quot;,&quot;;&quot;&quot;)" office:value-type="string" office:string-value="egress_client_id=int(egress_client_id)," calcext:value-type="string">
            <text:p>egress_client_id=int(egress_client_id),</text:p>
          </table:table-cell>
          <table:table-cell office:value-type="float" office:value="70" calcext:value-type="float">
            <text:p>70</text:p>
          </table:table-cell>
          <table:table-cell table:style-name="ce5" table:formula="of:=IF(NOT(ISBLANK([.B72]));[.F72];&quot;_&quot;)&amp;&quot;,&quot;" office:value-type="string" office:string-value="egress_client_id," calcext:value-type="string">
            <text:p>egress_client_id,</text:p>
          </table:table-cell>
          <table:table-cell table:formula="of:=IF(NOT(ISBLANK([.B72]));&quot;&quot;&quot;&quot;&amp;[.F72]&amp;&quot;&quot;&quot;,&quot;;&quot;&quot;)" office:value-type="string" office:string-value="&quot;egress_client_id&quot;," calcext:value-type="string">
            <text:p>"egress_client_i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1 egress_client_currency_id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MID([.A73]; SEARCH(&quot; &quot;;[.A73])+1; LEN([.A73]))" office:value-type="string" office:string-value="egress_client_currency_id" calcext:value-type="string">
            <text:p>e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3]));[.F73]&amp;&quot; = ndb.&quot;&amp;[.G73]&amp;&quot;()&quot;;&quot;&quot;)">
            <text:p/>
          </table:table-cell>
          <table:table-cell table:formula="of:=IF(NOT(ISBLANK([.B73]));[.F73]&amp;&quot;=&quot;&amp;IF([.G73]=&quot;IntegerProperty&quot;;&quot;int(&quot;&amp;[.F73]&amp;&quot;)&quot;;[.F73])&amp;&quot;,&quot;;&quot;&quot;)">
            <text:p/>
          </table:table-cell>
          <table:table-cell office:value-type="float" office:value="71" calcext:value-type="float">
            <text:p>71</text:p>
          </table:table-cell>
          <table:table-cell table:style-name="ce5" table:formula="of:=IF(NOT(ISBLANK([.B73]));[.F73];&quot;_&quot;)&amp;&quot;,&quot;" office:value-type="string" office:string-value="_," calcext:value-type="string">
            <text:p>_,</text:p>
          </table:table-cell>
          <table:table-cell table:formula="of:=IF(NOT(ISBLANK([.B73]));&quot;&quot;&quot;&quot;&amp;[.F7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 egress_client_currency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74]; SEARCH(&quot; &quot;;[.A74])+1; LEN([.A74]))" office:value-type="string" office:string-value="egress_client_currency" calcext:value-type="string">
            <text:p>egress_client_currenc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74]));[.F74]&amp;&quot; = ndb.&quot;&amp;[.G74]&amp;&quot;()&quot;;&quot;&quot;)">
            <text:p/>
          </table:table-cell>
          <table:table-cell table:formula="of:=IF(NOT(ISBLANK([.B74]));[.F74]&amp;&quot;=&quot;&amp;IF([.G74]=&quot;IntegerProperty&quot;;&quot;int(&quot;&amp;[.F74]&amp;&quot;)&quot;;[.F74])&amp;&quot;,&quot;;&quot;&quot;)">
            <text:p/>
          </table:table-cell>
          <table:table-cell office:value-type="float" office:value="72" calcext:value-type="float">
            <text:p>72</text:p>
          </table:table-cell>
          <table:table-cell table:style-name="ce5" table:formula="of:=IF(NOT(ISBLANK([.B74]));[.F74];&quot;_&quot;)&amp;&quot;,&quot;" office:value-type="string" office:string-value="_," calcext:value-type="string">
            <text:p>_,</text:p>
          </table:table-cell>
          <table:table-cell table:formula="of:=IF(NOT(ISBLANK([.B74]));&quot;&quot;&quot;&quot;&amp;[.F74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3 egress_six_seconds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75]; SEARCH(&quot; &quot;;[.A75])+1; LEN([.A75]))" office:value-type="string" office:string-value="egress_six_seconds" calcext:value-type="string">
            <text:p>egress_six_second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5]));[.F75]&amp;&quot; = ndb.&quot;&amp;[.G75]&amp;&quot;()&quot;;&quot;&quot;)">
            <text:p/>
          </table:table-cell>
          <table:table-cell table:formula="of:=IF(NOT(ISBLANK([.B75]));[.F75]&amp;&quot;=&quot;&amp;IF([.G75]=&quot;IntegerProperty&quot;;&quot;int(&quot;&amp;[.F75]&amp;&quot;)&quot;;[.F75])&amp;&quot;,&quot;;&quot;&quot;)">
            <text:p/>
          </table:table-cell>
          <table:table-cell office:value-type="float" office:value="73" calcext:value-type="float">
            <text:p>73</text:p>
          </table:table-cell>
          <table:table-cell table:style-name="ce5" table:formula="of:=IF(NOT(ISBLANK([.B75]));[.F75];&quot;_&quot;)&amp;&quot;,&quot;" office:value-type="string" office:string-value="_," calcext:value-type="string">
            <text:p>_,</text:p>
          </table:table-cell>
          <table:table-cell table:formula="of:=IF(NOT(ISBLANK([.B75]));&quot;&quot;&quot;&quot;&amp;[.F7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4 e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6]; SEARCH(&quot; &quot;;[.A76])+1; LEN([.A76]))" office:value-type="string" office:string-value="egress_bill_minutes" calcext:value-type="string">
            <text:p>e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6]));[.F76]&amp;&quot; = ndb.&quot;&amp;[.G76]&amp;&quot;()&quot;;&quot;&quot;)" office:value-type="string" office:string-value="egress_bill_minutes = ndb.IntegerProperty()" calcext:value-type="string">
            <text:p>egress_bill_minutes = ndb.IntegerProperty()</text:p>
          </table:table-cell>
          <table:table-cell table:formula="of:=IF(NOT(ISBLANK([.B76]));[.F76]&amp;&quot;=&quot;&amp;IF([.G76]=&quot;IntegerProperty&quot;;&quot;int(&quot;&amp;[.F76]&amp;&quot;)&quot;;[.F76])&amp;&quot;,&quot;;&quot;&quot;)" office:value-type="string" office:string-value="egress_bill_minutes=int(egress_bill_minutes)," calcext:value-type="string">
            <text:p>egress_bill_minutes=int(egress_bill_minutes),</text:p>
          </table:table-cell>
          <table:table-cell office:value-type="float" office:value="74" calcext:value-type="float">
            <text:p>74</text:p>
          </table:table-cell>
          <table:table-cell table:style-name="ce5" table:formula="of:=IF(NOT(ISBLANK([.B76]));[.F76];&quot;_&quot;)&amp;&quot;,&quot;" office:value-type="string" office:string-value="egress_bill_minutes," calcext:value-type="string">
            <text:p>egress_bill_minutes,</text:p>
          </table:table-cell>
          <table:table-cell table:formula="of:=IF(NOT(ISBLANK([.B76]));&quot;&quot;&quot;&quot;&amp;[.F76]&amp;&quot;&quot;&quot;,&quot;;&quot;&quot;)" office:value-type="string" office:string-value="&quot;egress_bill_minutes&quot;," calcext:value-type="string">
            <text:p>"egress_bill_minutes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5 egress_bill_result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77]; SEARCH(&quot; &quot;;[.A77])+1; LEN([.A77]))" office:value-type="string" office:string-value="egress_bill_result" calcext:value-type="string">
            <text:p>egress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7]));[.F77]&amp;&quot; = ndb.&quot;&amp;[.G77]&amp;&quot;()&quot;;&quot;&quot;)">
            <text:p/>
          </table:table-cell>
          <table:table-cell table:formula="of:=IF(NOT(ISBLANK([.B77]));[.F77]&amp;&quot;=&quot;&amp;IF([.G77]=&quot;IntegerProperty&quot;;&quot;int(&quot;&amp;[.F77]&amp;&quot;)&quot;;[.F77])&amp;&quot;,&quot;;&quot;&quot;)">
            <text:p/>
          </table:table-cell>
          <table:table-cell office:value-type="float" office:value="75" calcext:value-type="float">
            <text:p>75</text:p>
          </table:table-cell>
          <table:table-cell table:style-name="ce5" table:formula="of:=IF(NOT(ISBLANK([.B77]));[.F77];&quot;_&quot;)&amp;&quot;,&quot;" office:value-type="string" office:string-value="_," calcext:value-type="string">
            <text:p>_,</text:p>
          </table:table-cell>
          <table:table-cell table:formula="of:=IF(NOT(ISBLANK([.B77]));&quot;&quot;&quot;&quot;&amp;[.F7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6 in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8]; SEARCH(&quot; &quot;;[.A78])+1; LEN([.A78]))" office:value-type="string" office:string-value="ingress_bill_minutes" calcext:value-type="string">
            <text:p>in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8]));[.F78]&amp;&quot; = ndb.&quot;&amp;[.G78]&amp;&quot;()&quot;;&quot;&quot;)" office:value-type="string" office:string-value="ingress_bill_minutes = ndb.IntegerProperty()" calcext:value-type="string">
            <text:p>ingress_bill_minutes = ndb.IntegerProperty()</text:p>
          </table:table-cell>
          <table:table-cell table:formula="of:=IF(NOT(ISBLANK([.B78]));[.F78]&amp;&quot;=&quot;&amp;IF([.G78]=&quot;IntegerProperty&quot;;&quot;int(&quot;&amp;[.F78]&amp;&quot;)&quot;;[.F78])&amp;&quot;,&quot;;&quot;&quot;)" office:value-type="string" office:string-value="ingress_bill_minutes=int(ingress_bill_minutes)," calcext:value-type="string">
            <text:p>ingress_bill_minutes=int(ingress_bill_minutes),</text:p>
          </table:table-cell>
          <table:table-cell office:value-type="float" office:value="76" calcext:value-type="float">
            <text:p>76</text:p>
          </table:table-cell>
          <table:table-cell table:style-name="ce5" table:formula="of:=IF(NOT(ISBLANK([.B78]));[.F78];&quot;_&quot;)&amp;&quot;,&quot;" office:value-type="string" office:string-value="ingress_bill_minutes," calcext:value-type="string">
            <text:p>ingress_bill_minutes,</text:p>
          </table:table-cell>
          <table:table-cell table:formula="of:=IF(NOT(ISBLANK([.B78]));&quot;&quot;&quot;&quot;&amp;[.F78]&amp;&quot;&quot;&quot;,&quot;;&quot;&quot;)" office:value-type="string" office:string-value="&quot;ingress_bill_minutes&quot;," calcext:value-type="string">
            <text:p>"ingress_bill_minutes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 ingress_dnis_typ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79]; SEARCH(&quot; &quot;;[.A79])+1; LEN([.A79]))" office:value-type="string" office:string-value="ingress_dnis_type" calcext:value-type="string">
            <text:p>in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9]));[.F79]&amp;&quot; = ndb.&quot;&amp;[.G79]&amp;&quot;()&quot;;&quot;&quot;)">
            <text:p/>
          </table:table-cell>
          <table:table-cell table:formula="of:=IF(NOT(ISBLANK([.B79]));[.F79]&amp;&quot;=&quot;&amp;IF([.G79]=&quot;IntegerProperty&quot;;&quot;int(&quot;&amp;[.F79]&amp;&quot;)&quot;;[.F79])&amp;&quot;,&quot;;&quot;&quot;)">
            <text:p/>
          </table:table-cell>
          <table:table-cell office:value-type="float" office:value="77" calcext:value-type="float">
            <text:p>77</text:p>
          </table:table-cell>
          <table:table-cell table:style-name="ce5" table:formula="of:=IF(NOT(ISBLANK([.B79]));[.F79];&quot;_&quot;)&amp;&quot;,&quot;" office:value-type="string" office:string-value="_," calcext:value-type="string">
            <text:p>_,</text:p>
          </table:table-cell>
          <table:table-cell table:formula="of:=IF(NOT(ISBLANK([.B79]));&quot;&quot;&quot;&quot;&amp;[.F7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8 in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MID([.A80]; SEARCH(&quot; &quot;;[.A80])+1; LEN([.A80]))" office:value-type="string" office:string-value="ingress_rate_type" calcext:value-type="string">
            <text:p>in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0]));[.F80]&amp;&quot; = ndb.&quot;&amp;[.G80]&amp;&quot;()&quot;;&quot;&quot;)" office:value-type="string" office:string-value="ingress_rate_type = ndb.IntegerProperty()" calcext:value-type="string">
            <text:p>ingress_rate_type = ndb.IntegerProperty()</text:p>
          </table:table-cell>
          <table:table-cell table:formula="of:=IF(NOT(ISBLANK([.B80]));[.F80]&amp;&quot;=&quot;&amp;IF([.G80]=&quot;IntegerProperty&quot;;&quot;int(&quot;&amp;[.F80]&amp;&quot;)&quot;;[.F80])&amp;&quot;,&quot;;&quot;&quot;)" office:value-type="string" office:string-value="ingress_rate_type=int(ingress_rate_type)," calcext:value-type="string">
            <text:p>ingress_rate_type=int(ingress_rate_type),</text:p>
          </table:table-cell>
          <table:table-cell office:value-type="float" office:value="78" calcext:value-type="float">
            <text:p>78</text:p>
          </table:table-cell>
          <table:table-cell table:style-name="ce5" table:formula="of:=IF(NOT(ISBLANK([.B80]));[.F80];&quot;_&quot;)&amp;&quot;,&quot;" office:value-type="string" office:string-value="ingress_rate_type," calcext:value-type="string">
            <text:p>ingress_rate_type,</text:p>
          </table:table-cell>
          <table:table-cell table:formula="of:=IF(NOT(ISBLANK([.B80]));&quot;&quot;&quot;&quot;&amp;[.F80]&amp;&quot;&quot;&quot;,&quot;;&quot;&quot;)" office:value-type="string" office:string-value="&quot;ingress_rate_type&quot;," calcext:value-type="string">
            <text:p>"ingress_rate_typ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9 lrn_number_vendor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MID([.A81]; SEARCH(&quot; &quot;;[.A81])+1; LEN([.A81]))" office:value-type="string" office:string-value="lrn_number_vendor" calcext:value-type="string">
            <text:p>lrn_number_vendo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1]));[.F81]&amp;&quot; = ndb.&quot;&amp;[.G81]&amp;&quot;()&quot;;&quot;&quot;)">
            <text:p/>
          </table:table-cell>
          <table:table-cell table:formula="of:=IF(NOT(ISBLANK([.B81]));[.F81]&amp;&quot;=&quot;&amp;IF([.G81]=&quot;IntegerProperty&quot;;&quot;int(&quot;&amp;[.F81]&amp;&quot;)&quot;;[.F81])&amp;&quot;,&quot;;&quot;&quot;)">
            <text:p/>
          </table:table-cell>
          <table:table-cell office:value-type="float" office:value="79" calcext:value-type="float">
            <text:p>79</text:p>
          </table:table-cell>
          <table:table-cell table:style-name="ce5" table:formula="of:=IF(NOT(ISBLANK([.B81]));[.F81];&quot;_&quot;)&amp;&quot;,&quot;" office:value-type="string" office:string-value="_," calcext:value-type="string">
            <text:p>_,</text:p>
          </table:table-cell>
          <table:table-cell table:formula="of:=IF(NOT(ISBLANK([.B81]));&quot;&quot;&quot;&quot;&amp;[.F8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 lrn_dni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6267933411" calcext:value-type="float">
            <text:p>16267933411</text:p>
          </table:table-cell>
          <table:table-cell table:formula="of:=MID([.A82]; SEARCH(&quot; &quot;;[.A82])+1; LEN([.A82]))" office:value-type="string" office:string-value="lrn_dnis" calcext:value-type="string">
            <text:p>lrn_dni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2]));[.F82]&amp;&quot; = ndb.&quot;&amp;[.G82]&amp;&quot;()&quot;;&quot;&quot;)" office:value-type="string" office:string-value="lrn_dnis = ndb.IntegerProperty()" calcext:value-type="string">
            <text:p>lrn_dnis = ndb.IntegerProperty()</text:p>
          </table:table-cell>
          <table:table-cell table:formula="of:=IF(NOT(ISBLANK([.B82]));[.F82]&amp;&quot;=&quot;&amp;IF([.G82]=&quot;IntegerProperty&quot;;&quot;int(&quot;&amp;[.F82]&amp;&quot;)&quot;;[.F82])&amp;&quot;,&quot;;&quot;&quot;)" office:value-type="string" office:string-value="lrn_dnis=int(lrn_dnis)," calcext:value-type="string">
            <text:p>lrn_dnis=int(lrn_dnis),</text:p>
          </table:table-cell>
          <table:table-cell office:value-type="float" office:value="80" calcext:value-type="float">
            <text:p>80</text:p>
          </table:table-cell>
          <table:table-cell table:style-name="ce5" table:formula="of:=IF(NOT(ISBLANK([.B82]));[.F82];&quot;_&quot;)&amp;&quot;,&quot;" office:value-type="string" office:string-value="lrn_dnis," calcext:value-type="string">
            <text:p>lrn_dnis,</text:p>
          </table:table-cell>
          <table:table-cell table:formula="of:=IF(NOT(ISBLANK([.B82]));&quot;&quot;&quot;&quot;&amp;[.F82]&amp;&quot;&quot;&quot;,&quot;;&quot;&quot;)" office:value-type="string" office:string-value="&quot;lrn_dnis&quot;," calcext:value-type="string">
            <text:p>"lrn_dnis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1 egress_dnis_type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MID([.A83]; SEARCH(&quot; &quot;;[.A83])+1; LEN([.A83]))" office:value-type="string" office:string-value="egress_dnis_type" calcext:value-type="string">
            <text:p>e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3]));[.F83]&amp;&quot; = ndb.&quot;&amp;[.G83]&amp;&quot;()&quot;;&quot;&quot;)">
            <text:p/>
          </table:table-cell>
          <table:table-cell table:formula="of:=IF(NOT(ISBLANK([.B83]));[.F83]&amp;&quot;=&quot;&amp;IF([.G83]=&quot;IntegerProperty&quot;;&quot;int(&quot;&amp;[.F83]&amp;&quot;)&quot;;[.F83])&amp;&quot;,&quot;;&quot;&quot;)">
            <text:p/>
          </table:table-cell>
          <table:table-cell office:value-type="float" office:value="81" calcext:value-type="float">
            <text:p>81</text:p>
          </table:table-cell>
          <table:table-cell table:style-name="ce5" table:formula="of:=IF(NOT(ISBLANK([.B83]));[.F83];&quot;_&quot;)&amp;&quot;,&quot;" office:value-type="string" office:string-value="_," calcext:value-type="string">
            <text:p>_,</text:p>
          </table:table-cell>
          <table:table-cell table:formula="of:=IF(NOT(ISBLANK([.B83]));&quot;&quot;&quot;&quot;&amp;[.F8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2 e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84]; SEARCH(&quot; &quot;;[.A84])+1; LEN([.A84]))" office:value-type="string" office:string-value="egress_rate_type" calcext:value-type="string">
            <text:p>e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4]));[.F84]&amp;&quot; = ndb.&quot;&amp;[.G84]&amp;&quot;()&quot;;&quot;&quot;)" office:value-type="string" office:string-value="egress_rate_type = ndb.IntegerProperty()" calcext:value-type="string">
            <text:p>egress_rate_type = ndb.IntegerProperty()</text:p>
          </table:table-cell>
          <table:table-cell table:formula="of:=IF(NOT(ISBLANK([.B84]));[.F84]&amp;&quot;=&quot;&amp;IF([.G84]=&quot;IntegerProperty&quot;;&quot;int(&quot;&amp;[.F84]&amp;&quot;)&quot;;[.F84])&amp;&quot;,&quot;;&quot;&quot;)" office:value-type="string" office:string-value="egress_rate_type=int(egress_rate_type)," calcext:value-type="string">
            <text:p>egress_rate_type=int(egress_rate_type),</text:p>
          </table:table-cell>
          <table:table-cell office:value-type="float" office:value="82" calcext:value-type="float">
            <text:p>82</text:p>
          </table:table-cell>
          <table:table-cell table:style-name="ce5" table:formula="of:=IF(NOT(ISBLANK([.B84]));[.F84];&quot;_&quot;)&amp;&quot;,&quot;" office:value-type="string" office:string-value="egress_rate_type," calcext:value-type="string">
            <text:p>egress_rate_type,</text:p>
          </table:table-cell>
          <table:table-cell table:formula="of:=IF(NOT(ISBLANK([.B84]));&quot;&quot;&quot;&quot;&amp;[.F84]&amp;&quot;&quot;&quot;,&quot;;&quot;&quot;)" office:value-type="string" office:string-value="&quot;egress_rate_type&quot;," calcext:value-type="string">
            <text:p>"egress_rate_typ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 item_id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85]; SEARCH(&quot; &quot;;[.A85])+1; LEN([.A85]))" office:value-type="string" office:string-value="item_id" calcext:value-type="string">
            <text:p>item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5]));[.F85]&amp;&quot; = ndb.&quot;&amp;[.G85]&amp;&quot;()&quot;;&quot;&quot;)">
            <text:p/>
          </table:table-cell>
          <table:table-cell table:formula="of:=IF(NOT(ISBLANK([.B85]));[.F85]&amp;&quot;=&quot;&amp;IF([.G85]=&quot;IntegerProperty&quot;;&quot;int(&quot;&amp;[.F85]&amp;&quot;)&quot;;[.F85])&amp;&quot;,&quot;;&quot;&quot;)">
            <text:p/>
          </table:table-cell>
          <table:table-cell office:value-type="float" office:value="83" calcext:value-type="float">
            <text:p>83</text:p>
          </table:table-cell>
          <table:table-cell table:style-name="ce5" table:formula="of:=IF(NOT(ISBLANK([.B85]));[.F85];&quot;_&quot;)&amp;&quot;,&quot;" office:value-type="string" office:string-value="_," calcext:value-type="string">
            <text:p>_,</text:p>
          </table:table-cell>
          <table:table-cell table:formula="of:=IF(NOT(ISBLANK([.B85]));&quot;&quot;&quot;&quot;&amp;[.F8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4 translation_ani</text:p>
          </table:table-cell>
          <table:table-cell table:number-columns-repeated="3"/>
          <table:table-cell table:style-name="ce2" office:value-type="float" office:value="6263334444" calcext:value-type="float">
            <text:p>6263334444</text:p>
          </table:table-cell>
          <table:table-cell table:formula="of:=MID([.A86]; SEARCH(&quot; &quot;;[.A86])+1; LEN([.A86]))" office:value-type="string" office:string-value="translation_ani" calcext:value-type="string">
            <text:p>translation_ani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6]));[.F86]&amp;&quot; = ndb.&quot;&amp;[.G86]&amp;&quot;()&quot;;&quot;&quot;)">
            <text:p/>
          </table:table-cell>
          <table:table-cell table:formula="of:=IF(NOT(ISBLANK([.B86]));[.F86]&amp;&quot;=&quot;&amp;IF([.G86]=&quot;IntegerProperty&quot;;&quot;int(&quot;&amp;[.F86]&amp;&quot;)&quot;;[.F86])&amp;&quot;,&quot;;&quot;&quot;)">
            <text:p/>
          </table:table-cell>
          <table:table-cell office:value-type="float" office:value="84" calcext:value-type="float">
            <text:p>84</text:p>
          </table:table-cell>
          <table:table-cell table:style-name="ce5" table:formula="of:=IF(NOT(ISBLANK([.B86]));[.F86];&quot;_&quot;)&amp;&quot;,&quot;" office:value-type="string" office:string-value="_," calcext:value-type="string">
            <text:p>_,</text:p>
          </table:table-cell>
          <table:table-cell table:formula="of:=IF(NOT(ISBLANK([.B86]));&quot;&quot;&quot;&quot;&amp;[.F8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5 ingress_rate_id</text:p>
          </table:table-cell>
          <table:table-cell table:number-columns-repeated="3"/>
          <table:table-cell table:style-name="ce2" office:value-type="float" office:value="4734008" calcext:value-type="float">
            <text:p>4734008</text:p>
          </table:table-cell>
          <table:table-cell table:formula="of:=MID([.A87]; SEARCH(&quot; &quot;;[.A87])+1; LEN([.A87]))" office:value-type="string" office:string-value="ingress_rate_id" calcext:value-type="string">
            <text:p>in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7]));[.F87]&amp;&quot; = ndb.&quot;&amp;[.G87]&amp;&quot;()&quot;;&quot;&quot;)">
            <text:p/>
          </table:table-cell>
          <table:table-cell table:formula="of:=IF(NOT(ISBLANK([.B87]));[.F87]&amp;&quot;=&quot;&amp;IF([.G87]=&quot;IntegerProperty&quot;;&quot;int(&quot;&amp;[.F87]&amp;&quot;)&quot;;[.F87])&amp;&quot;,&quot;;&quot;&quot;)">
            <text:p/>
          </table:table-cell>
          <table:table-cell office:value-type="float" office:value="85" calcext:value-type="float">
            <text:p>85</text:p>
          </table:table-cell>
          <table:table-cell table:style-name="ce5" table:formula="of:=IF(NOT(ISBLANK([.B87]));[.F87];&quot;_&quot;)&amp;&quot;,&quot;" office:value-type="string" office:string-value="_," calcext:value-type="string">
            <text:p>_,</text:p>
          </table:table-cell>
          <table:table-cell table:formula="of:=IF(NOT(ISBLANK([.B87]));&quot;&quot;&quot;&quot;&amp;[.F8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6 egress_rate_id</text:p>
          </table:table-cell>
          <table:table-cell table:number-columns-repeated="3"/>
          <table:table-cell table:style-name="ce2" office:value-type="float" office:value="97005" calcext:value-type="float">
            <text:p>97005</text:p>
          </table:table-cell>
          <table:table-cell table:formula="of:=MID([.A88]; SEARCH(&quot; &quot;;[.A88])+1; LEN([.A88]))" office:value-type="string" office:string-value="egress_rate_id" calcext:value-type="string">
            <text:p>e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8]));[.F88]&amp;&quot; = ndb.&quot;&amp;[.G88]&amp;&quot;()&quot;;&quot;&quot;)">
            <text:p/>
          </table:table-cell>
          <table:table-cell table:formula="of:=IF(NOT(ISBLANK([.B88]));[.F88]&amp;&quot;=&quot;&amp;IF([.G88]=&quot;IntegerProperty&quot;;&quot;int(&quot;&amp;[.F88]&amp;&quot;)&quot;;[.F88])&amp;&quot;,&quot;;&quot;&quot;)">
            <text:p/>
          </table:table-cell>
          <table:table-cell office:value-type="float" office:value="86" calcext:value-type="float">
            <text:p>86</text:p>
          </table:table-cell>
          <table:table-cell table:style-name="ce5" table:formula="of:=IF(NOT(ISBLANK([.B88]));[.F88];&quot;_&quot;)&amp;&quot;,&quot;" office:value-type="string" office:string-value="_," calcext:value-type="string">
            <text:p>_,</text:p>
          </table:table-cell>
          <table:table-cell table:formula="of:=IF(NOT(ISBLANK([.B88]));&quot;&quot;&quot;&quot;&amp;[.F8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7 orig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89]; SEARCH(&quot; &quot;;[.A89])+1; LEN([.A89]))" office:value-type="string" office:string-value="orig_code" calcext:value-type="string">
            <text:p>orig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9]));[.F89]&amp;&quot; = ndb.&quot;&amp;[.G89]&amp;&quot;()&quot;;&quot;&quot;)" office:value-type="string" office:string-value="orig_code = ndb.IntegerProperty()" calcext:value-type="string">
            <text:p>orig_code = ndb.IntegerProperty()</text:p>
          </table:table-cell>
          <table:table-cell table:formula="of:=IF(NOT(ISBLANK([.B89]));[.F89]&amp;&quot;=&quot;&amp;IF([.G89]=&quot;IntegerProperty&quot;;&quot;int(&quot;&amp;[.F89]&amp;&quot;)&quot;;[.F89])&amp;&quot;,&quot;;&quot;&quot;)" office:value-type="string" office:string-value="orig_code=int(orig_code)," calcext:value-type="string">
            <text:p>orig_code=int(orig_code),</text:p>
          </table:table-cell>
          <table:table-cell office:value-type="float" office:value="87" calcext:value-type="float">
            <text:p>87</text:p>
          </table:table-cell>
          <table:table-cell table:style-name="ce5" table:formula="of:=IF(NOT(ISBLANK([.B89]));[.F89];&quot;_&quot;)&amp;&quot;,&quot;" office:value-type="string" office:string-value="orig_code," calcext:value-type="string">
            <text:p>orig_code,</text:p>
          </table:table-cell>
          <table:table-cell table:formula="of:=IF(NOT(ISBLANK([.B89]));&quot;&quot;&quot;&quot;&amp;[.F89]&amp;&quot;&quot;&quot;,&quot;;&quot;&quot;)" office:value-type="string" office:string-value="&quot;orig_code&quot;," calcext:value-type="string">
            <text:p>"orig_cod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 orig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United States</text:p>
          </table:table-cell>
          <table:table-cell table:formula="of:=MID([.A90]; SEARCH(&quot; &quot;;[.A90])+1; LEN([.A90]))" office:value-type="string" office:string-value="orig_code_name" calcext:value-type="string">
            <text:p>orig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0]));[.F90]&amp;&quot; = ndb.&quot;&amp;[.G90]&amp;&quot;()&quot;;&quot;&quot;)" office:value-type="string" office:string-value="orig_code_name = ndb.StringProperty()" calcext:value-type="string">
            <text:p>orig_code_name = ndb.StringProperty()</text:p>
          </table:table-cell>
          <table:table-cell table:formula="of:=IF(NOT(ISBLANK([.B90]));[.F90]&amp;&quot;=&quot;&amp;IF([.G90]=&quot;IntegerProperty&quot;;&quot;int(&quot;&amp;[.F90]&amp;&quot;)&quot;;[.F90])&amp;&quot;,&quot;;&quot;&quot;)" office:value-type="string" office:string-value="orig_code_name=orig_code_name," calcext:value-type="string">
            <text:p>orig_code_name=orig_code_name,</text:p>
          </table:table-cell>
          <table:table-cell office:value-type="float" office:value="88" calcext:value-type="float">
            <text:p>88</text:p>
          </table:table-cell>
          <table:table-cell table:style-name="ce5" table:formula="of:=IF(NOT(ISBLANK([.B90]));[.F90];&quot;_&quot;)&amp;&quot;,&quot;" office:value-type="string" office:string-value="orig_code_name," calcext:value-type="string">
            <text:p>orig_code_name,</text:p>
          </table:table-cell>
          <table:table-cell table:formula="of:=IF(NOT(ISBLANK([.B90]));&quot;&quot;&quot;&quot;&amp;[.F90]&amp;&quot;&quot;&quot;,&quot;;&quot;&quot;)" office:value-type="string" office:string-value="&quot;orig_code_name&quot;," calcext:value-type="string">
            <text:p>"orig_code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9 orig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United States</text:p>
          </table:table-cell>
          <table:table-cell table:formula="of:=MID([.A91]; SEARCH(&quot; &quot;;[.A91])+1; LEN([.A91]))" office:value-type="string" office:string-value="orig_country" calcext:value-type="string">
            <text:p>orig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1]));[.F91]&amp;&quot; = ndb.&quot;&amp;[.G91]&amp;&quot;()&quot;;&quot;&quot;)" office:value-type="string" office:string-value="orig_country = ndb.StringProperty()" calcext:value-type="string">
            <text:p>orig_country = ndb.StringProperty()</text:p>
          </table:table-cell>
          <table:table-cell table:formula="of:=IF(NOT(ISBLANK([.B91]));[.F91]&amp;&quot;=&quot;&amp;IF([.G91]=&quot;IntegerProperty&quot;;&quot;int(&quot;&amp;[.F91]&amp;&quot;)&quot;;[.F91])&amp;&quot;,&quot;;&quot;&quot;)" office:value-type="string" office:string-value="orig_country=orig_country," calcext:value-type="string">
            <text:p>orig_country=orig_country,</text:p>
          </table:table-cell>
          <table:table-cell office:value-type="float" office:value="89" calcext:value-type="float">
            <text:p>89</text:p>
          </table:table-cell>
          <table:table-cell table:style-name="ce5" table:formula="of:=IF(NOT(ISBLANK([.B91]));[.F91];&quot;_&quot;)&amp;&quot;,&quot;" office:value-type="string" office:string-value="orig_country," calcext:value-type="string">
            <text:p>orig_country,</text:p>
          </table:table-cell>
          <table:table-cell table:formula="of:=IF(NOT(ISBLANK([.B91]));&quot;&quot;&quot;&quot;&amp;[.F91]&amp;&quot;&quot;&quot;,&quot;;&quot;&quot;)" office:value-type="string" office:string-value="&quot;orig_country&quot;," calcext:value-type="string">
            <text:p>"orig_country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0 term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626793" calcext:value-type="float">
            <text:p>1626793</text:p>
          </table:table-cell>
          <table:table-cell table:formula="of:=MID([.A92]; SEARCH(&quot; &quot;;[.A92])+1; LEN([.A92]))" office:value-type="string" office:string-value="term_code" calcext:value-type="string">
            <text:p>term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2]));[.F92]&amp;&quot; = ndb.&quot;&amp;[.G92]&amp;&quot;()&quot;;&quot;&quot;)" office:value-type="string" office:string-value="term_code = ndb.IntegerProperty()" calcext:value-type="string">
            <text:p>term_code = ndb.IntegerProperty()</text:p>
          </table:table-cell>
          <table:table-cell table:formula="of:=IF(NOT(ISBLANK([.B92]));[.F92]&amp;&quot;=&quot;&amp;IF([.G92]=&quot;IntegerProperty&quot;;&quot;int(&quot;&amp;[.F92]&amp;&quot;)&quot;;[.F92])&amp;&quot;,&quot;;&quot;&quot;)" office:value-type="string" office:string-value="term_code=int(term_code)," calcext:value-type="string">
            <text:p>term_code=int(term_code),</text:p>
          </table:table-cell>
          <table:table-cell office:value-type="float" office:value="90" calcext:value-type="float">
            <text:p>90</text:p>
          </table:table-cell>
          <table:table-cell table:style-name="ce5" table:formula="of:=IF(NOT(ISBLANK([.B92]));[.F92];&quot;_&quot;)&amp;&quot;,&quot;" office:value-type="string" office:string-value="term_code," calcext:value-type="string">
            <text:p>term_code,</text:p>
          </table:table-cell>
          <table:table-cell table:formula="of:=IF(NOT(ISBLANK([.B92]));&quot;&quot;&quot;&quot;&amp;[.F92]&amp;&quot;&quot;&quot;,&quot;;&quot;&quot;)" office:value-type="string" office:string-value="&quot;term_code&quot;," calcext:value-type="string">
            <text:p>"term_cod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1 term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United States</text:p>
          </table:table-cell>
          <table:table-cell table:formula="of:=MID([.A93]; SEARCH(&quot; &quot;;[.A93])+1; LEN([.A93]))" office:value-type="string" office:string-value="term_code_name" calcext:value-type="string">
            <text:p>term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3]));[.F93]&amp;&quot; = ndb.&quot;&amp;[.G93]&amp;&quot;()&quot;;&quot;&quot;)" office:value-type="string" office:string-value="term_code_name = ndb.StringProperty()" calcext:value-type="string">
            <text:p>term_code_name = ndb.StringProperty()</text:p>
          </table:table-cell>
          <table:table-cell table:formula="of:=IF(NOT(ISBLANK([.B93]));[.F93]&amp;&quot;=&quot;&amp;IF([.G93]=&quot;IntegerProperty&quot;;&quot;int(&quot;&amp;[.F93]&amp;&quot;)&quot;;[.F93])&amp;&quot;,&quot;;&quot;&quot;)" office:value-type="string" office:string-value="term_code_name=term_code_name," calcext:value-type="string">
            <text:p>term_code_name=term_code_name,</text:p>
          </table:table-cell>
          <table:table-cell office:value-type="float" office:value="91" calcext:value-type="float">
            <text:p>91</text:p>
          </table:table-cell>
          <table:table-cell table:style-name="ce5" table:formula="of:=IF(NOT(ISBLANK([.B93]));[.F93];&quot;_&quot;)&amp;&quot;,&quot;" office:value-type="string" office:string-value="term_code_name," calcext:value-type="string">
            <text:p>term_code_name,</text:p>
          </table:table-cell>
          <table:table-cell table:formula="of:=IF(NOT(ISBLANK([.B93]));&quot;&quot;&quot;&quot;&amp;[.F93]&amp;&quot;&quot;&quot;,&quot;;&quot;&quot;)" office:value-type="string" office:string-value="&quot;term_code_name&quot;," calcext:value-type="string">
            <text:p>"term_code_name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2 term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United States</text:p>
          </table:table-cell>
          <table:table-cell table:formula="of:=MID([.A94]; SEARCH(&quot; &quot;;[.A94])+1; LEN([.A94]))" office:value-type="string" office:string-value="term_country" calcext:value-type="string">
            <text:p>term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4]));[.F94]&amp;&quot; = ndb.&quot;&amp;[.G94]&amp;&quot;()&quot;;&quot;&quot;)" office:value-type="string" office:string-value="term_country = ndb.StringProperty()" calcext:value-type="string">
            <text:p>term_country = ndb.StringProperty()</text:p>
          </table:table-cell>
          <table:table-cell table:formula="of:=IF(NOT(ISBLANK([.B94]));[.F94]&amp;&quot;=&quot;&amp;IF([.G94]=&quot;IntegerProperty&quot;;&quot;int(&quot;&amp;[.F94]&amp;&quot;)&quot;;[.F94])&amp;&quot;,&quot;;&quot;&quot;)" office:value-type="string" office:string-value="term_country=term_country," calcext:value-type="string">
            <text:p>term_country=term_country,</text:p>
          </table:table-cell>
          <table:table-cell office:value-type="float" office:value="92" calcext:value-type="float">
            <text:p>92</text:p>
          </table:table-cell>
          <table:table-cell table:style-name="ce5" table:formula="of:=IF(NOT(ISBLANK([.B94]));[.F94];&quot;_&quot;)&amp;&quot;,&quot;" office:value-type="string" office:string-value="term_country," calcext:value-type="string">
            <text:p>term_country,</text:p>
          </table:table-cell>
          <table:table-cell table:formula="of:=IF(NOT(ISBLANK([.B94]));&quot;&quot;&quot;&quot;&amp;[.F94]&amp;&quot;&quot;&quot;,&quot;;&quot;&quot;)" office:value-type="string" office:string-value="&quot;term_country&quot;," calcext:value-type="string">
            <text:p>"term_country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3 ingress_rate_effective_date</text:p>
          </table:table-cell>
          <table:table-cell table:number-columns-repeated="3"/>
          <table:table-cell table:style-name="ce2" office:value-type="float" office:value="1453075200" calcext:value-type="float">
            <text:p>1453075200</text:p>
          </table:table-cell>
          <table:table-cell table:formula="of:=MID([.A95]; SEARCH(&quot; &quot;;[.A95])+1; LEN([.A95]))" office:value-type="string" office:string-value="ingress_rate_effective_date" calcext:value-type="string">
            <text:p>in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5]));[.F95]&amp;&quot; = ndb.&quot;&amp;[.G95]&amp;&quot;()&quot;;&quot;&quot;)">
            <text:p/>
          </table:table-cell>
          <table:table-cell table:formula="of:=IF(NOT(ISBLANK([.B95]));[.F95]&amp;&quot;=&quot;&amp;IF([.G95]=&quot;IntegerProperty&quot;;&quot;int(&quot;&amp;[.F95]&amp;&quot;)&quot;;[.F95])&amp;&quot;,&quot;;&quot;&quot;)">
            <text:p/>
          </table:table-cell>
          <table:table-cell office:value-type="float" office:value="93" calcext:value-type="float">
            <text:p>93</text:p>
          </table:table-cell>
          <table:table-cell table:style-name="ce5" table:formula="of:=IF(NOT(ISBLANK([.B95]));[.F95];&quot;_&quot;)&amp;&quot;,&quot;" office:value-type="string" office:string-value="_," calcext:value-type="string">
            <text:p>_,</text:p>
          </table:table-cell>
          <table:table-cell table:formula="of:=IF(NOT(ISBLANK([.B95]));&quot;&quot;&quot;&quot;&amp;[.F9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4 egress_rate_effective_date</text:p>
          </table:table-cell>
          <table:table-cell table:number-columns-repeated="3"/>
          <table:table-cell table:style-name="ce2" office:value-type="float" office:value="1432080000" calcext:value-type="float">
            <text:p>1432080000</text:p>
          </table:table-cell>
          <table:table-cell table:formula="of:=MID([.A96]; SEARCH(&quot; &quot;;[.A96])+1; LEN([.A96]))" office:value-type="string" office:string-value="egress_rate_effective_date" calcext:value-type="string">
            <text:p>e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6]));[.F96]&amp;&quot; = ndb.&quot;&amp;[.G96]&amp;&quot;()&quot;;&quot;&quot;)">
            <text:p/>
          </table:table-cell>
          <table:table-cell table:formula="of:=IF(NOT(ISBLANK([.B96]));[.F96]&amp;&quot;=&quot;&amp;IF([.G96]=&quot;IntegerProperty&quot;;&quot;int(&quot;&amp;[.F96]&amp;&quot;)&quot;;[.F96])&amp;&quot;,&quot;;&quot;&quot;)">
            <text:p/>
          </table:table-cell>
          <table:table-cell office:value-type="float" office:value="94" calcext:value-type="float">
            <text:p>94</text:p>
          </table:table-cell>
          <table:table-cell table:style-name="ce5" table:formula="of:=IF(NOT(ISBLANK([.B96]));[.F96];&quot;_&quot;)&amp;&quot;,&quot;" office:value-type="string" office:string-value="_," calcext:value-type="string">
            <text:p>_,</text:p>
          </table:table-cell>
          <table:table-cell table:formula="of:=IF(NOT(ISBLANK([.B96]));&quot;&quot;&quot;&quot;&amp;[.F9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5 egress_erro_string</text:p>
          </table:table-cell>
          <table:table-cell table:number-columns-repeated="3"/>
          <table:table-cell table:style-name="ce2" office:value-type="string" calcext:value-type="string">
            <text:p>3:9;14:22;16:22;3:22;6:22;8:19;9:22;11:22;13:22;12:22;17:22;20:22;23:19;22:19;24:22;25:22;29:19</text:p>
          </table:table-cell>
          <table:table-cell table:formula="of:=MID([.A97]; SEARCH(&quot; &quot;;[.A97])+1; LEN([.A97]))" office:value-type="string" office:string-value="egress_erro_string" calcext:value-type="string">
            <text:p>egress_erro_string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7]));[.F97]&amp;&quot; = ndb.&quot;&amp;[.G97]&amp;&quot;()&quot;;&quot;&quot;)">
            <text:p/>
          </table:table-cell>
          <table:table-cell table:formula="of:=IF(NOT(ISBLANK([.B97]));[.F97]&amp;&quot;=&quot;&amp;IF([.G97]=&quot;IntegerProperty&quot;;&quot;int(&quot;&amp;[.F97]&amp;&quot;)&quot;;[.F97])&amp;&quot;,&quot;;&quot;&quot;)">
            <text:p/>
          </table:table-cell>
          <table:table-cell office:value-type="float" office:value="95" calcext:value-type="float">
            <text:p>95</text:p>
          </table:table-cell>
          <table:table-cell table:style-name="ce5" table:formula="of:=IF(NOT(ISBLANK([.B97]));[.F97];&quot;_&quot;)&amp;&quot;,&quot;" office:value-type="string" office:string-value="_," calcext:value-type="string">
            <text:p>_,</text:p>
          </table:table-cell>
          <table:table-cell table:formula="of:=IF(NOT(ISBLANK([.B97]));&quot;&quot;&quot;&quot;&amp;[.F9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6 order_id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98]; SEARCH(&quot; &quot;;[.A98])+1; LEN([.A98]))" office:value-type="string" office:string-value="order_id" calcext:value-type="string">
            <text:p>order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8]));[.F98]&amp;&quot; = ndb.&quot;&amp;[.G98]&amp;&quot;()&quot;;&quot;&quot;)">
            <text:p/>
          </table:table-cell>
          <table:table-cell table:formula="of:=IF(NOT(ISBLANK([.B98]));[.F98]&amp;&quot;=&quot;&amp;IF([.G98]=&quot;IntegerProperty&quot;;&quot;int(&quot;&amp;[.F98]&amp;&quot;)&quot;;[.F98])&amp;&quot;,&quot;;&quot;&quot;)">
            <text:p/>
          </table:table-cell>
          <table:table-cell office:value-type="float" office:value="96" calcext:value-type="float">
            <text:p>96</text:p>
          </table:table-cell>
          <table:table-cell table:style-name="ce5" table:formula="of:=IF(NOT(ISBLANK([.B98]));[.F98];&quot;_&quot;)&amp;&quot;,&quot;" office:value-type="string" office:string-value="_," calcext:value-type="string">
            <text:p>_,</text:p>
          </table:table-cell>
          <table:table-cell table:formula="of:=IF(NOT(ISBLANK([.B98]));&quot;&quot;&quot;&quot;&amp;[.F9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7 order_typ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99]; SEARCH(&quot; &quot;;[.A99])+1; LEN([.A99]))" office:value-type="string" office:string-value="order_type" calcext:value-type="string">
            <text:p>orde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9]));[.F99]&amp;&quot; = ndb.&quot;&amp;[.G99]&amp;&quot;()&quot;;&quot;&quot;)">
            <text:p/>
          </table:table-cell>
          <table:table-cell table:formula="of:=IF(NOT(ISBLANK([.B99]));[.F99]&amp;&quot;=&quot;&amp;IF([.G99]=&quot;IntegerProperty&quot;;&quot;int(&quot;&amp;[.F99]&amp;&quot;)&quot;;[.F99])&amp;&quot;,&quot;;&quot;&quot;)">
            <text:p/>
          </table:table-cell>
          <table:table-cell office:value-type="float" office:value="97" calcext:value-type="float">
            <text:p>97</text:p>
          </table:table-cell>
          <table:table-cell table:style-name="ce5" table:formula="of:=IF(NOT(ISBLANK([.B99]));[.F99];&quot;_&quot;)&amp;&quot;,&quot;" office:value-type="string" office:string-value="_," calcext:value-type="string">
            <text:p>_,</text:p>
          </table:table-cell>
          <table:table-cell table:formula="of:=IF(NOT(ISBLANK([.B99]));&quot;&quot;&quot;&quot;&amp;[.F9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8 lnp_dipping_cost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00]; SEARCH(&quot; &quot;;[.A100])+1; LEN([.A100]))" office:value-type="string" office:string-value="lnp_dipping_cost" calcext:value-type="string">
            <text:p>lnp_dipping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0]));[.F100]&amp;&quot; = ndb.&quot;&amp;[.G100]&amp;&quot;()&quot;;&quot;&quot;)">
            <text:p/>
          </table:table-cell>
          <table:table-cell table:formula="of:=IF(NOT(ISBLANK([.B100]));[.F100]&amp;&quot;=&quot;&amp;IF([.G100]=&quot;IntegerProperty&quot;;&quot;int(&quot;&amp;[.F100]&amp;&quot;)&quot;;[.F100])&amp;&quot;,&quot;;&quot;&quot;)">
            <text:p/>
          </table:table-cell>
          <table:table-cell office:value-type="float" office:value="98" calcext:value-type="float">
            <text:p>98</text:p>
          </table:table-cell>
          <table:table-cell table:style-name="ce5" table:formula="of:=IF(NOT(ISBLANK([.B100]));[.F100];&quot;_&quot;)&amp;&quot;,&quot;" office:value-type="string" office:string-value="_," calcext:value-type="string">
            <text:p>_,</text:p>
          </table:table-cell>
          <table:table-cell table:formula="of:=IF(NOT(ISBLANK([.B100]));&quot;&quot;&quot;&quot;&amp;[.F10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9 is_final_call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01]; SEARCH(&quot; &quot;;[.A101])+1; LEN([.A101]))" office:value-type="string" office:string-value="is_final_call" calcext:value-type="string">
            <text:p>is_final_call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1]));[.F101]&amp;&quot; = ndb.&quot;&amp;[.G101]&amp;&quot;()&quot;;&quot;&quot;)">
            <text:p/>
          </table:table-cell>
          <table:table-cell table:formula="of:=IF(NOT(ISBLANK([.B101]));[.F101]&amp;&quot;=&quot;&amp;IF([.G101]=&quot;IntegerProperty&quot;;&quot;int(&quot;&amp;[.F101]&amp;&quot;)&quot;;[.F101])&amp;&quot;,&quot;;&quot;&quot;)">
            <text:p/>
          </table:table-cell>
          <table:table-cell office:value-type="float" office:value="99" calcext:value-type="float">
            <text:p>99</text:p>
          </table:table-cell>
          <table:table-cell table:style-name="ce5" table:formula="of:=IF(NOT(ISBLANK([.B101]));[.F101];&quot;_&quot;)&amp;&quot;,&quot;" office:value-type="string" office:string-value="_," calcext:value-type="string">
            <text:p>_,</text:p>
          </table:table-cell>
          <table:table-cell table:formula="of:=IF(NOT(ISBLANK([.B101]));&quot;&quot;&quot;&quot;&amp;[.F10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 egress_code_asr</text:p>
          </table:table-cell>
          <table:table-cell table:number-columns-repeated="3"/>
          <table:table-cell table:style-name="ce2" office:value-type="float" office:value="0.15" calcext:value-type="float">
            <text:p>0.15</text:p>
          </table:table-cell>
          <table:table-cell table:formula="of:=MID([.A102]; SEARCH(&quot; &quot;;[.A102])+1; LEN([.A102]))" office:value-type="string" office:string-value="egress_code_asr" calcext:value-type="string">
            <text:p>egress_code_asr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2]));[.F102]&amp;&quot; = ndb.&quot;&amp;[.G102]&amp;&quot;()&quot;;&quot;&quot;)">
            <text:p/>
          </table:table-cell>
          <table:table-cell table:formula="of:=IF(NOT(ISBLANK([.B102]));[.F102]&amp;&quot;=&quot;&amp;IF([.G102]=&quot;IntegerProperty&quot;;&quot;int(&quot;&amp;[.F102]&amp;&quot;)&quot;;[.F102])&amp;&quot;,&quot;;&quot;&quot;)">
            <text:p/>
          </table:table-cell>
          <table:table-cell office:value-type="float" office:value="100" calcext:value-type="float">
            <text:p>100</text:p>
          </table:table-cell>
          <table:table-cell table:style-name="ce5" table:formula="of:=IF(NOT(ISBLANK([.B102]));[.F102];&quot;_&quot;)&amp;&quot;,&quot;" office:value-type="string" office:string-value="_," calcext:value-type="string">
            <text:p>_,</text:p>
          </table:table-cell>
          <table:table-cell table:formula="of:=IF(NOT(ISBLANK([.B102]));&quot;&quot;&quot;&quot;&amp;[.F10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1 egress_code_acd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03]; SEARCH(&quot; &quot;;[.A103])+1; LEN([.A103]))" office:value-type="string" office:string-value="egress_code_acd" calcext:value-type="string">
            <text:p>egress_code_ac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3]));[.F103]&amp;&quot; = ndb.&quot;&amp;[.G103]&amp;&quot;()&quot;;&quot;&quot;)">
            <text:p/>
          </table:table-cell>
          <table:table-cell table:formula="of:=IF(NOT(ISBLANK([.B103]));[.F103]&amp;&quot;=&quot;&amp;IF([.G103]=&quot;IntegerProperty&quot;;&quot;int(&quot;&amp;[.F103]&amp;&quot;)&quot;;[.F103])&amp;&quot;,&quot;;&quot;&quot;)">
            <text:p/>
          </table:table-cell>
          <table:table-cell office:value-type="float" office:value="101" calcext:value-type="float">
            <text:p>101</text:p>
          </table:table-cell>
          <table:table-cell table:style-name="ce5" table:formula="of:=IF(NOT(ISBLANK([.B103]));[.F103];&quot;_&quot;)&amp;&quot;,&quot;" office:value-type="string" office:string-value="_," calcext:value-type="string">
            <text:p>_,</text:p>
          </table:table-cell>
          <table:table-cell table:formula="of:=IF(NOT(ISBLANK([.B103]));&quot;&quot;&quot;&quot;&amp;[.F10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2 static_route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04]; SEARCH(&quot; &quot;;[.A104])+1; LEN([.A104]))" office:value-type="string" office:string-value="static_route" calcext:value-type="string">
            <text:p>static_rout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4]));[.F104]&amp;&quot; = ndb.&quot;&amp;[.G104]&amp;&quot;()&quot;;&quot;&quot;)">
            <text:p/>
          </table:table-cell>
          <table:table-cell table:formula="of:=IF(NOT(ISBLANK([.B104]));[.F104]&amp;&quot;=&quot;&amp;IF([.G104]=&quot;IntegerProperty&quot;;&quot;int(&quot;&amp;[.F104]&amp;&quot;)&quot;;[.F104])&amp;&quot;,&quot;;&quot;&quot;)">
            <text:p/>
          </table:table-cell>
          <table:table-cell office:value-type="float" office:value="102" calcext:value-type="float">
            <text:p>102</text:p>
          </table:table-cell>
          <table:table-cell table:style-name="ce5" table:formula="of:=IF(NOT(ISBLANK([.B104]));[.F104];&quot;_&quot;)&amp;&quot;,&quot;" office:value-type="string" office:string-value="_," calcext:value-type="string">
            <text:p>_,</text:p>
          </table:table-cell>
          <table:table-cell table:formula="of:=IF(NOT(ISBLANK([.B104]));&quot;&quot;&quot;&quot;&amp;[.F104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3 dynamic_route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MID([.A105]; SEARCH(&quot; &quot;;[.A105])+1; LEN([.A105]))" office:value-type="string" office:string-value="dynamic_route" calcext:value-type="string">
            <text:p>dynamic_rou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5]));[.F105]&amp;&quot; = ndb.&quot;&amp;[.G105]&amp;&quot;()&quot;;&quot;&quot;)">
            <text:p/>
          </table:table-cell>
          <table:table-cell table:formula="of:=IF(NOT(ISBLANK([.B105]));[.F105]&amp;&quot;=&quot;&amp;IF([.G105]=&quot;IntegerProperty&quot;;&quot;int(&quot;&amp;[.F105]&amp;&quot;)&quot;;[.F105])&amp;&quot;,&quot;;&quot;&quot;)">
            <text:p/>
          </table:table-cell>
          <table:table-cell office:value-type="float" office:value="103" calcext:value-type="float">
            <text:p>103</text:p>
          </table:table-cell>
          <table:table-cell table:style-name="ce5" table:formula="of:=IF(NOT(ISBLANK([.B105]));[.F105];&quot;_&quot;)&amp;&quot;,&quot;" office:value-type="string" office:string-value="_," calcext:value-type="string">
            <text:p>_,</text:p>
          </table:table-cell>
          <table:table-cell table:formula="of:=IF(NOT(ISBLANK([.B105]));&quot;&quot;&quot;&quot;&amp;[.F10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4 route_p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106]; SEARCH(&quot; &quot;;[.A106])+1; LEN([.A106]))" office:value-type="string" office:string-value="route_plan" calcext:value-type="string">
            <text:p>route_pla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6]));[.F106]&amp;&quot; = ndb.&quot;&amp;[.G106]&amp;&quot;()&quot;;&quot;&quot;)" office:value-type="string" office:string-value="route_plan = ndb.IntegerProperty()" calcext:value-type="string">
            <text:p>route_plan = ndb.IntegerProperty()</text:p>
          </table:table-cell>
          <table:table-cell table:formula="of:=IF(NOT(ISBLANK([.B106]));[.F106]&amp;&quot;=&quot;&amp;IF([.G106]=&quot;IntegerProperty&quot;;&quot;int(&quot;&amp;[.F106]&amp;&quot;)&quot;;[.F106])&amp;&quot;,&quot;;&quot;&quot;)" office:value-type="string" office:string-value="route_plan=int(route_plan)," calcext:value-type="string">
            <text:p>route_plan=int(route_plan),</text:p>
          </table:table-cell>
          <table:table-cell office:value-type="float" office:value="104" calcext:value-type="float">
            <text:p>104</text:p>
          </table:table-cell>
          <table:table-cell table:style-name="ce5" table:formula="of:=IF(NOT(ISBLANK([.B106]));[.F106];&quot;_&quot;)&amp;&quot;,&quot;" office:value-type="string" office:string-value="route_plan," calcext:value-type="string">
            <text:p>route_plan,</text:p>
          </table:table-cell>
          <table:table-cell table:formula="of:=IF(NOT(ISBLANK([.B106]));&quot;&quot;&quot;&quot;&amp;[.F106]&amp;&quot;&quot;&quot;,&quot;;&quot;&quot;)" office:value-type="string" office:string-value="&quot;route_plan&quot;," calcext:value-type="string">
            <text:p>"route_plan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5 route_prefix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07]; SEARCH(&quot; &quot;;[.A107])+1; LEN([.A107]))" office:value-type="string" office:string-value="route_prefix" calcext:value-type="string">
            <text:p>route_prefix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7]));[.F107]&amp;&quot; = ndb.&quot;&amp;[.G107]&amp;&quot;()&quot;;&quot;&quot;)">
            <text:p/>
          </table:table-cell>
          <table:table-cell table:formula="of:=IF(NOT(ISBLANK([.B107]));[.F107]&amp;&quot;=&quot;&amp;IF([.G107]=&quot;IntegerProperty&quot;;&quot;int(&quot;&amp;[.F107]&amp;&quot;)&quot;;[.F107])&amp;&quot;,&quot;;&quot;&quot;)">
            <text:p/>
          </table:table-cell>
          <table:table-cell office:value-type="float" office:value="105" calcext:value-type="float">
            <text:p>105</text:p>
          </table:table-cell>
          <table:table-cell table:style-name="ce5" table:formula="of:=IF(NOT(ISBLANK([.B107]));[.F107];&quot;_&quot;)&amp;&quot;,&quot;" office:value-type="string" office:string-value="_," calcext:value-type="string">
            <text:p>_,</text:p>
          </table:table-cell>
          <table:table-cell table:formula="of:=IF(NOT(ISBLANK([.B107]));&quot;&quot;&quot;&quot;&amp;[.F10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6 orig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8]; SEARCH(&quot; &quot;;[.A108])+1; LEN([.A108]))" office:value-type="string" office:string-value="orig_delay_second" calcext:value-type="string">
            <text:p>orig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8]));[.F108]&amp;&quot; = ndb.&quot;&amp;[.G108]&amp;&quot;()&quot;;&quot;&quot;)" office:value-type="string" office:string-value="orig_delay_second = ndb.IntegerProperty()" calcext:value-type="string">
            <text:p>orig_delay_second = ndb.IntegerProperty()</text:p>
          </table:table-cell>
          <table:table-cell table:formula="of:=IF(NOT(ISBLANK([.B108]));[.F108]&amp;&quot;=&quot;&amp;IF([.G108]=&quot;IntegerProperty&quot;;&quot;int(&quot;&amp;[.F108]&amp;&quot;)&quot;;[.F108])&amp;&quot;,&quot;;&quot;&quot;)" office:value-type="string" office:string-value="orig_delay_second=int(orig_delay_second)," calcext:value-type="string">
            <text:p>orig_delay_second=int(orig_delay_second),</text:p>
          </table:table-cell>
          <table:table-cell office:value-type="float" office:value="106" calcext:value-type="float">
            <text:p>106</text:p>
          </table:table-cell>
          <table:table-cell table:style-name="ce5" table:formula="of:=IF(NOT(ISBLANK([.B108]));[.F108];&quot;_&quot;)&amp;&quot;,&quot;" office:value-type="string" office:string-value="orig_delay_second," calcext:value-type="string">
            <text:p>orig_delay_second,</text:p>
          </table:table-cell>
          <table:table-cell table:formula="of:=IF(NOT(ISBLANK([.B108]));&quot;&quot;&quot;&quot;&amp;[.F108]&amp;&quot;&quot;&quot;,&quot;;&quot;&quot;)" office:value-type="string" office:string-value="&quot;orig_delay_second&quot;," calcext:value-type="string">
            <text:p>"orig_delay_secon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7 term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9]; SEARCH(&quot; &quot;;[.A109])+1; LEN([.A109]))" office:value-type="string" office:string-value="term_delay_second" calcext:value-type="string">
            <text:p>term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9]));[.F109]&amp;&quot; = ndb.&quot;&amp;[.G109]&amp;&quot;()&quot;;&quot;&quot;)" office:value-type="string" office:string-value="term_delay_second = ndb.IntegerProperty()" calcext:value-type="string">
            <text:p>term_delay_second = ndb.IntegerProperty()</text:p>
          </table:table-cell>
          <table:table-cell table:formula="of:=IF(NOT(ISBLANK([.B109]));[.F109]&amp;&quot;=&quot;&amp;IF([.G109]=&quot;IntegerProperty&quot;;&quot;int(&quot;&amp;[.F109]&amp;&quot;)&quot;;[.F109])&amp;&quot;,&quot;;&quot;&quot;)" office:value-type="string" office:string-value="term_delay_second=int(term_delay_second)," calcext:value-type="string">
            <text:p>term_delay_second=int(term_delay_second),</text:p>
          </table:table-cell>
          <table:table-cell office:value-type="float" office:value="107" calcext:value-type="float">
            <text:p>107</text:p>
          </table:table-cell>
          <table:table-cell table:style-name="ce5" table:formula="of:=IF(NOT(ISBLANK([.B109]));[.F109];&quot;_&quot;)&amp;&quot;,&quot;" office:value-type="string" office:string-value="term_delay_second," calcext:value-type="string">
            <text:p>term_delay_second,</text:p>
          </table:table-cell>
          <table:table-cell table:formula="of:=IF(NOT(ISBLANK([.B109]));&quot;&quot;&quot;&quot;&amp;[.F109]&amp;&quot;&quot;&quot;,&quot;;&quot;&quot;)" office:value-type="string" office:string-value="&quot;term_delay_second&quot;," calcext:value-type="string">
            <text:p>"term_delay_second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8 orig_call_duration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10]; SEARCH(&quot; &quot;;[.A110])+1; LEN([.A110]))" office:value-type="string" office:string-value="orig_call_duration" calcext:value-type="string">
            <text:p>orig_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0]));[.F110]&amp;&quot; = ndb.&quot;&amp;[.G110]&amp;&quot;()&quot;;&quot;&quot;)">
            <text:p/>
          </table:table-cell>
          <table:table-cell table:formula="of:=IF(NOT(ISBLANK([.B110]));[.F110]&amp;&quot;=&quot;&amp;IF([.G110]=&quot;IntegerProperty&quot;;&quot;int(&quot;&amp;[.F110]&amp;&quot;)&quot;;[.F110])&amp;&quot;,&quot;;&quot;&quot;)">
            <text:p/>
          </table:table-cell>
          <table:table-cell office:value-type="float" office:value="108" calcext:value-type="float">
            <text:p>108</text:p>
          </table:table-cell>
          <table:table-cell table:style-name="ce5" table:formula="of:=IF(NOT(ISBLANK([.B110]));[.F110];&quot;_&quot;)&amp;&quot;,&quot;" office:value-type="string" office:string-value="_," calcext:value-type="string">
            <text:p>_,</text:p>
          </table:table-cell>
          <table:table-cell table:formula="of:=IF(NOT(ISBLANK([.B110]));&quot;&quot;&quot;&quot;&amp;[.F11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9 trunk_type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formula="of:=MID([.A111]; SEARCH(&quot; &quot;;[.A111])+1; LEN([.A111]))" office:value-type="string" office:string-value="trunk_type" calcext:value-type="string">
            <text:p>trunk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1]));[.F111]&amp;&quot; = ndb.&quot;&amp;[.G111]&amp;&quot;()&quot;;&quot;&quot;)">
            <text:p/>
          </table:table-cell>
          <table:table-cell table:formula="of:=IF(NOT(ISBLANK([.B111]));[.F111]&amp;&quot;=&quot;&amp;IF([.G111]=&quot;IntegerProperty&quot;;&quot;int(&quot;&amp;[.F111]&amp;&quot;)&quot;;[.F111])&amp;&quot;,&quot;;&quot;&quot;)">
            <text:p/>
          </table:table-cell>
          <table:table-cell office:value-type="float" office:value="109" calcext:value-type="float">
            <text:p>109</text:p>
          </table:table-cell>
          <table:table-cell table:style-name="ce5" table:formula="of:=IF(NOT(ISBLANK([.B111]));[.F111];&quot;_&quot;)&amp;&quot;,&quot;" office:value-type="string" office:string-value="_," calcext:value-type="string">
            <text:p>_,</text:p>
          </table:table-cell>
          <table:table-cell table:formula="of:=IF(NOT(ISBLANK([.B111]));&quot;&quot;&quot;&quot;&amp;[.F11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0 origination_profile_port</text:p>
          </table:table-cell>
          <table:table-cell table:number-columns-repeated="3"/>
          <table:table-cell table:style-name="ce2" office:value-type="float" office:value="5060" calcext:value-type="float">
            <text:p>5060</text:p>
          </table:table-cell>
          <table:table-cell table:formula="of:=MID([.A112]; SEARCH(&quot; &quot;;[.A112])+1; LEN([.A112]))" office:value-type="string" office:string-value="origination_profile_port" calcext:value-type="string">
            <text:p>orig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2]));[.F112]&amp;&quot; = ndb.&quot;&amp;[.G112]&amp;&quot;()&quot;;&quot;&quot;)">
            <text:p/>
          </table:table-cell>
          <table:table-cell table:formula="of:=IF(NOT(ISBLANK([.B112]));[.F112]&amp;&quot;=&quot;&amp;IF([.G112]=&quot;IntegerProperty&quot;;&quot;int(&quot;&amp;[.F112]&amp;&quot;)&quot;;[.F112])&amp;&quot;,&quot;;&quot;&quot;)">
            <text:p/>
          </table:table-cell>
          <table:table-cell office:value-type="float" office:value="110" calcext:value-type="float">
            <text:p>110</text:p>
          </table:table-cell>
          <table:table-cell table:style-name="ce5" table:formula="of:=IF(NOT(ISBLANK([.B112]));[.F112];&quot;_&quot;)&amp;&quot;,&quot;" office:value-type="string" office:string-value="_," calcext:value-type="string">
            <text:p>_,</text:p>
          </table:table-cell>
          <table:table-cell table:formula="of:=IF(NOT(ISBLANK([.B112]));&quot;&quot;&quot;&quot;&amp;[.F11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1 termination_profile_port</text:p>
          </table:table-cell>
          <table:table-cell table:number-columns-repeated="3"/>
          <table:table-cell table:style-name="ce2" office:value-type="float" office:value="5060" calcext:value-type="float">
            <text:p>5060</text:p>
          </table:table-cell>
          <table:table-cell table:formula="of:=MID([.A113]; SEARCH(&quot; &quot;;[.A113])+1; LEN([.A113]))" office:value-type="string" office:string-value="termination_profile_port" calcext:value-type="string">
            <text:p>term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3]));[.F113]&amp;&quot; = ndb.&quot;&amp;[.G113]&amp;&quot;()&quot;;&quot;&quot;)">
            <text:p/>
          </table:table-cell>
          <table:table-cell table:formula="of:=IF(NOT(ISBLANK([.B113]));[.F113]&amp;&quot;=&quot;&amp;IF([.G113]=&quot;IntegerProperty&quot;;&quot;int(&quot;&amp;[.F113]&amp;&quot;)&quot;;[.F113])&amp;&quot;,&quot;;&quot;&quot;)">
            <text:p/>
          </table:table-cell>
          <table:table-cell office:value-type="float" office:value="111" calcext:value-type="float">
            <text:p>111</text:p>
          </table:table-cell>
          <table:table-cell table:style-name="ce5" table:formula="of:=IF(NOT(ISBLANK([.B113]));[.F113];&quot;_&quot;)&amp;&quot;,&quot;" office:value-type="string" office:string-value="_," calcext:value-type="string">
            <text:p>_,</text:p>
          </table:table-cell>
          <table:table-cell table:formula="of:=IF(NOT(ISBLANK([.B113]));&quot;&quot;&quot;&quot;&amp;[.F11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2 o_trunk_type2</text:p>
          </table:table-cell>
          <table:table-cell office:value-type="string" calcext:value-type="string">
            <text:p>0 – term; 1 – orig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4]; SEARCH(&quot; &quot;;[.A114])+1; LEN([.A114]))" office:value-type="string" office:string-value="o_trunk_type2" calcext:value-type="string">
            <text:p>o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4]));[.F114]&amp;&quot; = ndb.&quot;&amp;[.G114]&amp;&quot;()&quot;;&quot;&quot;)" office:value-type="string" office:string-value="o_trunk_type2 = ndb.IntegerProperty()" calcext:value-type="string">
            <text:p>o_trunk_type2 = ndb.IntegerProperty()</text:p>
          </table:table-cell>
          <table:table-cell table:formula="of:=IF(NOT(ISBLANK([.B114]));[.F114]&amp;&quot;=&quot;&amp;IF([.G114]=&quot;IntegerProperty&quot;;&quot;int(&quot;&amp;[.F114]&amp;&quot;)&quot;;[.F114])&amp;&quot;,&quot;;&quot;&quot;)" office:value-type="string" office:string-value="o_trunk_type2=int(o_trunk_type2)," calcext:value-type="string">
            <text:p>o_trunk_type2=int(o_trunk_type2),</text:p>
          </table:table-cell>
          <table:table-cell office:value-type="float" office:value="112" calcext:value-type="float">
            <text:p>112</text:p>
          </table:table-cell>
          <table:table-cell table:style-name="ce5" table:formula="of:=IF(NOT(ISBLANK([.B114]));[.F114];&quot;_&quot;)&amp;&quot;,&quot;" office:value-type="string" office:string-value="o_trunk_type2," calcext:value-type="string">
            <text:p>o_trunk_type2,</text:p>
          </table:table-cell>
          <table:table-cell table:formula="of:=IF(NOT(ISBLANK([.B114]));&quot;&quot;&quot;&quot;&amp;[.F114]&amp;&quot;&quot;&quot;,&quot;;&quot;&quot;)" office:value-type="string" office:string-value="&quot;o_trunk_type2&quot;," calcext:value-type="string">
            <text:p>"o_trunk_type2"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3 o_billing_method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15]; SEARCH(&quot; &quot;;[.A115])+1; LEN([.A115]))" office:value-type="string" office:string-value="o_billing_method" calcext:value-type="string">
            <text:p>o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5]));[.F115]&amp;&quot; = ndb.&quot;&amp;[.G115]&amp;&quot;()&quot;;&quot;&quot;)">
            <text:p/>
          </table:table-cell>
          <table:table-cell table:formula="of:=IF(NOT(ISBLANK([.B115]));[.F115]&amp;&quot;=&quot;&amp;IF([.G115]=&quot;IntegerProperty&quot;;&quot;int(&quot;&amp;[.F115]&amp;&quot;)&quot;;[.F115])&amp;&quot;,&quot;;&quot;&quot;)">
            <text:p/>
          </table:table-cell>
          <table:table-cell office:value-type="float" office:value="113" calcext:value-type="float">
            <text:p>113</text:p>
          </table:table-cell>
          <table:table-cell table:style-name="ce5" table:formula="of:=IF(NOT(ISBLANK([.B115]));[.F115];&quot;_&quot;)&amp;&quot;,&quot;" office:value-type="string" office:string-value="_," calcext:value-type="string">
            <text:p>_,</text:p>
          </table:table-cell>
          <table:table-cell table:formula="of:=IF(NOT(ISBLANK([.B115]));&quot;&quot;&quot;&quot;&amp;[.F11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4 t_trunk_type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16]; SEARCH(&quot; &quot;;[.A116])+1; LEN([.A116]))" office:value-type="string" office:string-value="t_trunk_type2" calcext:value-type="string">
            <text:p>t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6]));[.F116]&amp;&quot; = ndb.&quot;&amp;[.G116]&amp;&quot;()&quot;;&quot;&quot;)">
            <text:p/>
          </table:table-cell>
          <table:table-cell table:formula="of:=IF(NOT(ISBLANK([.B116]));[.F116]&amp;&quot;=&quot;&amp;IF([.G116]=&quot;IntegerProperty&quot;;&quot;int(&quot;&amp;[.F116]&amp;&quot;)&quot;;[.F116])&amp;&quot;,&quot;;&quot;&quot;)">
            <text:p/>
          </table:table-cell>
          <table:table-cell office:value-type="float" office:value="114" calcext:value-type="float">
            <text:p>114</text:p>
          </table:table-cell>
          <table:table-cell table:style-name="ce5" table:formula="of:=IF(NOT(ISBLANK([.B116]));[.F116];&quot;_&quot;)&amp;&quot;,&quot;" office:value-type="string" office:string-value="_," calcext:value-type="string">
            <text:p>_,</text:p>
          </table:table-cell>
          <table:table-cell table:formula="of:=IF(NOT(ISBLANK([.B116]));&quot;&quot;&quot;&quot;&amp;[.F11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5 t_billing_method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17]; SEARCH(&quot; &quot;;[.A117])+1; LEN([.A117]))" office:value-type="string" office:string-value="t_billing_method" calcext:value-type="string">
            <text:p>t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7]));[.F117]&amp;&quot; = ndb.&quot;&amp;[.G117]&amp;&quot;()&quot;;&quot;&quot;)">
            <text:p/>
          </table:table-cell>
          <table:table-cell table:formula="of:=IF(NOT(ISBLANK([.B117]));[.F117]&amp;&quot;=&quot;&amp;IF([.G117]=&quot;IntegerProperty&quot;;&quot;int(&quot;&amp;[.F117]&amp;&quot;)&quot;;[.F117])&amp;&quot;,&quot;;&quot;&quot;)">
            <text:p/>
          </table:table-cell>
          <table:table-cell office:value-type="float" office:value="115" calcext:value-type="float">
            <text:p>115</text:p>
          </table:table-cell>
          <table:table-cell table:style-name="ce5" table:formula="of:=IF(NOT(ISBLANK([.B117]));[.F117];&quot;_&quot;)&amp;&quot;,&quot;" office:value-type="string" office:string-value="_," calcext:value-type="string">
            <text:p>_,</text:p>
          </table:table-cell>
          <table:table-cell table:formula="of:=IF(NOT(ISBLANK([.B117]));&quot;&quot;&quot;&quot;&amp;[.F11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6 campaign_id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18]; SEARCH(&quot; &quot;;[.A118])+1; LEN([.A118]))" office:value-type="string" office:string-value="campaign_id" calcext:value-type="string">
            <text:p>campaign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8]));[.F118]&amp;&quot; = ndb.&quot;&amp;[.G118]&amp;&quot;()&quot;;&quot;&quot;)">
            <text:p/>
          </table:table-cell>
          <table:table-cell table:formula="of:=IF(NOT(ISBLANK([.B118]));[.F118]&amp;&quot;=&quot;&amp;IF([.G118]=&quot;IntegerProperty&quot;;&quot;int(&quot;&amp;[.F118]&amp;&quot;)&quot;;[.F118])&amp;&quot;,&quot;;&quot;&quot;)">
            <text:p/>
          </table:table-cell>
          <table:table-cell office:value-type="float" office:value="116" calcext:value-type="float">
            <text:p>116</text:p>
          </table:table-cell>
          <table:table-cell table:style-name="ce5" table:formula="of:=IF(NOT(ISBLANK([.B118]));[.F118];&quot;_&quot;)&amp;&quot;,&quot;" office:value-type="string" office:string-value="_," calcext:value-type="string">
            <text:p>_,</text:p>
          </table:table-cell>
          <table:table-cell table:formula="of:=IF(NOT(ISBLANK([.B118]));&quot;&quot;&quot;&quot;&amp;[.F11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7 tax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19]; SEARCH(&quot; &quot;;[.A119])+1; LEN([.A119]))" office:value-type="string" office:string-value="tax" calcext:value-type="string">
            <text:p>tax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9]));[.F119]&amp;&quot; = ndb.&quot;&amp;[.G119]&amp;&quot;()&quot;;&quot;&quot;)">
            <text:p/>
          </table:table-cell>
          <table:table-cell table:formula="of:=IF(NOT(ISBLANK([.B119]));[.F119]&amp;&quot;=&quot;&amp;IF([.G119]=&quot;IntegerProperty&quot;;&quot;int(&quot;&amp;[.F119]&amp;&quot;)&quot;;[.F119])&amp;&quot;,&quot;;&quot;&quot;)">
            <text:p/>
          </table:table-cell>
          <table:table-cell office:value-type="float" office:value="117" calcext:value-type="float">
            <text:p>117</text:p>
          </table:table-cell>
          <table:table-cell table:style-name="ce5" table:formula="of:=IF(NOT(ISBLANK([.B119]));[.F119];&quot;_&quot;)&amp;&quot;,&quot;" office:value-type="string" office:string-value="_," calcext:value-type="string">
            <text:p>_,</text:p>
          </table:table-cell>
          <table:table-cell table:formula="of:=IF(NOT(ISBLANK([.B119]));&quot;&quot;&quot;&quot;&amp;[.F119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8 agent_id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20]; SEARCH(&quot; &quot;;[.A120])+1; LEN([.A120]))" office:value-type="string" office:string-value="agent_id" calcext:value-type="string">
            <text:p>ag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0]));[.F120]&amp;&quot; = ndb.&quot;&amp;[.G120]&amp;&quot;()&quot;;&quot;&quot;)">
            <text:p/>
          </table:table-cell>
          <table:table-cell table:formula="of:=IF(NOT(ISBLANK([.B120]));[.F120]&amp;&quot;=&quot;&amp;IF([.G120]=&quot;IntegerProperty&quot;;&quot;int(&quot;&amp;[.F120]&amp;&quot;)&quot;;[.F120])&amp;&quot;,&quot;;&quot;&quot;)">
            <text:p/>
          </table:table-cell>
          <table:table-cell office:value-type="float" office:value="118" calcext:value-type="float">
            <text:p>118</text:p>
          </table:table-cell>
          <table:table-cell table:style-name="ce5" table:formula="of:=IF(NOT(ISBLANK([.B120]));[.F120];&quot;_&quot;)&amp;&quot;,&quot;" office:value-type="string" office:string-value="_," calcext:value-type="string">
            <text:p>_,</text:p>
          </table:table-cell>
          <table:table-cell table:formula="of:=IF(NOT(ISBLANK([.B120]));&quot;&quot;&quot;&quot;&amp;[.F120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9 agent_rat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21]; SEARCH(&quot; &quot;;[.A121])+1; LEN([.A121]))" office:value-type="string" office:string-value="agent_rate" calcext:value-type="string">
            <text:p>agent_r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1]));[.F121]&amp;&quot; = ndb.&quot;&amp;[.G121]&amp;&quot;()&quot;;&quot;&quot;)">
            <text:p/>
          </table:table-cell>
          <table:table-cell table:formula="of:=IF(NOT(ISBLANK([.B121]));[.F121]&amp;&quot;=&quot;&amp;IF([.G121]=&quot;IntegerProperty&quot;;&quot;int(&quot;&amp;[.F121]&amp;&quot;)&quot;;[.F121])&amp;&quot;,&quot;;&quot;&quot;)">
            <text:p/>
          </table:table-cell>
          <table:table-cell office:value-type="float" office:value="119" calcext:value-type="float">
            <text:p>119</text:p>
          </table:table-cell>
          <table:table-cell table:style-name="ce5" table:formula="of:=IF(NOT(ISBLANK([.B121]));[.F121];&quot;_&quot;)&amp;&quot;,&quot;" office:value-type="string" office:string-value="_," calcext:value-type="string">
            <text:p>_,</text:p>
          </table:table-cell>
          <table:table-cell table:formula="of:=IF(NOT(ISBLANK([.B121]));&quot;&quot;&quot;&quot;&amp;[.F121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0 agent_cost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22]; SEARCH(&quot; &quot;;[.A122])+1; LEN([.A122]))" office:value-type="string" office:string-value="agent_cost" calcext:value-type="string">
            <text:p>ag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2]));[.F122]&amp;&quot; = ndb.&quot;&amp;[.G122]&amp;&quot;()&quot;;&quot;&quot;)">
            <text:p/>
          </table:table-cell>
          <table:table-cell table:formula="of:=IF(NOT(ISBLANK([.B122]));[.F122]&amp;&quot;=&quot;&amp;IF([.G122]=&quot;IntegerProperty&quot;;&quot;int(&quot;&amp;[.F122]&amp;&quot;)&quot;;[.F122])&amp;&quot;,&quot;;&quot;&quot;)">
            <text:p/>
          </table:table-cell>
          <table:table-cell office:value-type="float" office:value="120" calcext:value-type="float">
            <text:p>120</text:p>
          </table:table-cell>
          <table:table-cell table:style-name="ce5" table:formula="of:=IF(NOT(ISBLANK([.B122]));[.F122];&quot;_&quot;)&amp;&quot;,&quot;" office:value-type="string" office:string-value="_," calcext:value-type="string">
            <text:p>_,</text:p>
          </table:table-cell>
          <table:table-cell table:formula="of:=IF(NOT(ISBLANK([.B122]));&quot;&quot;&quot;&quot;&amp;[.F122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1 orig_jur_typ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23]; SEARCH(&quot; &quot;;[.A123])+1; LEN([.A123]))" office:value-type="string" office:string-value="orig_jur_type" calcext:value-type="string">
            <text:p>orig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3]));[.F123]&amp;&quot; = ndb.&quot;&amp;[.G123]&amp;&quot;()&quot;;&quot;&quot;)">
            <text:p/>
          </table:table-cell>
          <table:table-cell table:formula="of:=IF(NOT(ISBLANK([.B123]));[.F123]&amp;&quot;=&quot;&amp;IF([.G123]=&quot;IntegerProperty&quot;;&quot;int(&quot;&amp;[.F123]&amp;&quot;)&quot;;[.F123])&amp;&quot;,&quot;;&quot;&quot;)">
            <text:p/>
          </table:table-cell>
          <table:table-cell office:value-type="float" office:value="121" calcext:value-type="float">
            <text:p>121</text:p>
          </table:table-cell>
          <table:table-cell table:style-name="ce5" table:formula="of:=IF(NOT(ISBLANK([.B123]));[.F123];&quot;_&quot;)&amp;&quot;,&quot;" office:value-type="string" office:string-value="_," calcext:value-type="string">
            <text:p>_,</text:p>
          </table:table-cell>
          <table:table-cell table:formula="of:=IF(NOT(ISBLANK([.B123]));&quot;&quot;&quot;&quot;&amp;[.F123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2 term_jur_type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formula="of:=MID([.A124]; SEARCH(&quot; &quot;;[.A124])+1; LEN([.A124]))" office:value-type="string" office:string-value="term_jur_type" calcext:value-type="string">
            <text:p>term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4]));[.F124]&amp;&quot; = ndb.&quot;&amp;[.G124]&amp;&quot;()&quot;;&quot;&quot;)">
            <text:p/>
          </table:table-cell>
          <table:table-cell table:formula="of:=IF(NOT(ISBLANK([.B124]));[.F124]&amp;&quot;=&quot;&amp;IF([.G124]=&quot;IntegerProperty&quot;;&quot;int(&quot;&amp;[.F124]&amp;&quot;)&quot;;[.F124])&amp;&quot;,&quot;;&quot;&quot;)">
            <text:p/>
          </table:table-cell>
          <table:table-cell office:value-type="float" office:value="122" calcext:value-type="float">
            <text:p>122</text:p>
          </table:table-cell>
          <table:table-cell table:style-name="ce5" table:formula="of:=IF(NOT(ISBLANK([.B124]));[.F124];&quot;_&quot;)&amp;&quot;,&quot;" office:value-type="string" office:string-value="_," calcext:value-type="string">
            <text:p>_,</text:p>
          </table:table-cell>
          <table:table-cell table:formula="of:=IF(NOT(ISBLANK([.B124]));&quot;&quot;&quot;&quot;&amp;[.F124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 ring_epoch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25]; SEARCH(&quot; &quot;;[.A125])+1; LEN([.A125]))" office:value-type="string" office:string-value="ring_epoch" calcext:value-type="string">
            <text:p>ring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5]));[.F125]&amp;&quot; = ndb.&quot;&amp;[.G125]&amp;&quot;()&quot;;&quot;&quot;)">
            <text:p/>
          </table:table-cell>
          <table:table-cell table:formula="of:=IF(NOT(ISBLANK([.B125]));[.F125]&amp;&quot;=&quot;&amp;IF([.G125]=&quot;IntegerProperty&quot;;&quot;int(&quot;&amp;[.F125]&amp;&quot;)&quot;;[.F125])&amp;&quot;,&quot;;&quot;&quot;)">
            <text:p/>
          </table:table-cell>
          <table:table-cell office:value-type="float" office:value="123" calcext:value-type="float">
            <text:p>123</text:p>
          </table:table-cell>
          <table:table-cell table:style-name="ce5" table:formula="of:=IF(NOT(ISBLANK([.B125]));[.F125];&quot;_&quot;)&amp;&quot;,&quot;" office:value-type="string" office:string-value="_," calcext:value-type="string">
            <text:p>_,</text:p>
          </table:table-cell>
          <table:table-cell table:formula="of:=IF(NOT(ISBLANK([.B125]));&quot;&quot;&quot;&quot;&amp;[.F125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4 end_epoch</text:p>
          </table:table-cell>
          <table:table-cell table:number-columns-repeated="3"/>
          <table:table-cell table:style-name="ce2" office:value-type="float" office:value="1.45471314053488E+015" calcext:value-type="float">
            <text:p>1.45471314053488E+015</text:p>
          </table:table-cell>
          <table:table-cell table:formula="of:=MID([.A126]; SEARCH(&quot; &quot;;[.A126])+1; LEN([.A126]))" office:value-type="string" office:string-value="end_epoch" calcext:value-type="string">
            <text:p>end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6]));[.F126]&amp;&quot; = ndb.&quot;&amp;[.G126]&amp;&quot;()&quot;;&quot;&quot;)">
            <text:p/>
          </table:table-cell>
          <table:table-cell table:formula="of:=IF(NOT(ISBLANK([.B126]));[.F126]&amp;&quot;=&quot;&amp;IF([.G126]=&quot;IntegerProperty&quot;;&quot;int(&quot;&amp;[.F126]&amp;&quot;)&quot;;[.F126])&amp;&quot;,&quot;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5" table:formula="of:=IF(NOT(ISBLANK([.B126]));[.F126];&quot;_&quot;)&amp;&quot;,&quot;" office:value-type="string" office:string-value="_," calcext:value-type="string">
            <text:p>_,</text:p>
          </table:table-cell>
          <table:table-cell table:formula="of:=IF(NOT(ISBLANK([.B126]));&quot;&quot;&quot;&quot;&amp;[.F126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5 paid_user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27]; SEARCH(&quot; &quot;;[.A127])+1; LEN([.A127]))" office:value-type="string" office:string-value="paid_user" calcext:value-type="string">
            <text:p>pa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7]));[.F127]&amp;&quot; = ndb.&quot;&amp;[.G127]&amp;&quot;()&quot;;&quot;&quot;)">
            <text:p/>
          </table:table-cell>
          <table:table-cell table:formula="of:=IF(NOT(ISBLANK([.B127]));[.F127]&amp;&quot;=&quot;&amp;IF([.G127]=&quot;IntegerProperty&quot;;&quot;int(&quot;&amp;[.F127]&amp;&quot;)&quot;;[.F127])&amp;&quot;,&quot;;&quot;&quot;)">
            <text:p/>
          </table:table-cell>
          <table:table-cell office:value-type="float" office:value="125" calcext:value-type="float">
            <text:p>125</text:p>
          </table:table-cell>
          <table:table-cell table:style-name="ce5" table:formula="of:=IF(NOT(ISBLANK([.B127]));[.F127];&quot;_&quot;)&amp;&quot;,&quot;" office:value-type="string" office:string-value="_," calcext:value-type="string">
            <text:p>_,</text:p>
          </table:table-cell>
          <table:table-cell table:formula="of:=IF(NOT(ISBLANK([.B127]));&quot;&quot;&quot;&quot;&amp;[.F127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6 rpid_user</text:p>
          </table:table-cell>
          <table:table-cell table:number-columns-repeated="3"/>
          <table:table-cell table:style-name="ce2" office:value-type="string" calcext:value-type="string">
            <text:p>NULL</text:p>
          </table:table-cell>
          <table:table-cell table:formula="of:=MID([.A128]; SEARCH(&quot; &quot;;[.A128])+1; LEN([.A128]))" office:value-type="string" office:string-value="rpid_user" calcext:value-type="string">
            <text:p>rp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8]));[.F128]&amp;&quot; = ndb.&quot;&amp;[.G128]&amp;&quot;()&quot;;&quot;&quot;)">
            <text:p/>
          </table:table-cell>
          <table:table-cell table:formula="of:=IF(NOT(ISBLANK([.B128]));[.F128]&amp;&quot;=&quot;&amp;IF([.G128]=&quot;IntegerProperty&quot;;&quot;int(&quot;&amp;[.F128]&amp;&quot;)&quot;;[.F128])&amp;&quot;,&quot;;&quot;&quot;)">
            <text:p/>
          </table:table-cell>
          <table:table-cell office:value-type="float" office:value="126" calcext:value-type="float">
            <text:p>126</text:p>
          </table:table-cell>
          <table:table-cell table:style-name="ce5" table:formula="of:=IF(NOT(ISBLANK([.B128]));[.F128];&quot;_&quot;)&amp;&quot;,&quot;" office:value-type="string" office:string-value="_," calcext:value-type="string">
            <text:p>_,</text:p>
          </table:table-cell>
          <table:table-cell table:formula="of:=IF(NOT(ISBLANK([.B128]));&quot;&quot;&quot;&quot;&amp;[.F128]&amp;&quot;&quot;&quot;,&quot;;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7 timeout_typ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formula="of:=MID([.A129]; SEARCH(&quot; &quot;;[.A129])+1; LEN([.A129]))" office:value-type="string" office:string-value="timeout_type" calcext:value-type="string">
            <text:p>timeout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9]));[.F129]&amp;&quot; = ndb.&quot;&amp;[.G129]&amp;&quot;()&quot;;&quot;&quot;)">
            <text:p/>
          </table:table-cell>
          <table:table-cell table:formula="of:=IF(NOT(ISBLANK([.B129]));[.F129]&amp;&quot;=&quot;&amp;IF([.G129]=&quot;IntegerProperty&quot;;&quot;int(&quot;&amp;[.F129]&amp;&quot;)&quot;;[.F129])&amp;&quot;,&quot;;&quot;&quot;)">
            <text:p/>
          </table:table-cell>
          <table:table-cell office:value-type="float" office:value="127" calcext:value-type="float">
            <text:p>127</text:p>
          </table:table-cell>
          <table:table-cell table:style-name="ce5" table:formula="of:=IF(NOT(ISBLANK([.B129]));[.F129];&quot;_&quot;)&amp;&quot;,&quot;" office:value-type="string" office:string-value="_," calcext:value-type="string">
            <text:p>_,</text:p>
          </table:table-cell>
          <table:table-cell table:formula="of:=IF(NOT(ISBLANK([.B129]));&quot;&quot;&quot;&quot;&amp;[.F129]&amp;&quot;&quot;&quot;,&quot;;&quot;&quot;)">
            <text:p/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office:value-type="float" office:value="487" calcext:value-type="float">
            <text:p>487</text:p>
          </table:table-cell>
          <table:table-cell/>
          <table:table-cell table:style-name="ce3" office:value-type="string" calcext:value-type="string">
            <text:p>IntegerProperty</text:p>
          </table:table-cell>
          <table:table-cell table:formula="of:==IF(NOT(ISBLANK([.B130]));[.F130]&amp;&quot; = ndb.&quot;&amp;[.G130]&amp;&quot;()&quot;;&quot;&quot;)">
            <text:p/>
          </table:table-cell>
          <table:table-cell table:formula="of:=IF(NOT(ISBLANK([.B130]));[.F130]&amp;&quot;=&quot;&amp;IF([.G130]=&quot;IntegerProperty&quot;;&quot;int(&quot;&amp;[.F130]&amp;&quot;)&quot;;[.F130])&amp;&quot;,&quot;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5" table:formula="of:=IF(NOT(ISBLANK([.B130]));[.F130];&quot;_&quot;)&amp;&quot;,&quot;" office:value-type="string" office:string-value="_," calcext:value-type="string">
            <text:p>_,</text:p>
          </table:table-cell>
          <table:table-cell table:formula="of:=IF(NOT(ISBLANK([.B130]));&quot;&quot;&quot;&quot;&amp;[.F130]&amp;&quot;&quot;&quot;,&quot;;&quot;&quot;)">
            <text:p/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ORIGINATOR_CANCEL</text:p>
          </table:table-cell>
          <table:table-cell/>
          <table:table-cell table:style-name="ce3" office:value-type="string" calcext:value-type="string">
            <text:p>StringProperty</text:p>
          </table:table-cell>
          <table:table-cell table:formula="of:==IF(NOT(ISBLANK([.B131]));[.F131]&amp;&quot; = ndb.&quot;&amp;[.G131]&amp;&quot;()&quot;;&quot;&quot;)">
            <text:p/>
          </table:table-cell>
          <table:table-cell table:formula="of:=IF(NOT(ISBLANK([.B131]));[.F131]&amp;&quot;=&quot;&amp;IF([.G131]=&quot;IntegerProperty&quot;;&quot;int(&quot;&amp;[.F131]&amp;&quot;)&quot;;[.F131])&amp;&quot;,&quot;;&quot;&quot;)">
            <text:p/>
          </table:table-cell>
          <table:table-cell office:value-type="float" office:value="129" calcext:value-type="float">
            <text:p>129</text:p>
          </table:table-cell>
          <table:table-cell table:style-name="ce5" table:formula="of:=IF(NOT(ISBLANK([.B131]));[.F131];&quot;_&quot;)&amp;&quot;,&quot;" office:value-type="string" office:string-value="_," calcext:value-type="string">
            <text:p>_,</text:p>
          </table:table-cell>
          <table:table-cell table:formula="of:=IF(NOT(ISBLANK([.B131]));&quot;&quot;&quot;&quot;&amp;[.F131]&amp;&quot;&quot;&quot;,&quot;;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 table:formula="of:=IF(NOT(ISBLANK([.B132]));[.F132]&amp;&quot;=&quot;&amp;IF([.G132]=&quot;IntegerProperty&quot;;&quot;int(&quot;&amp;[.F132]&amp;&quot;)&quot;;[.F132])&amp;&quot;,&quot;;&quot;&quot;)">
            <text:p/>
          </table:table-cell>
          <table:table-cell office:value-type="float" office:value="130" calcext:value-type="float">
            <text:p>130</text:p>
          </table:table-cell>
          <table:table-cell table:style-name="ce5" table:formula="of:=IF(NOT(ISBLANK([.B132]));[.F132];&quot;_&quot;)&amp;&quot;,&quot;" office:value-type="string" office:string-value="_," calcext:value-type="string">
            <text:p>_,</text:p>
          </table:table-cell>
          <table:table-cell table:formula="of:=IF(NOT(ISBLANK([.B132]));&quot;&quot;&quot;&quot;&amp;[.F132]&amp;&quot;&quot;&quot;,&quot;;&quot;&quot;)">
            <text:p/>
          </table:table-cell>
          <table:table-cell table:number-columns-repeated="101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<text:s/>id <text:s text:c="47"/>| bigint <text:s text:c="18"/>| default nextval('client_cdr_new_id_seq'::reg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sequence_number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ersion_number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type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nection_type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ession_id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rt_time_of_date <text:s text:c="31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swer_time_of_date <text:s text:c="3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tod <text:s text:c="38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inutes_west_of_greenwich_mean_time <text:s text:c="14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_from_protocol_stack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nary_value_of_release_cause_from_protocol_stack 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rst_release_dialogue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orig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orig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all_id <text:s text:c="30"/>| character varying(3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term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term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all_id <text:s text:c="3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nal_route_indication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ing_digits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duration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dd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time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duration_in_m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f_id <text:s text:c="4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type <text:s text:c="40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id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i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_table_id <text:s text:c="2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_id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 <text:s text:c="30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 <text:s text:c="2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time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result <text:s text:c="2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ost <text:s text:c="30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 <text:s text:c="45"/>| timestamp with time zone | default ('now'::text)::timestamp(0) with time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id <text:s text:c="40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able_id <text:s text:c="2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 <text:s text:c="38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st <text:s text:c="38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time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id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_id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six_second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minutes <text:s text:c="30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result <text:s text:c="31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bill_minutes <text:s text:c="29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dnis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dnis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dnis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anslation_ani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i_code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nis_code_id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em_id <text:s text:c="4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id <text:s text:c="3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id <text:s text:c="3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rate_time <text:s text:c="38"/>| timestamp with time zone 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effective_date <text:s text:c="22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effective_date <text:s text:c="23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erro_string <text:s text:c="31"/>| text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lan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ynamic_rout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ic_route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tract_id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id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type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number_vendor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np_dipping_cost <text:s text:c="33"/>| numeric(10,8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final_call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sr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cd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refix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manual_kill <text:s text:c="35"/>| boolean <text:s text:c="17"/>| default fa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all_duration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type <text:s text:c="39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mpaign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ax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id <text:s text:c="4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rate <text:s text:c="39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cost <text:s text:c="39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epoch <text:s text:c="39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d_epoch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r_id <text:s text:c="4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p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out_type <text:s text:c="37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4_trig_client_cdr_insert BEFORE INSERT ON client_cdr FOR EACH ROW EXECUTE PROCEDURE class4_trigfun_cdr_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hild tables: 183 (Use \d+ to list them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4_iplink=# <text:s text:c="4"/></text:p>
          </table:table-cell>
          <table:table-cell table:number-columns-repeated="102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default nextval('client_cdr_new_id_seq'::regclass)</text:p>
          </table:table-cell>
        </table:table-row>
        <table:table-row table:style-name="ro1">
          <table:table-cell office:value-type="string" calcext:value-type="string">
            <text:p>record_sequen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ers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cord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onnection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lease_caus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start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answer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release_tod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minutes_west_of_greenwich_mean_tim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binary_value_of_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first_release_dialogu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runk_id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call_id</text:p>
          </table:table-cell>
          <table:table-cell office:value-type="string" calcext:value-type="string">
            <text:p>character varying(3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id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call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final_route_indic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outing_digit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d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tim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callduration_in_m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f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in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client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cli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 with time zone</text:p>
          </table:table-cell>
          <table:table-cell office:value-type="string" calcext:value-type="string">
            <text:p>default ('now'::text)::timestamp(0) with time zone</text:p>
          </table:table-cell>
        </table:table-row>
        <table:table-row table:style-name="ro1">
          <table:table-cell office:value-type="string" calcext:value-type="string">
            <text:p>e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egress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egress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six_second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in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rn_dni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ranslation_ani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ani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nis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erate_time</text:p>
          </table:table-cell>
          <table:table-cell office:value-type="string" calcext:value-type="string">
            <text:p>timestamp with time zone</text:p>
          </table:table-cell>
          <table:table-cell/>
        </table:table-row>
        <table:table-row table:style-name="ro1">
          <table:table-cell office:value-type="string" calcext:value-type="string">
            <text:p>orig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erro_strin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route_pla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ynam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tat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tract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lrn_number_vendor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np_dipping_cost</text:p>
          </table:table-cell>
          <table:table-cell office:value-type="string" calcext:value-type="string">
            <text:p>numeric(10,8)</text:p>
          </table:table-cell>
          <table:table-cell/>
        </table:table-row>
        <table:table-row table:style-name="ro1">
          <table:table-cell office:value-type="string" calcext:value-type="string">
            <text:p>is_final_call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code_asr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code_acd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route_prefix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s_manual_ki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</table:table-row>
        <table:table-row table:style-name="ro1">
          <table:table-cell office:value-type="string" calcext:value-type="string">
            <text:p>orig_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rig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campaig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ag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orig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nd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par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a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p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imeout_type</text:p>
          </table:table-cell>
          <table:table-cell office:value-type="string" calcext:value-type="string">
            <text:p>small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fill-character> </loext:fill-character>
      <number:text>- </number:text>
    </number:number-style>
    <number:text-style style:name="N10125" number:language="en" number:country="N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01:40:02.383175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i shan Kwong</meta:initial-creator>
    <dc:creator>Radomirs Cirskis</dc:creator>
    <meta:creation-date>2014-10-16T11:16:06</meta:creation-date>
    <dc:date>2016-02-14T07:10:01.245257985</dc:date>
    <meta:generator>LibreOffice/5.0.3.2$Linux_X86_64 LibreOffice_project/00m0$Build-2</meta:generator>
    <meta:editing-duration>P3DT11H35M47S</meta:editing-duration>
    <meta:editing-cycles>6</meta:editing-cycles>
    <meta:document-statistic meta:table-count="3" meta:cell-count="1651" meta:object-count="0"/>
    <meta:user-defined meta:name="AppVersion">14.0300</meta:user-defined>
    <meta:user-defined meta:name="Company">xx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